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 style:font-family-generic="modern" style:font-pitch="fixed"/>
    <style:font-face style:name="Droid Sans1" svg:font-family="'Droid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9.514cm" style:rel-width="100%" table:align="left"/>
    </style:style>
    <style:style style:name="Table2.A" style:family="table-column">
      <style:table-column-properties style:column-width="4.336cm" style:rel-column-width="2458*"/>
    </style:style>
    <style:style style:name="Table2.B" style:family="table-column">
      <style:table-column-properties style:column-width="5.179cm" style:rel-column-width="2936*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loext:graphic-properties draw:fill="none" draw:fill-color="#ffffff"/>
      <style:paragraph-properties fo:background-color="transparent"/>
      <style:text-properties style:font-name="FreeMono" officeooo:rsid="001fb571" officeooo:paragraph-rsid="001fb571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1fb571"/>
    </style:style>
    <style:style style:name="P3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1fb571" officeooo:paragraph-rsid="001fb571"/>
    </style:style>
    <style:style style:name="P4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3b942c"/>
    </style:style>
    <style:style style:name="P5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3f94b8"/>
    </style:style>
    <style:style style:name="P6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47b336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2a6c16" officeooo:paragraph-rsid="002a6c16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2d925a" officeooo:paragraph-rsid="002d925a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30ec2e" officeooo:paragraph-rsid="0030ec2e"/>
    </style:style>
    <style:style style:name="P10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3410ee" officeooo:paragraph-rsid="003410ee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346489" officeooo:paragraph-rsid="00346489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35d874" officeooo:paragraph-rsid="0035d874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3693af" officeooo:paragraph-rsid="003693af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37d51a" officeooo:paragraph-rsid="0037d51a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1adfc" officeooo:paragraph-rsid="0021adfc" style:font-weight-asian="bold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21eed" officeooo:paragraph-rsid="00221eed" style:font-weight-asian="bold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30f57" officeooo:paragraph-rsid="00230f57" style:font-weight-asian="bold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4e6a4" officeooo:paragraph-rsid="0024e6a4" style:font-weight-asian="bold" style:font-weight-complex="bold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5993b" officeooo:paragraph-rsid="0025993b" style:font-weight-asian="bold" style:font-weight-complex="bold"/>
    </style:style>
    <style:style style:name="P20" style:family="paragraph" style:parent-style-name="Table_20_Contents">
      <loext:graphic-properties draw:fill="none" draw:fill-color="#ffffff"/>
      <style:paragraph-properties fo:background-color="transparent"/>
      <style:text-properties style:font-name="FreeMono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style:font-name="FreeMono" officeooo:paragraph-rsid="003f94b8"/>
    </style:style>
    <style:style style:name="P22" style:family="paragraph" style:parent-style-name="Table_20_Heading">
      <loext:graphic-properties draw:fill="none" draw:fill-color="#ffffff"/>
      <style:paragraph-properties fo:background-color="transparent"/>
      <style:text-properties style:font-name="FreeMono"/>
    </style:style>
    <style:style style:name="P23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/>
      <style:text-properties officeooo:rsid="001fb571" officeooo:paragraph-rsid="0045cd82"/>
    </style:style>
    <style:style style:name="P24" style:family="paragraph" style:parent-style-name="Standard">
      <loext:graphic-properties draw:fill="none" draw:fill-color="#ffffff"/>
      <style:paragraph-properties fo:background-color="transparent"/>
      <style:text-properties officeooo:rsid="001fb571" officeooo:paragraph-rsid="001fb571"/>
    </style:style>
    <style:style style:name="P25" style:family="paragraph" style:parent-style-name="Standard">
      <loext:graphic-properties draw:fill="none" draw:fill-color="#ffffff"/>
      <style:paragraph-properties fo:background-color="transparent"/>
      <style:text-properties officeooo:rsid="001fb571" officeooo:paragraph-rsid="0048ea15"/>
    </style:style>
    <style:style style:name="P26" style:family="paragraph" style:parent-style-name="Standard">
      <loext:graphic-properties draw:fill="none" draw:fill-color="#ffffff"/>
      <style:paragraph-properties fo:background-color="transparent"/>
      <style:text-properties officeooo:rsid="001fb571" officeooo:paragraph-rsid="003b942c"/>
    </style:style>
    <style:style style:name="P27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1fb571"/>
    </style:style>
    <style:style style:name="P28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3b942c"/>
    </style:style>
    <style:style style:name="P29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3f94b8"/>
    </style:style>
    <style:style style:name="P30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47b336"/>
    </style:style>
    <style:style style:name="P31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48ea15"/>
    </style:style>
    <style:style style:name="P32" style:family="paragraph" style:parent-style-name="Standard">
      <loext:graphic-properties draw:fill="none" draw:fill-color="#ffffff"/>
      <style:paragraph-properties fo:background-color="transparent"/>
      <style:text-properties fo:color="#008000" loext:opacity="100%" style:font-name="FreeMono" officeooo:rsid="001fb571" officeooo:paragraph-rsid="003b942c"/>
    </style:style>
    <style:style style:name="P33" style:family="paragraph" style:parent-style-name="Standard">
      <loext:graphic-properties draw:fill="none" draw:fill-color="#ffffff"/>
      <style:paragraph-properties fo:background-color="transparent"/>
      <style:text-properties fo:color="#008000" loext:opacity="100%" style:font-name="FreeMono" officeooo:rsid="001fb571" officeooo:paragraph-rsid="0048ea15"/>
    </style:style>
    <style:style style:name="P34" style:family="paragraph" style:parent-style-name="Standard">
      <loext:graphic-properties draw:fill="none" draw:fill-color="#ffffff"/>
      <style:paragraph-properties fo:background-color="transparent"/>
      <style:text-properties fo:color="#ff0000" loext:opacity="100%" style:font-name="FreeMono" officeooo:rsid="001fb571" officeooo:paragraph-rsid="001fb571"/>
    </style:style>
    <style:style style:name="P35" style:family="paragraph" style:parent-style-name="Standard">
      <loext:graphic-properties draw:fill="solid" draw:fill-color="#468a1a" draw:opacity="100%"/>
      <style:paragraph-properties fo:text-align="center" style:justify-single-word="false" fo:background-color="#468a1a"/>
      <style:text-properties fo:color="#ffffff" loext:opacity="100%" style:font-name="FreeMono" fo:font-size="12pt" fo:font-weight="bold" officeooo:rsid="001fb571" officeooo:paragraph-rsid="001fb571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 draw:fill-color="#ffffff"/>
      <style:paragraph-properties fo:background-color="transparent"/>
      <style:text-properties fo:font-weight="bold" style:font-weight-asian="bold" style:font-weight-complex="bold"/>
    </style:style>
    <style:style style:name="P37" style:family="paragraph" style:parent-style-name="Standard">
      <loext:graphic-properties draw:fill="none" draw:fill-color="#ffffff"/>
      <style:paragraph-properties fo:background-color="transparent"/>
      <style:text-properties fo:color="#000000" loext:opacity="100%" style:font-name="FreeMono" officeooo:rsid="001fb571" officeooo:paragraph-rsid="0048ea15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3b942c" officeooo:paragraph-rsid="004a2490" style:font-weight-asian="bold" style:font-weight-complex="bold"/>
    </style:style>
    <style:style style:name="P39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7b835" officeooo:paragraph-rsid="004bf8b2" style:font-weight-asian="bold" style:font-weight-complex="bold"/>
    </style:style>
    <style:style style:name="P40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91dd8" officeooo:paragraph-rsid="00291dd8" style:font-weight-asian="bold" style:font-weight-complex="bold"/>
    </style:style>
    <style:style style:name="P41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b816a" officeooo:paragraph-rsid="002b816a" style:font-weight-asian="bold" style:font-weight-complex="bold"/>
    </style:style>
    <style:style style:name="P42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cc77f" officeooo:paragraph-rsid="004bf8b2" style:font-weight-asian="bold" style:font-weight-complex="bold"/>
    </style:style>
    <style:style style:name="P43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2d7b20" officeooo:paragraph-rsid="002d7b20" style:font-weight-asian="bold" style:font-weight-complex="bold"/>
    </style:style>
    <style:style style:name="P44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31bc92" officeooo:paragraph-rsid="0031bc92" style:font-weight-asian="bold" style:font-weight-complex="bold"/>
    </style:style>
    <style:style style:name="P45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31bc92" officeooo:paragraph-rsid="004db592" style:font-weight-asian="bold" style:font-weight-complex="bold"/>
    </style:style>
    <style:style style:name="P46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326fdb" officeooo:paragraph-rsid="00326fdb" style:font-weight-asian="bold" style:font-weight-complex="bold"/>
    </style:style>
    <style:style style:name="P47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fo:font-weight="bold" officeooo:rsid="003410ee" officeooo:paragraph-rsid="003410ee" style:font-weight-asian="bold" style:font-weight-complex="bold"/>
    </style:style>
    <style:style style:name="P48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1fb571"/>
    </style:style>
    <style:style style:name="P49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3b942c"/>
    </style:style>
    <style:style style:name="P50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4a2490"/>
    </style:style>
    <style:style style:name="P51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4bf8b2"/>
    </style:style>
    <style:style style:name="P52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3f94b8"/>
    </style:style>
    <style:style style:name="P53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1fb571" officeooo:paragraph-rsid="004db592"/>
    </style:style>
    <style:style style:name="P54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2543be" officeooo:paragraph-rsid="002543be"/>
    </style:style>
    <style:style style:name="P55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274165" officeooo:paragraph-rsid="00274165"/>
    </style:style>
    <style:style style:name="P56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27b835" officeooo:paragraph-rsid="0027b835"/>
    </style:style>
    <style:style style:name="P57" style:family="paragraph" style:parent-style-name="Standard">
      <loext:graphic-properties draw:fill="none" draw:fill-color="#ffffff"/>
      <style:paragraph-properties fo:background-color="transparent"/>
      <style:text-properties style:font-name="FreeMono" officeooo:rsid="004a2490" officeooo:paragraph-rsid="004a2490"/>
    </style:style>
    <style:style style:name="P58" style:family="paragraph" style:parent-style-name="Standard">
      <loext:graphic-properties draw:fill="none" draw:fill-color="#ffffff"/>
      <style:paragraph-properties fo:background-color="transparent"/>
      <style:text-properties style:font-name="FreeMono" officeooo:paragraph-rsid="003f94b8"/>
    </style:style>
    <style:style style:name="P59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2a6c16" officeooo:paragraph-rsid="004bf8b2"/>
    </style:style>
    <style:style style:name="P60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2d925a" officeooo:paragraph-rsid="004bf8b2"/>
    </style:style>
    <style:style style:name="P61" style:family="paragraph" style:parent-style-name="Standard">
      <loext:graphic-properties draw:fill="none" draw:fill-color="#ffffff" draw:opacity="100%"/>
      <style:paragraph-properties fo:background-color="transparent"/>
      <style:text-properties style:font-name="FreeMono" officeooo:rsid="0030ec2e" officeooo:paragraph-rsid="004bf8b2"/>
    </style:style>
    <style:style style:name="P62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4a2490"/>
    </style:style>
    <style:style style:name="P63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4bf8b2"/>
    </style:style>
    <style:style style:name="P64" style:family="paragraph" style:parent-style-name="Standard">
      <loext:graphic-properties draw:fill="none" draw:fill-color="#ffffff"/>
      <style:paragraph-properties fo:background-color="transparent"/>
      <style:text-properties fo:color="#a52a2a" loext:opacity="100%" style:font-name="FreeMono" officeooo:rsid="001fb571" officeooo:paragraph-rsid="004db592"/>
    </style:style>
    <style:style style:name="P65" style:family="paragraph" style:parent-style-name="Standard">
      <loext:graphic-properties draw:fill="none" draw:fill-color="#ffffff" draw:opacity="100%"/>
      <style:paragraph-properties fo:background-color="transparent"/>
      <style:text-properties fo:color="#a52a2a" loext:opacity="100%" style:font-name="FreeMono" fo:font-weight="bold" officeooo:rsid="001fb571" officeooo:paragraph-rsid="004bf8b2" style:font-weight-asian="bold" style:font-weight-complex="bold"/>
    </style:style>
    <style:style style:name="P66" style:family="paragraph" style:parent-style-name="Standard">
      <loext:graphic-properties draw:fill="none" draw:fill-color="#ffffff" draw:opacity="100%"/>
      <style:paragraph-properties fo:background-color="transparent"/>
      <style:text-properties fo:color="#a52a2a" loext:opacity="100%" style:font-name="FreeMono" fo:font-weight="bold" officeooo:rsid="003410ee" officeooo:paragraph-rsid="004db592" style:font-weight-asian="bold" style:font-weight-complex="bold"/>
    </style:style>
    <style:style style:name="P67" style:family="paragraph" style:parent-style-name="Standard">
      <loext:graphic-properties draw:fill="none" draw:fill-color="#ffffff"/>
      <style:paragraph-properties fo:background-color="transparent"/>
      <style:text-properties officeooo:rsid="001fb571" officeooo:paragraph-rsid="004bf8b2"/>
    </style:style>
    <style:style style:name="P68" style:family="paragraph" style:parent-style-name="Standard">
      <loext:graphic-properties draw:fill="none" draw:fill-color="#ffffff" draw:opacity="100%"/>
      <style:paragraph-properties fo:background-color="transparent"/>
      <style:text-properties fo:font-weight="bold" officeooo:rsid="002b816a" officeooo:paragraph-rsid="002b816a" style:font-weight-asian="bold" style:font-weight-complex="bold"/>
    </style:style>
    <style:style style:name="P6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background-color="transparent"/>
      <style:text-properties style:font-name="FreeMono"/>
    </style:style>
    <style:style style:name="P7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background-color="transparent"/>
      <style:text-properties style:font-name="FreeMono" officeooo:paragraph-rsid="004bf8b2"/>
    </style:style>
    <style:style style:name="P71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style:font-name="FreeMono" fo:font-weight="bold" officeooo:rsid="00291dd8" officeooo:paragraph-rsid="004bf8b2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FreeMono"/>
    </style:style>
    <style:style style:name="T3" style:family="text">
      <style:text-properties fo:color="#000000" loext:opacity="100%" officeooo:rsid="0048ea15"/>
    </style:style>
    <style:style style:name="T4" style:family="text">
      <style:text-properties fo:color="#000000" loext:opacity="100%" officeooo:rsid="001fb571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weight="bold"/>
    </style:style>
    <style:style style:name="T7" style:family="text">
      <style:text-properties fo:color="#ff0000" loext:opacity="100%" style:font-name="FreeMono"/>
    </style:style>
    <style:style style:name="T8" style:family="text">
      <style:text-properties fo:color="#ff0000" loext:opacity="100%" officeooo:rsid="001fb571"/>
    </style:style>
    <style:style style:name="T9" style:family="text">
      <style:text-properties fo:color="#0000cd" loext:opacity="100%"/>
    </style:style>
    <style:style style:name="T10" style:family="text">
      <style:text-properties fo:color="#0000cd" loext:opacity="100%" officeooo:rsid="0047b336"/>
    </style:style>
    <style:style style:name="T11" style:family="text">
      <style:text-properties fo:color="#0000cd" loext:opacity="100%" style:font-name="FreeMono"/>
    </style:style>
    <style:style style:name="T12" style:family="text">
      <style:text-properties fo:color="#0000cd" loext:opacity="100%" officeooo:rsid="0048ea15"/>
    </style:style>
    <style:style style:name="T13" style:family="text">
      <style:text-properties fo:color="#0000cd" loext:opacity="100%" officeooo:rsid="004a2490"/>
    </style:style>
    <style:style style:name="T14" style:family="text">
      <style:text-properties fo:color="#0000cd" loext:opacity="100%" officeooo:rsid="001fb571"/>
    </style:style>
    <style:style style:name="T15" style:family="text">
      <style:text-properties fo:color="#0000cd" loext:opacity="100%" officeooo:rsid="004bf8b2"/>
    </style:style>
    <style:style style:name="T16" style:family="text">
      <style:text-properties fo:color="#a52a2a" loext:opacity="100%"/>
    </style:style>
    <style:style style:name="T17" style:family="text">
      <style:text-properties fo:color="#a52a2a" loext:opacity="100%" style:font-name="FreeMono"/>
    </style:style>
    <style:style style:name="T18" style:family="text">
      <style:text-properties fo:color="#a52a2a" loext:opacity="100%" officeooo:rsid="0048ea15"/>
    </style:style>
    <style:style style:name="T19" style:family="text">
      <style:text-properties fo:color="#008000" loext:opacity="100%"/>
    </style:style>
    <style:style style:name="T20" style:family="text">
      <style:text-properties fo:color="#008000" loext:opacity="100%" fo:font-style="italic" style:font-style-asian="italic" style:font-style-complex="italic"/>
    </style:style>
    <style:style style:name="T21" style:family="text">
      <style:text-properties fo:color="#008000" loext:opacity="100%" fo:font-style="normal" style:font-style-asian="normal" style:font-style-complex="normal"/>
    </style:style>
    <style:style style:name="T22" style:family="text">
      <style:text-properties officeooo:rsid="0037d51a"/>
    </style:style>
    <style:style style:name="T23" style:family="text">
      <style:text-properties officeooo:rsid="003b942c"/>
    </style:style>
    <style:style style:name="T24" style:family="text">
      <style:text-properties style:font-name="FreeMono"/>
    </style:style>
    <style:style style:name="T25" style:family="text">
      <style:text-properties style:font-name="FreeMono" officeooo:rsid="003b942c"/>
    </style:style>
    <style:style style:name="T26" style:family="text">
      <style:text-properties officeooo:rsid="0048ea15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SS</text:p>
      <text:p text:style-name="P36">Sintax</text:p>
      <text:p text:style-name="P31">body <text:span text:style-name="T1">{</text:span></text:p>
      <text:p text:style-name="P31"><text:span text:style-name="T5"><text:s text:c="2"/></text:span><text:span text:style-name="T12">code</text:span><text:span text:style-name="T1">;</text:span></text:p>
      <text:p text:style-name="P37">}</text:p>
      <text:p text:style-name="P15">Selectors</text:p>
      <text:p text:style-name="P27"><text:span text:style-name="T3">id - </text:span>#<text:span text:style-name="T26">label</text:span> <text:span text:style-name="T1">{}</text:span></text:p>
      <text:p text:style-name="P2"><text:span text:style-name="T18">class - </text:span><text:span text:style-name="T16">.</text:span><text:span text:style-name="T18">label</text:span><text:span text:style-name="T16"> </text:span><text:span text:style-name="T1">{}</text:span></text:p>
      <text:p text:style-name="P16">Comment<text:span text:style-name="T26">s</text:span></text:p>
      <text:p text:style-name="P32">/* This is a single-line comment */</text:p>
      <text:p text:style-name="P33">/* This is<text:line-break/>a multi-line comment */</text:p>
      <text:p text:style-name="P17">Colors</text:p>
      <text:p text:style-name="P25"><text:span text:style-name="T24">rgb(</text:span><text:span text:style-name="Emphasis"><text:span text:style-name="T24">red,</text:span></text:span><text:span text:style-name="T24"> </text:span><text:span text:style-name="Emphasis"><text:span text:style-name="T24">green</text:span></text:span><text:span text:style-name="T24">, </text:span><text:span text:style-name="Emphasis"><text:span text:style-name="T24">blue</text:span></text:span><text:span text:style-name="T24">)</text:span></text:p>
      <text:p text:style-name="P25"><text:span text:style-name="T24">rgba(</text:span><text:span text:style-name="Emphasis"><text:span text:style-name="T24">red,</text:span></text:span><text:span text:style-name="T24"> </text:span><text:span text:style-name="Emphasis"><text:span text:style-name="T24">green</text:span></text:span><text:span text:style-name="T24">, </text:span><text:span text:style-name="Emphasis"><text:span text:style-name="T24">blue, alpha</text:span></text:span><text:span text:style-name="T24">)</text:span></text:p>
      <text:p text:style-name="P24"><text:span text:style-name="T24">#</text:span><text:span text:style-name="Emphasis"><text:span text:style-name="T24">rrggbb<text:tab/></text:span></text:span><text:span text:style-name="T24">#</text:span><text:span text:style-name="Emphasis"><text:span text:style-name="T24">rgb</text:span></text:span></text:p>
      <text:p text:style-name="P24"><text:span text:style-name="T24">hsl(</text:span><text:span text:style-name="Emphasis"><text:span text:style-name="T24">hue</text:span></text:span><text:span text:style-name="T24">, </text:span><text:span text:style-name="Emphasis"><text:span text:style-name="T24">saturation</text:span></text:span><text:span text:style-name="T24">, </text:span><text:span text:style-name="Emphasis"><text:span text:style-name="T24">lightness</text:span></text:span><text:span text:style-name="T24">)</text:span></text:p>
      <text:p text:style-name="P26"><text:span text:style-name="T24">hsl</text:span><text:span text:style-name="T25">a</text:span><text:span text:style-name="T24">(</text:span><text:span text:style-name="Emphasis"><text:span text:style-name="T24">hue</text:span></text:span><text:span text:style-name="T24">, </text:span><text:span text:style-name="Emphasis"><text:span text:style-name="T24">saturation</text:span></text:span><text:span text:style-name="T24">, </text:span><text:span text:style-name="Emphasis"><text:span text:style-name="T24">lightness, </text:span></text:span><text:span text:style-name="Emphasis"><text:span text:style-name="T25">alpha</text:span></text:span><text:span text:style-name="T24">)</text:span></text:p>
      <text:p text:style-name="P18">Backgrounds</text:p>
      <text:p text:style-name="P28"><text:span text:style-name="T5">background-color</text:span><text:span text:style-name="T1">:</text:span><text:span text:style-name="T9"> </text:span><text:span text:style-name="T12">color</text:span><text:span text:style-name="T1">;</text:span></text:p>
      <text:p text:style-name="P28"><text:span text:style-name="T5">opacity</text:span><text:span text:style-name="T1">:</text:span><text:span text:style-name="T9"> </text:span><text:span text:style-name="T12">0.0 to 1.0</text:span><text:span text:style-name="T1">;</text:span></text:p>
      <text:p text:style-name="P28"><text:span text:style-name="T5">background-image</text:span><text:span text:style-name="T1">:</text:span><text:span text:style-name="T9"> url()</text:span><text:span text:style-name="T1">;</text:span></text:p>
      <text:p text:style-name="P28"><text:span text:style-name="T5">background-repeat</text:span><text:span text:style-name="T1">:</text:span><text:span text:style-name="T9"> </text:span><text:span text:style-name="T12">repeat/</text:span><text:span text:style-name="T9">repeat-x/</text:span><text:span text:style-name="T12">repeat-y/</text:span><text:span text:style-name="T9">no-repeat</text:span><text:span text:style-name="T1">;</text:span></text:p>
      <text:p text:style-name="P28"><text:span text:style-name="T5">background-position</text:span><text:span text:style-name="T1">:</text:span><text:span text:style-name="T9"> right/top/</text:span><text:span text:style-name="T13">left/right</text:span><text:span text:style-name="T1">;</text:span></text:p>
      <text:p text:style-name="P28"><text:span text:style-name="T5">background-attachment</text:span><text:span text:style-name="T1">:</text:span><text:span text:style-name="T9"> fixed/</text:span><text:span text:style-name="T13">scroll</text:span><text:span text:style-name="T1">;</text:span></text:p>
      <text:p text:style-name="P54"><text:span text:style-name="T27">Borders</text:span></text:p>
      <text:p text:style-name="P28"><text:span text:style-name="T5">border-style</text:span><text:span text:style-name="T1">:</text:span><text:span text:style-name="T9"> dotted dashed solid double</text:span><text:span text:style-name="T1">;</text:span></text:p>
      <text:p text:style-name="P4"><text:span text:style-name="T5">border-width</text:span><text:span text:style-name="T1">:</text:span><text:span text:style-name="T9"> </text:span><text:span text:style-name="T13">5</text:span><text:span text:style-name="T9">px</text:span><text:span text:style-name="T1">;</text:span></text:p>
      <text:p text:style-name="P4"><text:span text:style-name="T5">border-width</text:span><text:span text:style-name="T1">:</text:span><text:span text:style-name="T9"> 5px 20px</text:span><text:span text:style-name="T1">;</text:span><text:span text:style-name="T20">*5px top</text:span><text:span text:style-name="T21">/</text:span><text:span text:style-name="T19">bottom, 20px sides */</text:span></text:p>
      <text:p text:style-name="P4"><text:span text:style-name="T5">border-width</text:span><text:span text:style-name="T1">:</text:span><text:span text:style-name="T9"> 25px 10px 4px 35px</text:span><text:span text:style-name="T1">;</text:span><text:span text:style-name="T5"> </text:span><text:span text:style-name="T19">/* 25px top, 10px right, 4px bottom and 35px left */</text:span></text:p>
      <text:p text:style-name="P4"><text:span text:style-name="T5">border-color</text:span><text:span text:style-name="T1">:</text:span><text:span text:style-name="T9"> red</text:span><text:span text:style-name="T1">;</text:span></text:p>
      <text:p text:style-name="P4"><text:span text:style-name="T5">border-color</text:span><text:span text:style-name="T1">:</text:span><text:span text:style-name="T9"> red green blue yellow</text:span><text:span text:style-name="T1">;</text:span><text:span text:style-name="T5"> </text:span><text:span text:style-name="T19">/* red top, green right, blue bottom and yellow left */</text:span></text:p>
      <text:p text:style-name="P4"><text:span text:style-name="T5">border-top-style</text:span><text:span text:style-name="T1">:</text:span><text:span text:style-name="T9"> dotted</text:span><text:span text:style-name="T1">;</text:span></text:p>
      <text:p text:style-name="P4"><text:span text:style-name="T5">border-right-style</text:span><text:span text:style-name="T1">:</text:span><text:span text:style-name="T9"> solid</text:span><text:span text:style-name="T1">;</text:span></text:p>
      <text:p text:style-name="P4"><text:span text:style-name="T5">border-bottom-style</text:span><text:span text:style-name="T1">:</text:span><text:span text:style-name="T9"> dotted</text:span><text:span text:style-name="T1">;</text:span></text:p>
      <text:p text:style-name="P4"><text:span text:style-name="T5">border-left-style</text:span><text:span text:style-name="T1">:</text:span><text:span text:style-name="T9"> solid</text:span><text:span text:style-name="T1">;</text:span></text:p>
      <text:p text:style-name="P4"><text:span text:style-name="T5">border-left</text:span><text:span text:style-name="T1">:</text:span><text:span text:style-name="T9"> 6px solid red</text:span><text:span text:style-name="T1">;</text:span></text:p>
      <text:p text:style-name="P4"><text:span text:style-name="T5">border-radius</text:span><text:span text:style-name="T1">:</text:span><text:span text:style-name="T9"> 5px</text:span><text:span text:style-name="T1">;</text:span></text:p>
      <text:p text:style-name="P19">Margins</text:p>
      <text:p text:style-name="P28"><text:span text:style-name="T5">margin-top</text:span><text:span text:style-name="T1">:</text:span><text:span text:style-name="T9"> 100px</text:span><text:span text:style-name="T1">;</text:span></text:p>
      <text:p text:style-name="P28"><text:span text:style-name="T5">margin-bottom</text:span><text:span text:style-name="T1">:</text:span><text:span text:style-name="T9"> 100px</text:span><text:span text:style-name="T1">;</text:span></text:p>
      <text:p text:style-name="P28"><text:span text:style-name="T5">margin-right</text:span><text:span text:style-name="T1">:</text:span><text:span text:style-name="T9"> 150px</text:span><text:span text:style-name="T1">;</text:span></text:p>
      <text:p text:style-name="P28"><text:span text:style-name="T5">margin-left</text:span><text:span text:style-name="T1">:</text:span><text:span text:style-name="T9"> 80px</text:span><text:span text:style-name="T1">;</text:span></text:p>
      <text:p text:style-name="P28"><text:span text:style-name="T5">margin</text:span><text:span text:style-name="T1">:</text:span><text:span text:style-name="T9"> 25px 50px 75px 100px</text:span><text:span text:style-name="T1">;</text:span></text:p>
      <text:p text:style-name="P28"><text:span text:style-name="T5">margin</text:span><text:span text:style-name="T1">:</text:span><text:span text:style-name="T9"> 25px 50px 75px</text:span><text:span text:style-name="T1">;</text:span></text:p>
      <text:p text:style-name="P28"><text:span text:style-name="T5">margin</text:span><text:span text:style-name="T1">:</text:span><text:span text:style-name="T9"> 25px 50px</text:span><text:span text:style-name="T1">;</text:span></text:p>
      <text:p text:style-name="P28"><text:span text:style-name="T5">margin</text:span><text:span text:style-name="T1">:</text:span><text:span text:style-name="T9"> 25px</text:span><text:span text:style-name="T1">;</text:span></text:p>
      <text:p text:style-name="P28"><text:span text:style-name="T5">margin</text:span><text:span text:style-name="T1">:</text:span><text:span text:style-name="T9"> auto</text:span><text:span text:style-name="T1">;</text:span></text:p>
      <text:p text:style-name="P55"><text:span text:style-name="T27">Padding</text:span></text:p>
      <text:p text:style-name="P28"><text:span text:style-name="T5">padding-top</text:span><text:span text:style-name="T1">:</text:span><text:span text:style-name="T9"> 50px</text:span><text:span text:style-name="T1">;</text:span></text:p>
      <text:p text:style-name="P28"><text:span text:style-name="T5">padding-right</text:span><text:span text:style-name="T1">:</text:span><text:span text:style-name="T9"> 30px</text:span><text:span text:style-name="T1">;</text:span></text:p>
      <text:p text:style-name="P28"><text:span text:style-name="T5">padding-bottom</text:span><text:span text:style-name="T1">:</text:span><text:span text:style-name="T9"> 50px</text:span><text:span text:style-name="T1">;</text:span></text:p>
      <text:p text:style-name="P28"><text:span text:style-name="T5">padding-left</text:span><text:span text:style-name="T1">:</text:span><text:span text:style-name="T9"> 80px</text:span><text:span text:style-name="T1">;</text:span></text:p>
      <text:p text:style-name="P28"><text:span text:style-name="T5">padding</text:span><text:span text:style-name="T1">:</text:span><text:span text:style-name="T9"> 25px 50px 75px 100px</text:span><text:span text:style-name="T1">;</text:span></text:p>
      <text:p text:style-name="P28"><text:span text:style-name="T5">padding</text:span><text:span text:style-name="T1">:</text:span><text:span text:style-name="T9"> 25px 50px 75px</text:span><text:span text:style-name="T1">;</text:span></text:p>
      <text:p text:style-name="P28"><text:span text:style-name="T5">padding</text:span><text:span text:style-name="T1">:</text:span><text:span text:style-name="T9"> 25px 50px</text:span><text:span text:style-name="T1">;</text:span></text:p>
      <text:p text:style-name="P28"><text:span text:style-name="T5">padding</text:span><text:span text:style-name="T1">:</text:span><text:span text:style-name="T9"> 25px</text:span><text:span text:style-name="T1">;</text:span></text:p>
      <text:p text:style-name="P56"><text:span text:style-name="T27">Height/width</text:span></text:p>
      <text:p text:style-name="P28"><text:span text:style-name="T5">height</text:span><text:span text:style-name="T1">:</text:span><text:span text:style-name="T9"> </text:span><text:span text:style-name="T13">5</text:span><text:span text:style-name="T9">px </text:span><text:span text:style-name="T13">5% 5vh</text:span><text:span text:style-name="T1">;</text:span></text:p>
      <text:p text:style-name="P28"><text:span text:style-name="T5">width</text:span><text:span text:style-name="T1">:</text:span><text:span text:style-name="T9"> 5</text:span><text:span text:style-name="T13">px 5</text:span><text:span text:style-name="T9">% </text:span><text:span text:style-name="T13">5vh</text:span><text:span text:style-name="T1">;</text:span></text:p>
      <text:p text:style-name="P4"><text:span text:style-name="T5">max-width</text:span><text:span text:style-name="T1">:</text:span><text:span text:style-name="T9"> 500px</text:span><text:span text:style-name="T1">;</text:span></text:p>
      <text:p text:style-name="P57">max-height: 5px;</text:p>
      <text:p text:style-name="P57">min-width: 5px;</text:p>
      <text:p text:style-name="P57">min-height: 5px;</text:p>
      <text:p text:style-name="P40">Text</text:p>
      <text:p text:style-name="P28"><text:span text:style-name="T5">color</text:span><text:span text:style-name="T1">:</text:span><text:span text:style-name="T9"> blue</text:span><text:span text:style-name="T1">;</text:span></text:p>
      <text:p text:style-name="P4"><text:span text:style-name="T5">background-color</text:span><text:span text:style-name="T1">:</text:span><text:span text:style-name="T9"> lightgrey</text:span><text:span text:style-name="T1">;</text:span></text:p>
      <text:p text:style-name="P4"><text:span text:style-name="T5">text-align</text:span><text:span text:style-name="T1">:</text:span><text:span text:style-name="T9"> center/left/rightjustify</text:span><text:span text:style-name="T1">;</text:span></text:p>
      <text:p text:style-name="P4"><text:span text:style-name="T5">text-decoration</text:span><text:span text:style-name="T1">:</text:span><text:span text:style-name="T9"> none/overline/line-through/underline</text:span><text:span text:style-name="T1">;</text:span></text:p>
      <text:p text:style-name="P40">Fon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Generic Font Family</text:p>
          </table:table-cell>
          <table:table-cell table:style-name="Table2.A1" office:value-type="string">
            <text:p text:style-name="P22">Examples of Font Names</text:p>
          </table:table-cell>
        </table:table-row>
        <table:table-row>
          <table:table-cell table:style-name="Table2.A1" office:value-type="string">
            <text:p text:style-name="P20">Serif</text:p>
          </table:table-cell>
          <table:table-cell table:style-name="Table2.A1" office:value-type="string">
            <text:p text:style-name="P21">Times New Roman<text:line-break/>Georgia<text:line-break/>Garamond</text:p>
          </table:table-cell>
        </table:table-row>
        <table:table-row>
          <table:table-cell table:style-name="Table2.A1" office:value-type="string">
            <text:p text:style-name="P20">Sans-serif</text:p>
          </table:table-cell>
          <table:table-cell table:style-name="Table2.A1" office:value-type="string">
            <text:p text:style-name="P20">Arial<text:line-break/>Verdana<text:line-break/>Helvetica</text:p>
          </table:table-cell>
        </table:table-row>
        <table:table-row>
          <table:table-cell table:style-name="Table2.A1" office:value-type="string">
            <text:p text:style-name="P20">Monospace</text:p>
          </table:table-cell>
          <table:table-cell table:style-name="Table2.A1" office:value-type="string">
            <text:p text:style-name="P20">Courier New<text:line-break/>Lucida Console<text:line-break/>Monaco </text:p>
          </table:table-cell>
        </table:table-row>
        <table:table-row>
          <table:table-cell table:style-name="Table2.A1" office:value-type="string">
            <text:p text:style-name="P20">Cursive</text:p>
          </table:table-cell>
          <table:table-cell table:style-name="Table2.A1" office:value-type="string">
            <text:p text:style-name="P20">Brush Script MT<text:line-break/>Lucida Handwriting</text:p>
          </table:table-cell>
        </table:table-row>
        <table:table-row>
          <table:table-cell table:style-name="Table2.A1" office:value-type="string">
            <text:p text:style-name="P20">Fantasy</text:p>
          </table:table-cell>
          <table:table-cell table:style-name="Table2.A1" office:value-type="string">
            <text:p text:style-name="P20">Copperplate<text:line-break/>Papyrus</text:p>
          </table:table-cell>
        </table:table-row>
      </table:table>
      <text:p text:style-name="P5"><text:span text:style-name="T5">font-family</text:span><text:span text:style-name="T1">:</text:span><text:span text:style-name="T9"> "Times New Roman", Times, serif</text:span><text:span text:style-name="T1">;</text:span></text:p>
      <text:p text:style-name="P58"><text:span text:style-name="T8">font-style</text:span><text:span text:style-name="T4">:</text:span><text:span text:style-name="T14"> normal/italic</text:span><text:span text:style-name="T4">/</text:span><text:span text:style-name="T14">oblique</text:span><text:span text:style-name="T4">;</text:span></text:p>
      <text:p text:style-name="P29"><text:span text:style-name="T5">font-weight</text:span><text:span text:style-name="T1">:</text:span><text:span text:style-name="T9"> normal/bold</text:span><text:span text:style-name="T1">;</text:span></text:p>
      <text:p text:style-name="P63"><text:span text:style-name="T5">font-size</text:span><text:span text:style-name="T1">:</text:span><text:span text:style-name="T9"> 40px </text:span><text:span text:style-name="T15">2.5em</text:span><text:span text:style-name="T1">;</text:span><text:span text:style-name="T19">/* 40px/16=2.5em */</text:span></text:p>
      <text:p text:style-name="P24"><text:span text:style-name="Strong_20_Emphasis"><text:span text:style-name="T11">&lt;</text:span></text:span><text:span text:style-name="Strong_20_Emphasis"><text:span text:style-name="T17">link</text:span></text:span><text:span text:style-name="Strong_20_Emphasis"><text:span text:style-name="T7"> rel</text:span></text:span><text:span text:style-name="Strong_20_Emphasis"><text:span text:style-name="T11">="stylesheet"</text:span></text:span><text:span text:style-name="Strong_20_Emphasis"><text:span text:style-name="T7"> href</text:span></text:span><text:span text:style-name="Strong_20_Emphasis"><text:span text:style-name="T11">="https://fonts.googleapis.com/css?family=Sofia"&gt;</text:span></text:span><text:span text:style-name="T24"><text:line-break/></text:span><text:span text:style-name="T11">&lt;</text:span><text:span text:style-name="T17">style</text:span><text:span text:style-name="T11">&gt;</text:span><text:span text:style-name="T17"><text:line-break/>body </text:span><text:span text:style-name="T2">{</text:span><text:span text:style-name="T7"><text:line-break/> <text:s/>font-family</text:span><text:span text:style-name="T2">:</text:span><text:span text:style-name="T11"> "Sofia", sans-serif</text:span><text:span text:style-name="T2">;</text:span><text:span text:style-name="T7"><text:line-break/></text:span><text:span text:style-name="T2">}</text:span><text:span text:style-name="T17"><text:line-break/></text:span><text:span text:style-name="T11">&lt;</text:span><text:span text:style-name="T17">/style</text:span><text:span text:style-name="T11">&gt;</text:span><text:span text:style-name="T24"><text:line-break/></text:span><text:span text:style-name="T11">&lt;</text:span><text:span text:style-name="T17">/head</text:span><text:span text:style-name="T11">&gt;</text:span></text:p>
      <text:p text:style-name="P2"/>
      <text:p text:style-name="P67"><text:span text:style-name="T11">&lt;</text:span><text:span text:style-name="T17">head</text:span><text:span text:style-name="T11">&gt;</text:span><text:span text:style-name="T24"><text:line-break/></text:span><text:span text:style-name="Strong_20_Emphasis"><text:span text:style-name="T11">&lt;</text:span></text:span><text:span text:style-name="Strong_20_Emphasis"><text:span text:style-name="T17">link</text:span></text:span><text:span text:style-name="Strong_20_Emphasis"><text:span text:style-name="T7"> rel</text:span></text:span><text:span text:style-name="Strong_20_Emphasis"><text:span text:style-name="T11">="stylesheet"</text:span></text:span><text:span text:style-name="Strong_20_Emphasis"><text:span text:style-name="T7"> href</text:span></text:span><text:span text:style-name="Strong_20_Emphasis"><text:span text:style-name="T11">="https://fonts.googleapis.com/css?family=Audiowide|Sofia|Trirong"&gt;</text:span></text:span><text:span text:style-name="T24"><text:line-break/></text:span></text:p>
      <text:p text:style-name="P68"><text:span text:style-name="T24">Links</text:span></text:p>
      <text:p text:style-name="P27">a <text:span text:style-name="T1">{}</text:span></text:p>
      <text:p text:style-name="P51"><text:span text:style-name="T16">a:link </text:span><text:span text:style-name="T1">{} </text:span><text:span text:style-name="T19">/* unvisited link */</text:span></text:p>
      <text:p text:style-name="P51"><text:span text:style-name="T16">a:visited </text:span><text:span text:style-name="T1">{} </text:span><text:span text:style-name="T19">/* visited link */</text:span></text:p>
      <text:p text:style-name="P51"><text:span text:style-name="T16">a:hover </text:span><text:span text:style-name="T1">{} </text:span><text:span text:style-name="T19">/* mouse over link */</text:span></text:p>
      <text:p text:style-name="P51"><text:span text:style-name="T16">a:active </text:span><text:span text:style-name="T1">{} </text:span><text:span text:style-name="T19">/* selected link */</text:span></text:p>
      <text:p text:style-name="P5"><text:span text:style-name="T5">text-decoration</text:span><text:span text:style-name="T1">:</text:span><text:span text:style-name="T9"> none/underline</text:span><text:span text:style-name="T1">;</text:span></text:p>
      <text:p text:style-name="P5"><text:span text:style-name="T5">background-color</text:span><text:span text:style-name="T1">:</text:span><text:span text:style-name="T9"> yellow</text:span><text:span text:style-name="T1">;</text:span></text:p>
      <text:p text:style-name="P5"><text:span text:style-name="T5">color</text:span><text:span text:style-name="T1">:</text:span><text:span text:style-name="T9"> white</text:span><text:span text:style-name="T1">;</text:span></text:p>
      <text:p text:style-name="P5"><text:span text:style-name="T5">padding</text:span><text:span text:style-name="T1">:</text:span><text:span text:style-name="T9"> 14px 25px</text:span><text:span text:style-name="T1">;</text:span></text:p>
      <text:p text:style-name="P5"><text:span text:style-name="T5">text-align</text:span><text:span text:style-name="T1">:</text:span><text:span text:style-name="T9"> center</text:span><text:span text:style-name="T1">;</text:span></text:p>
      <text:p text:style-name="P5"><text:span text:style-name="T5">display</text:span><text:span text:style-name="T1">:</text:span><text:span text:style-name="T9"> inline-block</text:span><text:span text:style-name="T1">;</text:span></text:p>
      <text:p text:style-name="P41">Lists</text:p>
      <text:p text:style-name="P29">ul <text:span text:style-name="T1">{</text:span><text:span text:style-name="T5">list-style-type</text:span><text:span text:style-name="T1">:</text:span><text:span text:style-name="T9"> circle/square</text:span><text:span text:style-name="T1">/</text:span><text:span text:style-name="T9">none</text:span><text:span text:style-name="T1">;}</text:span></text:p>
      <text:p text:style-name="P30">ul <text:span text:style-name="T1">{</text:span><text:span text:style-name="T5">list-style-image</text:span><text:span text:style-name="T1">:</text:span><text:span text:style-name="T9"> url('sqpurple.gif')</text:span><text:span text:style-name="T1">;}</text:span></text:p>
      <text:p text:style-name="P29">ol <text:span text:style-name="T1">{</text:span><text:span text:style-name="T5">list-style-type</text:span><text:span text:style-name="T1">:</text:span><text:span text:style-name="T9"> upper-roman/lower-alpha</text:span><text:span text:style-name="T1">;}</text:span></text:p>
      <text:p text:style-name="P5"><text:span text:style-name="T16">ul </text:span><text:span text:style-name="T1">{</text:span><text:span text:style-name="T5">list-style-position</text:span><text:span text:style-name="T1">:</text:span><text:span text:style-name="T9"> outside/</text:span><text:span text:style-name="T10">i</text:span><text:span text:style-name="T9">nside</text:span><text:span text:style-name="T1">;}</text:span></text:p>
      <text:p text:style-name="P2"><text:span text:style-name="T16">ul </text:span><text:span text:style-name="T1">{</text:span><text:span text:style-name="T5">list-style</text:span><text:span text:style-name="T1">:</text:span><text:span text:style-name="T9"> square inside url("sqpurple.gif")</text:span><text:span text:style-name="T1">;}</text:span></text:p>
      <text:p text:style-name="P5"><text:span text:style-name="T16">ol </text:span><text:span text:style-name="T1">{</text:span><text:span text:style-name="T5">background</text:span><text:span text:style-name="T1">:</text:span><text:span text:style-name="T9"> #ff9999</text:span><text:span text:style-name="T1">;}</text:span></text:p>
      <text:p text:style-name="P29">ol li <text:span text:style-name="T1">{</text:span><text:span text:style-name="T5">margin-left</text:span><text:span text:style-name="T1">:</text:span><text:span text:style-name="T9"> 35px</text:span><text:span text:style-name="T1">;}</text:span></text:p>
      <text:p text:style-name="P5"><text:span text:style-name="T16">ul li </text:span><text:span text:style-name="T1">{</text:span><text:span text:style-name="T5">background</text:span><text:span text:style-name="T1">:</text:span><text:span text:style-name="T9"> #cce5ff</text:span><text:span text:style-name="T1">;}</text:span></text:p>
      <text:p text:style-name="P43">Display</text:p>
      <text:p text:style-name="P30"><text:span text:style-name="T5">display</text:span><text:span text:style-name="T1">:</text:span><text:span text:style-name="T9"> inline</text:span><text:span text:style-name="T1">;</text:span></text:p>
      <text:p text:style-name="P27">span <text:span text:style-name="T1">{</text:span><text:span text:style-name="T5">display</text:span><text:span text:style-name="T1">:</text:span><text:span text:style-name="T9"> block</text:span><text:span text:style-name="T1">;}</text:span></text:p>
      <text:p text:style-name="P44">Combinators</text:p>
      <text:p text:style-name="P27">div p <text:span text:style-name="T1">{}</text:span></text:p>
      <text:p text:style-name="P2"><text:span text:style-name="T16">div &gt; p </text:span><text:span text:style-name="T1">{}</text:span></text:p>
      <text:p text:style-name="P2"><text:span text:style-name="T16">div + p </text:span><text:span text:style-name="T1">{}</text:span></text:p>
      <text:p text:style-name="P2"><text:span text:style-name="T16">div ~ p </text:span><text:span text:style-name="T1">{}</text:span></text:p>
      <text:p text:style-name="P44">Pseudo-class</text:p>
      <text:p text:style-name="P27">selector:pseudo-class <text:span text:style-name="T1">{</text:span><text:span text:style-name="T5"><text:line-break/> <text:s/>property</text:span><text:span text:style-name="T1">:</text:span><text:span text:style-name="T9"> value</text:span><text:span text:style-name="T1">;</text:span><text:span text:style-name="T5"><text:line-break/></text:span><text:span text:style-name="T1">}</text:span></text:p>
      <text:p text:style-name="P2"/>
      <text:p text:style-name="P27">a:link <text:span text:style-name="T1">{</text:span><text:span text:style-name="T5"><text:line-break/> <text:s/>color</text:span><text:span text:style-name="T1">:</text:span><text:span text:style-name="T9"> #FF0000</text:span><text:span text:style-name="T1">;</text:span><text:span text:style-name="T5"><text:line-break/></text:span><text:span text:style-name="T1">}</text:span><text:line-break/><text:line-break/><text:span text:style-name="T19">/* visited link */</text:span><text:line-break/>a:visited <text:span text:style-name="T1">{</text:span><text:span text:style-name="T5"><text:line-break/> <text:s/>color</text:span><text:span text:style-name="T1">:</text:span><text:span text:style-name="T9"> #00FF00</text:span><text:span text:style-name="T1">;</text:span><text:span text:style-name="T5"><text:line-break/></text:span><text:span text:style-name="T1">}</text:span><text:line-break/><text:line-break/><text:span text:style-name="T19">/* mouse over link */</text:span><text:line-break/>a:hover <text:span text:style-name="T1">{</text:span><text:span text:style-name="T5"><text:line-break/> <text:s/>color</text:span><text:span text:style-name="T1">:</text:span><text:span text:style-name="T9"> #FF00FF</text:span><text:span text:style-name="T1">;</text:span><text:span text:style-name="T5"><text:line-break/></text:span><text:span text:style-name="T1">}</text:span><text:line-break/><text:line-break/><text:span text:style-name="T19">/* selected link */</text:span><text:line-break/>a:active <text:span text:style-name="T1">{</text:span><text:span text:style-name="T5"><text:line-break/> <text:s/>color</text:span><text:span text:style-name="T1">:</text:span><text:span text:style-name="T9"> #0000FF</text:span><text:span text:style-name="T1">;</text:span><text:span text:style-name="T5"><text:line-break/></text:span><text:span text:style-name="T1">}</text:span></text:p>
      <text:p text:style-name="P2"/>
      <text:p text:style-name="P2"><text:span text:style-name="T1"/></text:p>
      <text:p text:style-name="P2"><text:soft-page-break/><text:span text:style-name="T1"/></text:p>
      <text:p text:style-name="P46">Opacity</text:p>
      <text:p text:style-name="P27">img <text:span text:style-name="T1">{</text:span><text:span text:style-name="T5"><text:line-break/> <text:s/>opacity</text:span><text:span text:style-name="T1">:</text:span><text:span text:style-name="T9"> 0.5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 <text:s/>opacity</text:span><text:span text:style-name="T1">:</text:span><text:span text:style-name="T9"> 0.5</text:span><text:span text:style-name="T1">;</text:span><text:span text:style-name="T5"><text:line-break/></text:span><text:span text:style-name="T1">}</text:span><text:line-break/><text:line-break/>img:hover <text:span text:style-name="T1">{</text:span><text:span text:style-name="T5"><text:line-break/> <text:s/>opacity</text:span><text:span text:style-name="T1">:</text:span><text:span text:style-name="T9"> 1.0</text:span><text:span text:style-name="T1">;</text:span><text:span text:style-name="T5"><text:line-break/></text:span><text:span text:style-name="T1">}</text:span></text:p>
      <text:p text:style-name="P2"/>
      <text:p text:style-name="P27">img:hover <text:span text:style-name="T1">{</text:span><text:span text:style-name="T5"><text:line-break/> <text:s/>opacity</text:span><text:span text:style-name="T1">:</text:span><text:span text:style-name="T9"> 0.5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opacity</text:span><text:span text:style-name="T1">:</text:span><text:span text:style-name="T9"> 0.3</text:span><text:span text:style-name="T1">;</text:span><text:span text:style-name="T5"><text:line-break/></text:span><text:span text:style-name="T1">}</text:span></text:p>
      <text:p text:style-name="P2"/>
      <text:p text:style-name="P2"/>
      <text:p text:style-name="P47">Navigation bars</text:p>
      <text:p text:style-name="P10"><text:span text:style-name="T9">&lt;</text:span><text:span text:style-name="T16">ul</text:span><text:span text:style-name="T9">&gt;</text:span><text:line-break/> <text:s/><text:span text:style-name="T9">&lt;</text:span><text:span text:style-name="T16">li</text:span><text:span text:style-name="T9">&gt;&lt;</text:span><text:span text:style-name="T16">a</text:span><text:span text:style-name="T5"> href</text:span><text:span text:style-name="T9">="default.asp"&gt;</text:span>Home<text:span text:style-name="T9">&lt;</text:span><text:span text:style-name="T16">/a</text:span><text:span text:style-name="T9">&gt;&lt;</text:span><text:span text:style-name="T16">/li</text:span><text:span text:style-name="T9">&gt;</text:span><text:line-break/> <text:s/><text:span text:style-name="T9">&lt;</text:span><text:span text:style-name="T16">li</text:span><text:span text:style-name="T9">&gt;&lt;</text:span><text:span text:style-name="T16">a</text:span><text:span text:style-name="T5"> href</text:span><text:span text:style-name="T9">="news.asp"&gt;</text:span>News<text:span text:style-name="T9">&lt;</text:span><text:span text:style-name="T16">/a</text:span><text:span text:style-name="T9">&gt;&lt;</text:span><text:span text:style-name="T16">/li</text:span><text:span text:style-name="T9">&gt;</text:span><text:line-break/> <text:s/><text:span text:style-name="T9">&lt;</text:span><text:span text:style-name="T16">li</text:span><text:span text:style-name="T9">&gt;&lt;</text:span><text:span text:style-name="T16">a</text:span><text:span text:style-name="T5"> href</text:span><text:span text:style-name="T9">="contact.asp"&gt;</text:span>Contact<text:span text:style-name="T9">&lt;</text:span><text:span text:style-name="T16">/a</text:span><text:span text:style-name="T9">&gt;&lt;</text:span><text:span text:style-name="T16">/li</text:span><text:span text:style-name="T9">&gt;</text:span><text:line-break/> <text:s/><text:span text:style-name="T9">&lt;</text:span><text:span text:style-name="T16">li</text:span><text:span text:style-name="T9">&gt;&lt;</text:span><text:span text:style-name="T16">a</text:span><text:span text:style-name="T5"> href</text:span><text:span text:style-name="T9">="about.asp"&gt;</text:span>About<text:span text:style-name="T9">&lt;</text:span><text:span text:style-name="T16">/a</text:span><text:span text:style-name="T9">&gt;&lt;</text:span><text:span text:style-name="T16">/li</text:span><text:span text:style-name="T9">&gt;</text:span><text:line-break/><text:span text:style-name="T9">&lt;</text:span><text:span text:style-name="T16">/ul</text:span><text:span text:style-name="T9">&gt;</text:span> </text:p>
      <text:p text:style-name="P10"/>
      <text:p text:style-name="P27">ul <text:span text:style-name="T1">{</text:span><text:span text:style-name="T5"><text:line-break/> <text:s/>list-style-type</text:span><text:span text:style-name="T1">:</text:span><text:span text:style-name="T9"> none</text:span><text:span text:style-name="T1">;</text:span><text:span text:style-name="T5"><text:line-break/> <text:s/>margin</text:span><text:span text:style-name="T1">:</text:span><text:span text:style-name="T9"> 0</text:span><text:span text:style-name="T1">;</text:span><text:span text:style-name="T5"><text:line-break/> <text:s/>padding</text:span><text:span text:style-name="T1">:</text:span><text:span text:style-name="T9"> 0</text:span><text:span text:style-name="T1">;</text:span><text:span text:style-name="T5"><text:line-break/></text:span><text:span text:style-name="T1">}</text:span></text:p>
      <text:p text:style-name="P2"/>
      <text:p text:style-name="P27">li a <text:span text:style-name="T1">{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 <text:s/>width</text:span><text:span text:style-name="T1">:</text:span><text:span text:style-name="T9"> 60px</text:span><text:span text:style-name="T1">;</text:span><text:span text:style-name="T5"><text:line-break/></text:span><text:span text:style-name="T1">}</text:span></text:p>
      <text:p text:style-name="P2"/>
      <text:p text:style-name="P27">ul <text:span text:style-name="T1">{</text:span><text:span text:style-name="T5"><text:line-break/> <text:s/>list-style-type</text:span><text:span text:style-name="T1">:</text:span><text:span text:style-name="T9"> none</text:span><text:span text:style-name="T1">;</text:span><text:span text:style-name="T5"><text:line-break/> <text:s/>margin</text:span><text:span text:style-name="T1">:</text:span><text:span text:style-name="T9"> 0</text:span><text:span text:style-name="T1">;</text:span><text:span text:style-name="T5"><text:line-break/> <text:s/>padding</text:span><text:span text:style-name="T1">:</text:span><text:span text:style-name="T9"> 0</text:span><text:span text:style-name="T1">;</text:span><text:span text:style-name="T5"><text:line-break/> <text:s/>width</text:span><text:span text:style-name="T1">:</text:span><text:span text:style-name="T9"> 200px</text:span><text:span text:style-name="T1">;</text:span><text:span text:style-name="T5"><text:line-break/> <text:s/>background-color</text:span><text:span text:style-name="T1">:</text:span><text:span text:style-name="T9"> #f1f1f1</text:span><text:span text:style-name="T1">;</text:span><text:span text:style-name="T5"><text:line-break/></text:span><text:span text:style-name="T1">}</text:span><text:line-break/><text:line-break/>li a <text:span text:style-name="T1">{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 <text:s/>color</text:span><text:span text:style-name="T1">:</text:span><text:span text:style-name="T9"> #000</text:span><text:span text:style-name="T1">;</text:span><text:span text:style-name="T5"><text:line-break/> <text:s/>padding</text:span><text:span text:style-name="T1">:</text:span><text:span text:style-name="T9"> 8px 16px</text:span><text:span text:style-name="T1">;</text:span><text:span text:style-name="T5"><text:line-break/> <text:s/>text-decoration</text:span><text:span text:style-name="T1">:</text:span><text:span text:style-name="T9"> none</text:span><text:span text:style-name="T1">;</text:span><text:span text:style-name="T5"><text:line-break/></text:span><text:span text:style-name="T1">}</text:span><text:line-break/><text:line-break/><text:span text:style-name="T19">/* Change the link color on hover */</text:span><text:line-break/>li a:hover <text:span text:style-name="T1">{</text:span><text:span text:style-name="T5"><text:line-break/> <text:s/>background-color</text:span><text:span text:style-name="T1">:</text:span><text:span text:style-name="T9"> #555</text:span><text:span text:style-name="T1">;</text:span><text:span text:style-name="T5"><text:line-break/> <text:s/>color</text:span><text:span text:style-name="T1">:</text:span><text:span text:style-name="T9"> white</text:span><text:span text:style-name="T1">;</text:span><text:span text:style-name="T5"><text:line-break/></text:span><text:span text:style-name="T1">}</text:span></text:p>
      <text:p text:style-name="P2"/>
      <text:p text:style-name="P27">.active <text:span text:style-name="T1">{</text:span><text:span text:style-name="T5"><text:line-break/> <text:s/>background-color</text:span><text:span text:style-name="T1">:</text:span><text:span text:style-name="T9"> #04AA6D</text:span><text:span text:style-name="T1">;</text:span><text:span text:style-name="T5"><text:line-break/> <text:s/>color</text:span><text:span text:style-name="T1">:</text:span><text:span text:style-name="T9"> white</text:span><text:span text:style-name="T1">;</text:span><text:span text:style-name="T5"><text:line-break/></text:span><text:span text:style-name="T1">}</text:span></text:p>
      <text:p text:style-name="P2"/>
      <text:p text:style-name="P27">ul <text:span text:style-name="T1">{</text:span><text:span text:style-name="T5"><text:line-break/> <text:s/>border</text:span><text:span text:style-name="T1">:</text:span><text:span text:style-name="T9"> 1px solid #555</text:span><text:span text:style-name="T1">;</text:span><text:span text:style-name="T5"><text:line-break/></text:span><text:span text:style-name="T1">}</text:span><text:line-break/><text:line-break/>li <text:span text:style-name="T1">{</text:span><text:span text:style-name="T5"><text:line-break/> <text:s/>text-align</text:span><text:span text:style-name="T1">:</text:span><text:span text:style-name="T9"> center</text:span><text:span text:style-name="T1">;</text:span><text:span text:style-name="T5"><text:line-break/> <text:s/>border-bottom</text:span><text:span text:style-name="T1">:</text:span><text:span text:style-name="T9"> 1px solid #555</text:span><text:span text:style-name="T1">;</text:span><text:span text:style-name="T5"><text:line-break/></text:span><text:span text:style-name="T1">}</text:span><text:line-break/><text:line-break/>li:last-child <text:span text:style-name="T1">{</text:span><text:span text:style-name="T5"><text:line-break/> <text:s/>border-bottom</text:span><text:span text:style-name="T1">:</text:span><text:span text:style-name="T9"> none</text:span><text:span text:style-name="T1">;</text:span><text:span text:style-name="T5"><text:line-break/></text:span><text:span text:style-name="T1">}</text:span></text:p>
      <text:p text:style-name="P2"/>
      <text:p text:style-name="P27">ul <text:span text:style-name="T1">{</text:span><text:span text:style-name="T5"><text:line-break/> <text:s/>list-style-type</text:span><text:span text:style-name="T1">:</text:span><text:span text:style-name="T9"> none</text:span><text:span text:style-name="T1">;</text:span><text:span text:style-name="T5"><text:line-break/> <text:s/>margin</text:span><text:span text:style-name="T1">:</text:span><text:span text:style-name="T9"> 0</text:span><text:span text:style-name="T1">;</text:span><text:span text:style-name="T5"><text:line-break/> <text:s/>padding</text:span><text:span text:style-name="T1">:</text:span><text:span text:style-name="T9"> 0</text:span><text:span text:style-name="T1">;</text:span><text:span text:style-name="T5"><text:line-break/> <text:s/>width</text:span><text:span text:style-name="T1">:</text:span><text:span text:style-name="T9"> 25%</text:span><text:span text:style-name="T1">;</text:span><text:span text:style-name="T5"><text:line-break/> <text:s/>background-color</text:span><text:span text:style-name="T1">:</text:span><text:span text:style-name="T9"> #f1f1f1</text:span><text:span text:style-name="T1">;</text:span><text:span text:style-name="T5"><text:line-break/> <text:s/>height</text:span><text:span text:style-name="T1">:</text:span><text:span text:style-name="T9"> 100%</text:span><text:span text:style-name="T1">;</text:span><text:span text:style-name="T5"> </text:span><text:span text:style-name="T19">/* Full height */</text:span><text:span text:style-name="T5"><text:line-break/> <text:s/>position</text:span><text:span text:style-name="T1">:</text:span><text:span text:style-name="T9"> fixed</text:span><text:span text:style-name="T1">;</text:span><text:span text:style-name="T5"> </text:span><text:span text:style-name="T19">/* Make it stick, even on scroll */</text:span><text:span text:style-name="T5"><text:line-break/> <text:s/>overflow</text:span><text:span text:style-name="T1">:</text:span><text:span text:style-name="T9"> auto</text:span><text:span text:style-name="T1">;</text:span><text:span text:style-name="T5"> </text:span><text:span text:style-name="T19">/* Enable scrolling if the sidenav has too much content */</text:span><text:span text:style-name="T5"><text:line-break/></text:span><text:span text:style-name="T1">}</text:span></text:p>
      <text:p text:style-name="P2"/>
      <text:p text:style-name="P27">li <text:span text:style-name="T1">{</text:span><text:span text:style-name="T5"><text:line-break/> <text:s/>display</text:span><text:span text:style-name="T1">:</text:span><text:span text:style-name="T9"> inline</text:span><text:span text:style-name="T1">;</text:span><text:span text:style-name="T5"><text:line-break/></text:span><text:span text:style-name="T1">}</text:span></text:p>
      <text:p text:style-name="P2"/>
      <text:p text:style-name="P27">li <text:span text:style-name="T1">{</text:span><text:span text:style-name="T5"><text:line-break/> <text:s/>float</text:span><text:span text:style-name="T1">:</text:span><text:span text:style-name="T9"> left</text:span><text:span text:style-name="T1">;</text:span><text:span text:style-name="T5"><text:line-break/></text:span><text:span text:style-name="T1">}</text:span><text:line-break/><text:line-break/>a <text:span text:style-name="T1">{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 <text:s/>padding</text:span><text:span text:style-name="T1">:</text:span><text:span text:style-name="T9"> 8px</text:span><text:span text:style-name="T1">;</text:span><text:span text:style-name="T5"><text:line-break/> <text:s/>background-color</text:span><text:span text:style-name="T1">:</text:span><text:span text:style-name="T9"> #dddddd</text:span><text:span text:style-name="T1">;</text:span><text:span text:style-name="T5"><text:line-break/></text:span><text:span text:style-name="T1">}</text:span></text:p>
      <text:p text:style-name="P2"/>
      <text:p text:style-name="P27">ul <text:span text:style-name="T1">{</text:span><text:span text:style-name="T5"><text:line-break/> <text:s/>background-color</text:span><text:span text:style-name="T1">:</text:span><text:span text:style-name="T9"> #dddddd</text:span><text:span text:style-name="T1">;</text:span><text:span text:style-name="T5"><text:line-break/></text:span><text:span text:style-name="T1">}</text:span></text:p>
      <text:p text:style-name="P2"/>
      <text:p text:style-name="P27">ul <text:span text:style-name="T1">{</text:span><text:span text:style-name="T5"><text:line-break/> <text:s/>list-style-type</text:span><text:span text:style-name="T1">:</text:span><text:span text:style-name="T9"> none</text:span><text:span text:style-name="T1">;</text:span><text:span text:style-name="T5"><text:line-break/> <text:s/>margin</text:span><text:span text:style-name="T1">:</text:span><text:span text:style-name="T9"> 0</text:span><text:span text:style-name="T1">;</text:span><text:span text:style-name="T5"><text:line-break/> <text:s/>padding</text:span><text:span text:style-name="T1">:</text:span><text:span text:style-name="T9"> 0</text:span><text:span text:style-name="T1">;</text:span><text:span text:style-name="T5"><text:line-break/> <text:s/>overflow</text:span><text:span text:style-name="T1">:</text:span><text:span text:style-name="T9"> hidden</text:span><text:span text:style-name="T1">;</text:span><text:span text:style-name="T5"><text:line-break/> <text:s/>background-color</text:span><text:span text:style-name="T1">:</text:span><text:span text:style-name="T9"> #333</text:span><text:span text:style-name="T1">;</text:span><text:span text:style-name="T5"><text:line-break/></text:span><text:span text:style-name="T1">}</text:span><text:line-break/><text:line-break/>li <text:span text:style-name="T1">{</text:span><text:span text:style-name="T5"><text:line-break/> <text:s/>float</text:span><text:span text:style-name="T1">:</text:span><text:span text:style-name="T9"> left</text:span><text:span text:style-name="T1">;</text:span><text:span text:style-name="T5"><text:line-break/></text:span><text:span text:style-name="T1">}</text:span><text:line-break/><text:line-break/>li a <text:span text:style-name="T1">{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 <text:s/>color</text:span><text:span text:style-name="T1">:</text:span><text:span text:style-name="T9"> white</text:span><text:span text:style-name="T1">;</text:span><text:span text:style-name="T5"><text:line-break/> <text:s/>text-align</text:span><text:span text:style-name="T1">:</text:span><text:span text:style-name="T9"> center</text:span><text:span text:style-name="T1">;</text:span><text:span text:style-name="T5"><text:line-break/> <text:s/>padding</text:span><text:span text:style-name="T1">:</text:span><text:span text:style-name="T9"> 14px 16px</text:span><text:span text:style-name="T1">;</text:span><text:span text:style-name="T5"><text:line-break/> <text:s/>text-decoration</text:span><text:span text:style-name="T1">:</text:span><text:span text:style-name="T9"> none</text:span><text:span text:style-name="T1">;</text:span><text:span text:style-name="T5"><text:line-break/></text:span><text:span text:style-name="T1">}</text:span><text:line-break/><text:line-break/><text:span text:style-name="T19">/* Change the link color to #111 (black) on hover */</text:span><text:line-break/>li a:hover <text:span text:style-name="T1">{</text:span><text:span text:style-name="T5"><text:line-break/> <text:s/>background-color</text:span><text:span text:style-name="T1">:</text:span><text:span text:style-name="T9"> #111</text:span><text:span text:style-name="T1">;</text:span><text:span text:style-name="T5"><text:line-break/></text:span><text:span text:style-name="T1">}</text:span></text:p>
      <text:p text:style-name="P2"/>
      <text:p text:style-name="P27">.active <text:span text:style-name="T1">{</text:span><text:span text:style-name="T5"><text:line-break/> <text:s/>background-color</text:span><text:span text:style-name="T1">:</text:span><text:span text:style-name="T9"> #04AA6D</text:span><text:span text:style-name="T1">;</text:span><text:span text:style-name="T5"><text:line-break/></text:span><text:span text:style-name="T1">}</text:span></text:p>
      <text:p text:style-name="P2"/>
      <text:p text:style-name="P2"><text:span text:style-name="T9">&lt;</text:span><text:span text:style-name="T16">ul</text:span><text:span text:style-name="T9">&gt;</text:span><text:line-break/> <text:s/><text:span text:style-name="T9">&lt;</text:span><text:span text:style-name="T16">li</text:span><text:span text:style-name="T9">&gt;&lt;</text:span><text:span text:style-name="T16">a</text:span><text:span text:style-name="T5"> href</text:span><text:span text:style-name="T9">="#home"&gt;</text:span>Home<text:span text:style-name="T9">&lt;</text:span><text:span text:style-name="T16">/a</text:span><text:span text:style-name="T9">&gt;&lt;</text:span><text:span text:style-name="T16">/li</text:span><text:span text:style-name="T9">&gt;</text:span><text:line-break/> <text:s/><text:span text:style-name="T9">&lt;</text:span><text:span text:style-name="T16">li</text:span><text:span text:style-name="T9">&gt;&lt;</text:span><text:span text:style-name="T16">a</text:span><text:span text:style-name="T5"> href</text:span><text:span text:style-name="T9">="#news"&gt;</text:span>News<text:span text:style-name="T9">&lt;</text:span><text:span text:style-name="T16">/a</text:span><text:span text:style-name="T9">&gt;&lt;</text:span><text:span text:style-name="T16">/li</text:span><text:span text:style-name="T9">&gt;</text:span><text:line-break/> <text:s/><text:span text:style-name="T9">&lt;</text:span><text:span text:style-name="T16">li</text:span><text:span text:style-name="T9">&gt;&lt;</text:span><text:span text:style-name="T16">a</text:span><text:span text:style-name="T5"> href</text:span><text:span text:style-name="T9">="#contact"&gt;</text:span>Contact<text:span text:style-name="T9">&lt;</text:span><text:span text:style-name="T16">/a</text:span><text:span text:style-name="T9">&gt;&lt;</text:span><text:span text:style-name="T16">/li</text:span><text:span text:style-name="T9">&gt;</text:span><text:line-break/> <text:s/><text:span text:style-name="T9">&lt;</text:span><text:span text:style-name="T16">li</text:span><text:span text:style-name="T5"> style</text:span><text:span text:style-name="T9">="float:right"&gt;&lt;</text:span><text:span text:style-name="T16">a</text:span><text:span text:style-name="T5"> class</text:span><text:span text:style-name="T9">="active"</text:span><text:span text:style-name="T5"> href</text:span><text:span text:style-name="T9">="#about"&gt;</text:span>About<text:span text:style-name="T9">&lt;</text:span><text:span text:style-name="T16">/a</text:span><text:span text:style-name="T9">&gt;&lt;</text:span><text:span text:style-name="T16">/li</text:span><text:span text:style-name="T9">&gt;</text:span><text:line-break/><text:span text:style-name="T9">&lt;</text:span><text:span text:style-name="T16">/ul</text:span><text:span text:style-name="T9">&gt;</text:span> </text:p>
      <text:p text:style-name="P2"/>
      <text:p text:style-name="P27"><text:span text:style-name="T19">/* Add a gray right border to all list items, except the last item (last-child) */</text:span><text:line-break/>li <text:span text:style-name="T1">{</text:span><text:span text:style-name="T5"><text:line-break/> <text:s/>border-right</text:span><text:span text:style-name="T1">:</text:span><text:span text:style-name="T9"> 1px solid #bbb</text:span><text:span text:style-name="T1">;</text:span><text:span text:style-name="T5"><text:line-break/></text:span><text:span text:style-name="T1">}</text:span><text:line-break/><text:line-break/>li:last-child <text:span text:style-name="T1">{</text:span><text:span text:style-name="T5"><text:line-break/> <text:s/>border-right</text:span><text:span text:style-name="T1">:</text:span><text:span text:style-name="T9"> none</text:span><text:span text:style-name="T1">;</text:span><text:span text:style-name="T5"><text:line-break/></text:span><text:span text:style-name="T1">}</text:span> </text:p>
      <text:p text:style-name="P2"/>
      <text:p text:style-name="P27">ul <text:span text:style-name="T1">{</text:span><text:span text:style-name="T5"><text:line-break/> <text:s/>position</text:span><text:span text:style-name="T1">:</text:span><text:span text:style-name="T9"> fixed</text:span><text:span text:style-name="T1">;</text:span><text:span text:style-name="T5"><text:line-break/> <text:s/>top</text:span><text:span text:style-name="T1">:</text:span><text:span text:style-name="T9"> 0</text:span><text:span text:style-name="T1">;</text:span><text:span text:style-name="T5"><text:line-break/> <text:s/>width</text:span><text:span text:style-name="T1">:</text:span><text:span text:style-name="T9"> 100%</text:span><text:span text:style-name="T1">;</text:span><text:span text:style-name="T5"><text:line-break/></text:span><text:span text:style-name="T1">}</text:span></text:p>
      <text:p text:style-name="P2"/>
      <text:p text:style-name="P27">ul <text:span text:style-name="T1">{</text:span><text:span text:style-name="T5"><text:line-break/> <text:s/>position</text:span><text:span text:style-name="T1">:</text:span><text:span text:style-name="T9"> fixed</text:span><text:span text:style-name="T1">;</text:span><text:span text:style-name="T5"><text:line-break/></text:span><text:soft-page-break/><text:span text:style-name="T5"> <text:s/>bottom</text:span><text:span text:style-name="T1">:</text:span><text:span text:style-name="T9"> 0</text:span><text:span text:style-name="T1">;</text:span><text:span text:style-name="T5"><text:line-break/> <text:s/>width</text:span><text:span text:style-name="T1">:</text:span><text:span text:style-name="T9"> 100%</text:span><text:span text:style-name="T1">;</text:span><text:span text:style-name="T5"><text:line-break/></text:span><text:span text:style-name="T1">}</text:span></text:p>
      <text:p text:style-name="P2"/>
      <text:p text:style-name="P27">ul <text:span text:style-name="T1">{</text:span><text:span text:style-name="T5"><text:line-break/> <text:s/>position</text:span><text:span text:style-name="T1">:</text:span><text:span text:style-name="T9"> -webkit-sticky</text:span><text:span text:style-name="T1">;</text:span><text:span text:style-name="T5"> </text:span><text:span text:style-name="T19">/* Safari */</text:span><text:span text:style-name="T5"><text:line-break/> <text:s/>position</text:span><text:span text:style-name="T1">:</text:span><text:span text:style-name="T9"> sticky</text:span><text:span text:style-name="T1">;</text:span><text:span text:style-name="T5"><text:line-break/> <text:s/>top</text:span><text:span text:style-name="T1">:</text:span><text:span text:style-name="T9"> 0</text:span><text:span text:style-name="T1">;</text:span><text:span text:style-name="T5"><text:line-break/></text:span><text:span text:style-name="T1">}</text:span></text:p>
      <text:p text:style-name="P11">Dropdown</text:p>
      <text:p text:style-name="P2"><text:span text:style-name="T9">&lt;</text:span><text:span text:style-name="T16">style</text:span><text:span text:style-name="T9">&gt;</text:span><text:span text:style-name="T16"><text:line-break/>.dropdown </text:span><text:span text:style-name="T1">{</text:span><text:span text:style-name="T5"><text:line-break/> <text:s/>position</text:span><text:span text:style-name="T1">:</text:span><text:span text:style-name="T9"> relative</text:span><text:span text:style-name="T1">;</text:span><text:span text:style-name="T5"><text:line-break/> <text:s/>display</text:span><text:span text:style-name="T1">:</text:span><text:span text:style-name="T9"> inline-block</text:span><text:span text:style-name="T1">;</text:span><text:span text:style-name="T5"><text:line-break/></text:span><text:span text:style-name="T1">}</text:span><text:span text:style-name="T16"><text:line-break/><text:line-break/>.dropdown-content </text:span><text:span text:style-name="T1">{</text:span><text:span text:style-name="T5"><text:line-break/> <text:s/>display</text:span><text:span text:style-name="T1">:</text:span><text:span text:style-name="T9"> none</text:span><text:span text:style-name="T1">;</text:span><text:span text:style-name="T5"><text:line-break/> <text:s/>position</text:span><text:span text:style-name="T1">:</text:span><text:span text:style-name="T9"> absolute</text:span><text:span text:style-name="T1">;</text:span><text:span text:style-name="T5"><text:line-break/> <text:s/>background-color</text:span><text:span text:style-name="T1">:</text:span><text:span text:style-name="T9"> #f9f9f9</text:span><text:span text:style-name="T1">;</text:span><text:span text:style-name="T5"><text:line-break/> <text:s/>min-width</text:span><text:span text:style-name="T1">:</text:span><text:span text:style-name="T9"> 160px</text:span><text:span text:style-name="T1">;</text:span><text:span text:style-name="T5"><text:line-break/> <text:s/>box-shadow</text:span><text:span text:style-name="T1">:</text:span><text:span text:style-name="T9"> 0px 8px 16px 0px rgba(0,0,0,0.2)</text:span><text:span text:style-name="T1">;</text:span><text:span text:style-name="T5"><text:line-break/> <text:s/>padding</text:span><text:span text:style-name="T1">:</text:span><text:span text:style-name="T9"> 12px 16px</text:span><text:span text:style-name="T1">;</text:span><text:span text:style-name="T5"><text:line-break/> <text:s/>z-index</text:span><text:span text:style-name="T1">:</text:span><text:span text:style-name="T9"> 1</text:span><text:span text:style-name="T1">;</text:span><text:span text:style-name="T5"><text:line-break/></text:span><text:span text:style-name="T1">}</text:span><text:span text:style-name="T16"><text:line-break/><text:line-break/>.dropdown:hover .dropdown-content </text:span><text:span text:style-name="T1">{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</text:span><text:span text:style-name="T1">}</text:span><text:span text:style-name="T16"><text:line-break/></text:span><text:span text:style-name="T9">&lt;</text:span><text:span text:style-name="T16">/style</text:span><text:span text:style-name="T9">&gt;</text:span><text:line-break/><text:line-break/><text:span text:style-name="T9">&lt;</text:span><text:span text:style-name="T16">div</text:span><text:span text:style-name="T5"> class</text:span><text:span text:style-name="T9">="dropdown"&gt;</text:span><text:line-break/> <text:s/><text:span text:style-name="T9">&lt;</text:span><text:span text:style-name="T16">span</text:span><text:span text:style-name="T9">&gt;</text:span>Mouse over me<text:span text:style-name="T9">&lt;</text:span><text:span text:style-name="T16">/span</text:span><text:span text:style-name="T9">&gt;</text:span><text:line-break/> <text:s/><text:span text:style-name="T9">&lt;</text:span><text:span text:style-name="T16">div</text:span><text:span text:style-name="T5"> class</text:span><text:span text:style-name="T9">="dropdown-content"&gt;</text:span><text:line-break/> <text:s text:c="3"/><text:span text:style-name="T9">&lt;</text:span><text:span text:style-name="T16">p</text:span><text:span text:style-name="T9">&gt;</text:span>Hello World!<text:span text:style-name="T9">&lt;</text:span><text:span text:style-name="T16">/p</text:span><text:span text:style-name="T9">&gt;</text:span><text:line-break/> <text:s/>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 </text:p>
      <text:p text:style-name="P2"/>
      <text:p text:style-name="P2"><text:span text:style-name="T9">&lt;</text:span><text:span text:style-name="T16">style</text:span><text:span text:style-name="T9">&gt;</text:span><text:span text:style-name="T16"><text:line-break/></text:span><text:span text:style-name="T19">/* Style The Dropdown Button */</text:span><text:span text:style-name="T16"><text:line-break/>.dropbtn </text:span><text:span text:style-name="T1">{</text:span><text:span text:style-name="T5"><text:line-break/> <text:s/>background-color</text:span><text:span text:style-name="T1">:</text:span><text:span text:style-name="T9"> #4CAF50</text:span><text:span text:style-name="T1">;</text:span><text:span text:style-name="T5"><text:line-break/> <text:s/>color</text:span><text:span text:style-name="T1">:</text:span><text:span text:style-name="T9"> white</text:span><text:span text:style-name="T1">;</text:span><text:span text:style-name="T5"><text:line-break/> <text:s/>padding</text:span><text:span text:style-name="T1">:</text:span><text:span text:style-name="T9"> 16px</text:span><text:span text:style-name="T1">;</text:span><text:span text:style-name="T5"><text:line-break/> <text:s/>font-size</text:span><text:span text:style-name="T1">:</text:span><text:span text:style-name="T9"> 16px</text:span><text:span text:style-name="T1">;</text:span><text:span text:style-name="T5"><text:line-break/> <text:s/>border</text:span><text:span text:style-name="T1">:</text:span><text:span text:style-name="T9"> none</text:span><text:span text:style-name="T1">;</text:span><text:span text:style-name="T5"><text:line-break/> <text:s/>cursor</text:span><text:span text:style-name="T1">:</text:span><text:span text:style-name="T9"> pointer</text:span><text:span text:style-name="T1">;</text:span><text:span text:style-name="T5"><text:line-break/></text:span><text:span text:style-name="T1">}</text:span><text:span text:style-name="T16"><text:line-break/><text:line-break/></text:span><text:span text:style-name="T19">/* The container &lt;div&gt; - needed to position the dropdown content */</text:span><text:span text:style-name="T16"><text:line-break/>.dropdown </text:span><text:span text:style-name="T1">{</text:span><text:span text:style-name="T5"><text:line-break/> <text:s/>position</text:span><text:span text:style-name="T1">:</text:span><text:span text:style-name="T9"> relative</text:span><text:span text:style-name="T1">;</text:span><text:span text:style-name="T5"><text:line-break/> <text:s/>display</text:span><text:span text:style-name="T1">:</text:span><text:span text:style-name="T9"> inline-block</text:span><text:span text:style-name="T1">;</text:span><text:span text:style-name="T5"><text:line-break/></text:span><text:span text:style-name="T1">}</text:span><text:span text:style-name="T16"><text:line-break/><text:line-break/></text:span><text:span text:style-name="T19">/* Dropdown Content (Hidden by Default) */</text:span><text:span text:style-name="T16"><text:line-break/>.dropdown-content </text:span><text:span text:style-name="T1">{</text:span><text:span text:style-name="T5"><text:line-break/> <text:s/>display</text:span><text:span text:style-name="T1">:</text:span><text:span text:style-name="T9"> none</text:span><text:span text:style-name="T1">;</text:span><text:span text:style-name="T5"><text:line-break/> <text:s/>position</text:span><text:span text:style-name="T1">:</text:span><text:span text:style-name="T9"> absolute</text:span><text:span text:style-name="T1">;</text:span><text:span text:style-name="T5"><text:line-break/> <text:s/>background-color</text:span><text:span text:style-name="T1">:</text:span><text:span text:style-name="T9"> #f9f9f9</text:span><text:span text:style-name="T1">;</text:span><text:span text:style-name="T5"><text:line-break/> <text:s/>min-width</text:span><text:span text:style-name="T1">:</text:span><text:span text:style-name="T9"> 160px</text:span><text:span text:style-name="T1">;</text:span><text:span text:style-name="T5"><text:line-break/> <text:s/>box-shadow</text:span><text:span text:style-name="T1">:</text:span><text:span text:style-name="T9"> 0px 8px 16px 0px rgba(0,0,0,0.2)</text:span><text:span text:style-name="T1">;</text:span><text:span text:style-name="T5"><text:line-break/> <text:s/>z-index</text:span><text:span text:style-name="T1">:</text:span><text:span text:style-name="T9"> 1</text:span><text:span text:style-name="T1">;</text:span><text:span text:style-name="T5"><text:line-break/></text:span><text:span text:style-name="T1">}</text:span><text:span text:style-name="T16"><text:line-break/><text:line-break/></text:span><text:span text:style-name="T19">/* Links inside the dropdown */</text:span><text:span text:style-name="T16"><text:line-break/>.dropdown-content a </text:span><text:span text:style-name="T1">{</text:span><text:span text:style-name="T5"><text:line-break/> <text:s/>color</text:span><text:span text:style-name="T1">:</text:span><text:span text:style-name="T9"> black</text:span><text:span text:style-name="T1">;</text:span><text:span text:style-name="T5"><text:line-break/> <text:s/>padding</text:span><text:span text:style-name="T1">:</text:span><text:span text:style-name="T9"> 12px 16px</text:span><text:span text:style-name="T1">;</text:span><text:span text:style-name="T5"><text:line-break/> <text:s/>text-decoration</text:span><text:span text:style-name="T1">:</text:span><text:span text:style-name="T9"> none</text:span><text:span text:style-name="T1">;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</text:span><text:span text:style-name="T1">}</text:span><text:span text:style-name="T16"><text:line-break/><text:line-break/></text:span><text:span text:style-name="T19">/* Change color of dropdown links on hover */</text:span><text:span text:style-name="T16"><text:line-break/>.dropdown-content a:hover </text:span><text:span text:style-name="T1">{</text:span><text:span text:style-name="T5">background-color</text:span><text:span text:style-name="T1">:</text:span><text:span text:style-name="T9"> #f1f1f1</text:span><text:span text:style-name="T1">}</text:span><text:span text:style-name="T16"><text:line-break/><text:line-break/></text:span><text:span text:style-name="T19">/* Show the dropdown menu on hover */</text:span><text:span text:style-name="T16"><text:line-break/>.dropdown:hover .dropdown-content </text:span><text:span text:style-name="T1">{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</text:span><text:span text:style-name="T1">}</text:span><text:span text:style-name="T16"><text:line-break/><text:line-break/></text:span><text:span text:style-name="T19">/* Change the background color of the dropdown button when the dropdown content is shown */</text:span><text:span text:style-name="T16"><text:line-break/>.dropdown:hover .dropbtn </text:span><text:span text:style-name="T1">{</text:span><text:span text:style-name="T5"><text:line-break/> <text:s/>background-color</text:span><text:span text:style-name="T1">:</text:span><text:span text:style-name="T9"> #3e8e41</text:span><text:span text:style-name="T1">;</text:span><text:span text:style-name="T5"><text:line-break/></text:span><text:span text:style-name="T1">}</text:span><text:span text:style-name="T16"><text:line-break/></text:span><text:span text:style-name="T9">&lt;</text:span><text:span text:style-name="T16">/style</text:span><text:span text:style-name="T9">&gt;</text:span><text:line-break/><text:line-break/><text:span text:style-name="T9">&lt;</text:span><text:span text:style-name="T16">div</text:span><text:span text:style-name="T5"> class</text:span><text:span text:style-name="T9">="dropdown"&gt;</text:span><text:line-break/> <text:s/><text:span text:style-name="T9">&lt;</text:span><text:span text:style-name="T16">button</text:span><text:span text:style-name="T5"> class</text:span><text:span text:style-name="T9">="dropbtn"&gt;</text:span>Dropdown<text:span text:style-name="T9">&lt;</text:span><text:span text:style-name="T16">/button</text:span><text:span text:style-name="T9">&gt;</text:span><text:line-break/> <text:s/><text:span text:style-name="T9">&lt;</text:span><text:span text:style-name="T16">div</text:span><text:span text:style-name="T5"> class</text:span><text:span text:style-name="T9">="dropdown-content"&gt;</text:span><text:line-break/> <text:s text:c="3"/><text:span text:style-name="T9">&lt;</text:span><text:span text:style-name="T16">a</text:span><text:span text:style-name="T5"> href</text:span><text:span text:style-name="T9">="#"&gt;</text:span>Link 1<text:span text:style-name="T9">&lt;</text:span><text:span text:style-name="T16">/a</text:span><text:span text:style-name="T9">&gt;</text:span><text:line-break/> <text:s text:c="3"/><text:span text:style-name="T9">&lt;</text:span><text:span text:style-name="T16">a</text:span><text:span text:style-name="T5"> href</text:span><text:span text:style-name="T9">="#"&gt;</text:span>Link 2<text:span text:style-name="T9">&lt;</text:span><text:span text:style-name="T16">/a</text:span><text:span text:style-name="T9">&gt;</text:span><text:line-break/> <text:s text:c="3"/><text:span text:style-name="T9">&lt;</text:span><text:span text:style-name="T16">a</text:span><text:span text:style-name="T5"> href</text:span><text:span text:style-name="T9">="#"&gt;</text:span>Link 3<text:span text:style-name="T9">&lt;</text:span><text:span text:style-name="T16">/a</text:span><text:span text:style-name="T9">&gt;</text:span><text:line-break/> <text:s/>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 </text:p>
      <text:p text:style-name="P2"/>
      <text:p text:style-name="P27">.dropdown-content <text:span text:style-name="T1">{</text:span><text:span text:style-name="T5"><text:line-break/> <text:s/>right</text:span><text:span text:style-name="T1">:</text:span><text:span text:style-name="T9"> 0</text:span><text:span text:style-name="T1">;</text:span><text:span text:style-name="T5"><text:line-break/></text:span><text:span text:style-name="T1">}</text:span></text:p>
      <text:p text:style-name="P11">Image Gallery</text:p>
      <text:p text:style-name="P2"><text:span text:style-name="T9">&lt;</text:span><text:span text:style-name="T16">html</text:span><text:span text:style-name="T9">&gt;</text:span><text:line-break/><text:span text:style-name="T9">&lt;</text:span><text:span text:style-name="T16">head</text:span><text:span text:style-name="T9">&gt;</text:span><text:line-break/><text:span text:style-name="T9">&lt;</text:span><text:span text:style-name="T16">style</text:span><text:span text:style-name="T9">&gt;</text:span><text:span text:style-name="T16"><text:line-break/>div.gallery </text:span><text:span text:style-name="T1">{</text:span><text:span text:style-name="T5"><text:line-break/> <text:s/>margin</text:span><text:span text:style-name="T1">:</text:span><text:span text:style-name="T9"> 5px</text:span><text:span text:style-name="T1">;</text:span><text:span text:style-name="T5"><text:line-break/> <text:s/>border</text:span><text:span text:style-name="T1">:</text:span><text:span text:style-name="T9"> 1px solid #ccc</text:span><text:span text:style-name="T1">;</text:span><text:span text:style-name="T5"><text:line-break/> <text:s/>float</text:span><text:span text:style-name="T1">:</text:span><text:span text:style-name="T9"> left</text:span><text:span text:style-name="T1">;</text:span><text:span text:style-name="T5"><text:line-break/> <text:s/>width</text:span><text:span text:style-name="T1">:</text:span><text:span text:style-name="T9"> 180px</text:span><text:span text:style-name="T1">;</text:span><text:span text:style-name="T5"><text:line-break/></text:span><text:span text:style-name="T1">}</text:span><text:span text:style-name="T16"><text:line-break/><text:line-break/>div.gallery:hover </text:span><text:span text:style-name="T1">{</text:span><text:span text:style-name="T5"><text:line-break/> <text:s/>border</text:span><text:span text:style-name="T1">:</text:span><text:span text:style-name="T9"> 1px solid #777</text:span><text:span text:style-name="T1">;</text:span><text:span text:style-name="T5"><text:line-break/></text:span><text:span text:style-name="T1">}</text:span><text:span text:style-name="T16"><text:line-break/><text:line-break/>div.gallery img </text:span><text:span text:style-name="T1">{</text:span><text:span text:style-name="T5"><text:line-break/> <text:s/>width</text:span><text:span text:style-name="T1">:</text:span><text:span text:style-name="T9"> 100%</text:span><text:span text:style-name="T1">;</text:span><text:span text:style-name="T5"><text:line-break/> <text:s/>height</text:span><text:span text:style-name="T1">:</text:span><text:span text:style-name="T9"> auto</text:span><text:span text:style-name="T1">;</text:span><text:span text:style-name="T5"><text:line-break/></text:span><text:span text:style-name="T1">}</text:span><text:span text:style-name="T16"><text:line-break/><text:line-break/>div.desc </text:span><text:span text:style-name="T1">{</text:span><text:span text:style-name="T5"><text:line-break/> <text:s/>padding</text:span><text:span text:style-name="T1">:</text:span><text:span text:style-name="T9"> 15px</text:span><text:span text:style-name="T1">;</text:span><text:span text:style-name="T5"><text:line-break/> <text:s/>text-align</text:span><text:span text:style-name="T1">:</text:span><text:span text:style-name="T9"> center</text:span><text:span text:style-name="T1">;</text:span><text:span text:style-name="T5"><text:line-break/></text:span><text:span text:style-name="T1">}</text:span><text:span text:style-name="T16"><text:line-break/></text:span><text:span text:style-name="T9">&lt;</text:span><text:span text:style-name="T16">/style</text:span><text:span text:style-name="T9">&gt;</text:span><text:line-break/><text:span text:style-name="T9">&lt;</text:span><text:span text:style-name="T16">/head</text:span><text:span text:style-name="T9">&gt;</text:span><text:line-break/><text:span text:style-name="T9">&lt;</text:span><text:span text:style-name="T16">body</text:span><text:span text:style-name="T9">&gt;</text:span><text:line-break/><text:line-break/><text:span text:style-name="T9">&lt;</text:span><text:span text:style-name="T16">div</text:span><text:span text:style-name="T5"> class</text:span><text:span text:style-name="T9">="gallery"&gt;</text:span><text:line-break/> <text:s/><text:span text:style-name="T9">&lt;</text:span><text:span text:style-name="T16">a</text:span><text:span text:style-name="T5"> target</text:span><text:span text:style-name="T9">="_blank"</text:span><text:span text:style-name="T5"> href</text:span><text:span text:style-name="T9">="img_5terre.jpg"&gt;</text:span><text:line-break/> <text:s text:c="3"/><text:span text:style-name="T9">&lt;</text:span><text:span text:style-name="T16">img</text:span><text:span text:style-name="T5"> src</text:span><text:span text:style-name="T9">="img_5terre.jpg"</text:span><text:span text:style-name="T5"> alt</text:span><text:span text:style-name="T9">="Cinque Terre"</text:span><text:span text:style-name="T5"> width</text:span><text:span text:style-name="T9">="600"</text:span><text:span text:style-name="T5"> height</text:span><text:span text:style-name="T9">="400"&gt;</text:span><text:line-break/> <text:s/><text:span text:style-name="T9">&lt;</text:span><text:span text:style-name="T16">/a</text:span><text:span text:style-name="T9">&gt;</text:span><text:line-break/> <text:s/><text:span text:style-name="T9">&lt;</text:span><text:span text:style-name="T16">div</text:span><text:span text:style-name="T5"> class</text:span><text:span text:style-name="T9">="desc"&gt;</text:span>Add a description of the image here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<text:line-break/><text:line-break/><text:span text:style-name="T9">&lt;</text:span><text:span text:style-name="T16">div</text:span><text:span text:style-name="T5"> class</text:span><text:span text:style-name="T9">="gallery"&gt;</text:span><text:line-break/> <text:s/><text:span text:style-name="T9">&lt;</text:span><text:span text:style-name="T16">a</text:span><text:span text:style-name="T5"> target</text:span><text:span text:style-name="T9">="_blank"</text:span><text:span text:style-name="T5"> href</text:span><text:span text:style-name="T9">="img_forest.jpg"&gt;</text:span><text:line-break/> <text:s text:c="3"/><text:span text:style-name="T9">&lt;</text:span><text:span text:style-name="T16">img</text:span><text:span text:style-name="T5"> src</text:span><text:span text:style-name="T9">="img_forest.jpg"</text:span><text:span text:style-name="T5"> alt</text:span><text:span text:style-name="T9">="Forest"</text:span><text:span text:style-name="T5"> width</text:span><text:span text:style-name="T9">="600"</text:span><text:span text:style-name="T5"> height</text:span><text:span text:style-name="T9">="400"&gt;</text:span><text:line-break/> <text:s/><text:span text:style-name="T9">&lt;</text:span><text:span text:style-name="T16">/a</text:span><text:span text:style-name="T9">&gt;</text:span><text:line-break/> <text:s/><text:span text:style-name="T9">&lt;</text:span><text:span text:style-name="T16">div</text:span><text:span text:style-name="T5"> class</text:span><text:span text:style-name="T9">="desc"&gt;</text:span>Add a description of the image here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<text:line-break/><text:line-break/><text:span text:style-name="T9">&lt;</text:span><text:span text:style-name="T16">div</text:span><text:span text:style-name="T5"> class</text:span><text:span text:style-name="T9">="gallery"&gt;</text:span><text:line-break/> <text:s/><text:span text:style-name="T9">&lt;</text:span><text:span text:style-name="T16">a</text:span><text:span text:style-name="T5"> target</text:span><text:span text:style-name="T9">="_blank"</text:span><text:span text:style-name="T5"> href</text:span><text:span text:style-name="T9">="img_lights.jpg"&gt;</text:span><text:line-break/> <text:s text:c="3"/><text:span text:style-name="T9">&lt;</text:span><text:span text:style-name="T16">img</text:span><text:span text:style-name="T5"> src</text:span><text:span text:style-name="T9">="img_lights.jpg"</text:span><text:span text:style-name="T5"> alt</text:span><text:span text:style-name="T9">="Northern Lights"</text:span><text:span text:style-name="T5"> width</text:span><text:span text:style-name="T9">="600"</text:span><text:span text:style-name="T5"> height</text:span><text:span text:style-name="T9">="400"&gt;</text:span><text:line-break/> <text:s/><text:span text:style-name="T9">&lt;</text:span><text:span text:style-name="T16">/a</text:span><text:span text:style-name="T9">&gt;</text:span><text:line-break/> <text:s/><text:span text:style-name="T9">&lt;</text:span><text:span text:style-name="T16">div</text:span><text:span text:style-name="T5"> class</text:span><text:span text:style-name="T9">="desc"&gt;</text:span>Add a description of the image here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<text:line-break/><text:line-break/><text:span text:style-name="T9">&lt;</text:span><text:span text:style-name="T16">div</text:span><text:span text:style-name="T5"> class</text:span><text:span text:style-name="T9">="gallery"&gt;</text:span><text:line-break/> <text:s/><text:span text:style-name="T9">&lt;</text:span><text:span text:style-name="T16">a</text:span><text:span text:style-name="T5"> target</text:span><text:span text:style-name="T9">="_blank"</text:span><text:span text:style-name="T5"> href</text:span><text:span text:style-name="T9">="img_mountains.jpg"&gt;</text:span><text:line-break/> <text:s text:c="3"/><text:span text:style-name="T9">&lt;</text:span><text:span text:style-name="T16">img</text:span><text:span text:style-name="T5"> src</text:span><text:span text:style-name="T9">="img_mountains.jpg"</text:span><text:span text:style-name="T5"> alt</text:span><text:span text:style-name="T9">="Mountains"</text:span><text:span text:style-name="T5"> width</text:span><text:span text:style-name="T9">="600"</text:span><text:span text:style-name="T5"> height</text:span><text:span text:style-name="T9">="400"&gt;</text:span><text:line-break/> <text:s/><text:span text:style-name="T9">&lt;</text:span><text:span text:style-name="T16">/a</text:span><text:span text:style-name="T9">&gt;</text:span><text:line-break/> <text:s/><text:span text:style-name="T9">&lt;</text:span><text:span text:style-name="T16">div</text:span><text:span text:style-name="T5"> class</text:span><text:span text:style-name="T9">="desc"&gt;</text:span>Add a description of the <text:soft-page-break/>image here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<text:line-break/><text:line-break/><text:span text:style-name="T9">&lt;</text:span><text:span text:style-name="T16">/body</text:span><text:span text:style-name="T9">&gt;</text:span><text:line-break/><text:span text:style-name="T9">&lt;</text:span><text:span text:style-name="T16">/html</text:span><text:span text:style-name="T9">&gt;</text:span> </text:p>
      <text:p text:style-name="P12">Image sprites</text:p>
      <text:p text:style-name="P27">#home <text:span text:style-name="T1">{</text:span><text:span text:style-name="T5"><text:line-break/> <text:s/>width</text:span><text:span text:style-name="T1">:</text:span><text:span text:style-name="T9"> 46px</text:span><text:span text:style-name="T1">;</text:span><text:span text:style-name="T5"><text:line-break/> <text:s/>height</text:span><text:span text:style-name="T1">:</text:span><text:span text:style-name="T9"> 44px</text:span><text:span text:style-name="T1">;</text:span><text:span text:style-name="T5"><text:line-break/> <text:s/>background</text:span><text:span text:style-name="T1">:</text:span><text:span text:style-name="T9"> url(img_navsprites.gif) 0 0</text:span><text:span text:style-name="T1">;</text:span><text:span text:style-name="T5"><text:line-break/></text:span><text:span text:style-name="T1">}</text:span></text:p>
      <text:p text:style-name="P2"/>
      <text:p text:style-name="P27">#navlist <text:span text:style-name="T1">{</text:span><text:span text:style-name="T5"><text:line-break/> <text:s/>position</text:span><text:span text:style-name="T1">:</text:span><text:span text:style-name="T9"> relative</text:span><text:span text:style-name="T1">;</text:span><text:span text:style-name="T5"><text:line-break/></text:span><text:span text:style-name="T1">}</text:span><text:line-break/><text:line-break/>#navlist li <text:span text:style-name="T1">{</text:span><text:span text:style-name="T5"><text:line-break/> <text:s/>margin</text:span><text:span text:style-name="T1">:</text:span><text:span text:style-name="T9"> 0</text:span><text:span text:style-name="T1">;</text:span><text:span text:style-name="T5"><text:line-break/> <text:s/>padding</text:span><text:span text:style-name="T1">:</text:span><text:span text:style-name="T9"> 0</text:span><text:span text:style-name="T1">;</text:span><text:span text:style-name="T5"><text:line-break/> <text:s/>list-style</text:span><text:span text:style-name="T1">:</text:span><text:span text:style-name="T9"> none</text:span><text:span text:style-name="T1">;</text:span><text:span text:style-name="T5"><text:line-break/> <text:s/>position</text:span><text:span text:style-name="T1">:</text:span><text:span text:style-name="T9"> absolute</text:span><text:span text:style-name="T1">;</text:span><text:span text:style-name="T5"><text:line-break/> <text:s/>top</text:span><text:span text:style-name="T1">:</text:span><text:span text:style-name="T9"> 0</text:span><text:span text:style-name="T1">;</text:span><text:span text:style-name="T5"><text:line-break/></text:span><text:span text:style-name="T1">}</text:span><text:line-break/><text:line-break/>#navlist li, #navlist a <text:span text:style-name="T1">{</text:span><text:span text:style-name="T5"><text:line-break/> <text:s/>height</text:span><text:span text:style-name="T1">:</text:span><text:span text:style-name="T9"> 44px</text:span><text:span text:style-name="T1">;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</text:span><text:span text:style-name="T1">}</text:span><text:line-break/><text:line-break/>#home <text:span text:style-name="T1">{</text:span><text:span text:style-name="T5"><text:line-break/> <text:s/>left</text:span><text:span text:style-name="T1">:</text:span><text:span text:style-name="T9"> 0px</text:span><text:span text:style-name="T1">;</text:span><text:span text:style-name="T5"><text:line-break/> <text:s/>width</text:span><text:span text:style-name="T1">:</text:span><text:span text:style-name="T9"> 46px</text:span><text:span text:style-name="T1">;</text:span><text:span text:style-name="T5"><text:line-break/> <text:s/>background</text:span><text:span text:style-name="T1">:</text:span><text:span text:style-name="T9"> url('img_navsprites.gif') 0 0</text:span><text:span text:style-name="T1">;</text:span><text:span text:style-name="T5"><text:line-break/></text:span><text:span text:style-name="T1">}</text:span><text:line-break/><text:line-break/>#prev <text:span text:style-name="T1">{</text:span><text:span text:style-name="T5"><text:line-break/> <text:s/>left</text:span><text:span text:style-name="T1">:</text:span><text:span text:style-name="T9"> 63px</text:span><text:span text:style-name="T1">;</text:span><text:span text:style-name="T5"><text:line-break/> <text:s/>width</text:span><text:span text:style-name="T1">:</text:span><text:span text:style-name="T9"> 43px</text:span><text:span text:style-name="T1">;</text:span><text:span text:style-name="T5"><text:line-break/> <text:s/>background</text:span><text:span text:style-name="T1">:</text:span><text:span text:style-name="T9"> url('img_navsprites.gif') -47px 0</text:span><text:span text:style-name="T1">;</text:span><text:span text:style-name="T5"><text:line-break/></text:span><text:span text:style-name="T1">}</text:span><text:line-break/><text:line-break/>#next <text:span text:style-name="T1">{</text:span><text:span text:style-name="T5"><text:line-break/> <text:s/>left</text:span><text:span text:style-name="T1">:</text:span><text:span text:style-name="T9"> 129px</text:span><text:span text:style-name="T1">;</text:span><text:span text:style-name="T5"><text:line-break/> <text:s/>width</text:span><text:span text:style-name="T1">:</text:span><text:span text:style-name="T9"> 43px</text:span><text:span text:style-name="T1">;</text:span><text:span text:style-name="T5"><text:line-break/> <text:s/>background</text:span><text:span text:style-name="T1">:</text:span><text:span text:style-name="T9"> url('img_navsprites.gif') -91px 0</text:span><text:span text:style-name="T1">;</text:span><text:span text:style-name="T5"><text:line-break/></text:span><text:span text:style-name="T1">}</text:span></text:p>
      <text:p text:style-name="P2"/>
      <text:p text:style-name="P27">#home a:hover <text:span text:style-name="T1">{</text:span><text:span text:style-name="T5"><text:line-break/> <text:s/>background</text:span><text:span text:style-name="T1">:</text:span><text:span text:style-name="T9"> url('img_navsprites_hover.gif') 0 -45px</text:span><text:span text:style-name="T1">;</text:span><text:span text:style-name="T5"><text:line-break/></text:span><text:span text:style-name="T1">}</text:span><text:line-break/><text:line-break/>#prev a:hover <text:span text:style-name="T1">{</text:span><text:span text:style-name="T5"><text:line-break/> <text:s/>background</text:span><text:span text:style-name="T1">:</text:span><text:span text:style-name="T9"> url('img_navsprites_hover.gif') -47px -45px</text:span><text:span text:style-name="T1">;</text:span><text:span text:style-name="T5"><text:line-break/></text:span><text:span text:style-name="T1">}</text:span><text:line-break/><text:line-break/>#next a:hover <text:span text:style-name="T1">{</text:span><text:span text:style-name="T5"><text:line-break/> <text:s/>background</text:span><text:span text:style-name="T1">:</text:span><text:span text:style-name="T9"> url('img_navsprites_hover.gif') -91px -45px</text:span><text:span text:style-name="T1">;</text:span><text:span text:style-name="T5"><text:line-break/></text:span><text:span text:style-name="T1">}</text:span></text:p>
      <text:p text:style-name="P12">Attribute selectors</text:p>
      <text:p text:style-name="P27">a[target] <text:span text:style-name="T1">{</text:span><text:span text:style-name="T5"><text:line-break/> <text:s/>background-color</text:span><text:span text:style-name="T1">:</text:span><text:span text:style-name="T9"> yellow</text:span><text:span text:style-name="T1">;</text:span><text:span text:style-name="T5"><text:line-break/></text:span><text:span text:style-name="T1">}</text:span></text:p>
      <text:p text:style-name="P2"/>
      <text:p text:style-name="P27">a[target="_blank"] <text:span text:style-name="T1">{</text:span><text:span text:style-name="T5"> <text:line-break/> <text:s/>background-color</text:span><text:span text:style-name="T1">:</text:span><text:span text:style-name="T9"> yellow</text:span><text:span text:style-name="T1">;</text:span><text:span text:style-name="T5"><text:line-break/></text:span><text:span text:style-name="T1">}</text:span></text:p>
      <text:p text:style-name="P2"/>
      <text:p text:style-name="P27">[title~="flower"] <text:span text:style-name="T1">{</text:span><text:span text:style-name="T5"><text:line-break/> <text:s/>border</text:span><text:span text:style-name="T1">:</text:span><text:span text:style-name="T9"> 5px solid yellow</text:span><text:span text:style-name="T1">;</text:span><text:span text:style-name="T5"><text:line-break/></text:span><text:span text:style-name="T1">}</text:span></text:p>
      <text:p text:style-name="P27">[class|="top"] <text:span text:style-name="T1">{</text:span><text:span text:style-name="T5"><text:line-break/> <text:s/>background</text:span><text:span text:style-name="T1">:</text:span><text:span text:style-name="T9"> yellow</text:span><text:span text:style-name="T1">;</text:span><text:span text:style-name="T5"><text:line-break/></text:span><text:span text:style-name="T1">}</text:span></text:p>
      <text:p text:style-name="P2"/>
      <text:p text:style-name="P27">[class^="top"] <text:span text:style-name="T1">{</text:span><text:span text:style-name="T5"><text:line-break/> <text:s/>background</text:span><text:span text:style-name="T1">:</text:span><text:span text:style-name="T9"> yellow</text:span><text:span text:style-name="T1">;</text:span><text:span text:style-name="T5"><text:line-break/></text:span><text:span text:style-name="T1">}</text:span></text:p>
      <text:p text:style-name="P2"/>
      <text:p text:style-name="P27">[class$="test"] <text:span text:style-name="T1">{</text:span><text:span text:style-name="T5"><text:line-break/> <text:s/>background</text:span><text:span text:style-name="T1">:</text:span><text:span text:style-name="T9"> yellow</text:span><text:span text:style-name="T1">;</text:span><text:span text:style-name="T5"><text:line-break/></text:span><text:span text:style-name="T1">}</text:span></text:p>
      <text:p text:style-name="P2"/>
      <text:p text:style-name="P27">[class*="te"] <text:span text:style-name="T1">{</text:span><text:span text:style-name="T5"><text:line-break/> <text:s/>background</text:span><text:span text:style-name="T1">:</text:span><text:span text:style-name="T9"> yellow</text:span><text:span text:style-name="T1">;</text:span><text:span text:style-name="T5"><text:line-break/></text:span><text:span text:style-name="T1">}</text:span></text:p>
      <text:p text:style-name="P2"/>
      <text:p text:style-name="P27">input[type="text"] <text:span text:style-name="T1">{</text:span><text:span text:style-name="T5"><text:line-break/> <text:s/>width</text:span><text:span text:style-name="T1">:</text:span><text:span text:style-name="T9"> 150px</text:span><text:span text:style-name="T1">;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 <text:s/>margin-bottom</text:span><text:span text:style-name="T1">:</text:span><text:span text:style-name="T9"> 10px</text:span><text:span text:style-name="T1">;</text:span><text:span text:style-name="T5"><text:line-break/> <text:s/>background-color</text:span><text:span text:style-name="T1">:</text:span><text:span text:style-name="T9"> yellow</text:span><text:span text:style-name="T1">;</text:span><text:span text:style-name="T5"><text:line-break/></text:span><text:span text:style-name="T1">}</text:span><text:line-break/><text:line-break/>input[type="button"] <text:span text:style-name="T1">{</text:span><text:span text:style-name="T5"><text:line-break/> <text:s/>width</text:span><text:span text:style-name="T1">:</text:span><text:span text:style-name="T9"> 120px</text:span><text:span text:style-name="T1">;</text:span><text:span text:style-name="T5"><text:line-break/> <text:s/>margin-left</text:span><text:span text:style-name="T1">:</text:span><text:span text:style-name="T9"> 35px</text:span><text:span text:style-name="T1">;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</text:span><text:span text:style-name="T1">}</text:span></text:p>
      <text:p text:style-name="P13">Forms</text:p>
      <text:p text:style-name="P27">input <text:span text:style-name="T1">{</text:span><text:span text:style-name="T5"><text:line-break/> <text:s/>width</text:span><text:span text:style-name="T1">:</text:span><text:span text:style-name="T9"> 100%</text:span><text:span text:style-name="T1">;</text:span><text:span text:style-name="T5"><text:line-break/></text:span><text:span text:style-name="T1">}</text:span></text:p>
      <text:p text:style-name="P2"/>
      <text:p text:style-name="P27">input[type=text] <text:span text:style-name="T1">{</text:span><text:span text:style-name="T5"><text:line-break/> <text:s/>width</text:span><text:span text:style-name="T1">:</text:span><text:span text:style-name="T9"> 100%</text:span><text:span text:style-name="T1">;</text:span><text:span text:style-name="T5"><text:line-break/> <text:s/>padding</text:span><text:span text:style-name="T1">:</text:span><text:span text:style-name="T9"> 12px 20px</text:span><text:span text:style-name="T1">;</text:span><text:span text:style-name="T5"><text:line-break/> <text:s/>margin</text:span><text:span text:style-name="T1">:</text:span><text:span text:style-name="T9"> 8px 0</text:span><text:span text:style-name="T1">;</text:span><text:span text:style-name="T5"><text:line-break/> <text:s/>box-sizing</text:span><text:span text:style-name="T1">:</text:span><text:span text:style-name="T9"> border-box</text:span><text:span text:style-name="T1">;</text:span><text:span text:style-name="T5"><text:line-break/></text:span><text:span text:style-name="T1">}</text:span></text:p>
      <text:p text:style-name="P2"/>
      <text:p text:style-name="P27">input[type=text] <text:span text:style-name="T1">{</text:span><text:span text:style-name="T5"><text:line-break/> <text:s/>border</text:span><text:span text:style-name="T1">:</text:span><text:span text:style-name="T9"> 2px solid red</text:span><text:span text:style-name="T1">;</text:span><text:span text:style-name="T5"><text:line-break/> <text:s/>border-radius</text:span><text:span text:style-name="T1">:</text:span><text:span text:style-name="T9"> 4px</text:span><text:span text:style-name="T1">;</text:span><text:span text:style-name="T5"><text:line-break/></text:span><text:span text:style-name="T1">}</text:span></text:p>
      <text:p text:style-name="P2"/>
      <text:p text:style-name="P27">input[type=text] <text:span text:style-name="T1">{</text:span><text:span text:style-name="T5"><text:line-break/> <text:s/>border</text:span><text:span text:style-name="T1">:</text:span><text:span text:style-name="T9"> none</text:span><text:span text:style-name="T1">;</text:span><text:span text:style-name="T5"><text:line-break/> <text:s/>border-bottom</text:span><text:span text:style-name="T1">:</text:span><text:span text:style-name="T9"> 2px solid red</text:span><text:span text:style-name="T1">;</text:span><text:span text:style-name="T5"><text:line-break/></text:span><text:span text:style-name="T1">}</text:span></text:p>
      <text:p text:style-name="P2"/>
      <text:p text:style-name="P27">input[type=text] <text:span text:style-name="T1">{</text:span><text:span text:style-name="T5"><text:line-break/> <text:s/>background-color</text:span><text:span text:style-name="T1">:</text:span><text:span text:style-name="T9"> #3CBC8D</text:span><text:span text:style-name="T1">;</text:span><text:span text:style-name="T5"><text:line-break/> <text:s/>color</text:span><text:span text:style-name="T1">:</text:span><text:span text:style-name="T9"> white</text:span><text:span text:style-name="T1">;</text:span><text:span text:style-name="T5"><text:line-break/></text:span><text:span text:style-name="T1">}</text:span></text:p>
      <text:p text:style-name="P2"/>
      <text:p text:style-name="P27">input[type=text]:focus <text:span text:style-name="T1">{</text:span><text:span text:style-name="T5"><text:line-break/> <text:s/>background-color</text:span><text:span text:style-name="T1">:</text:span><text:span text:style-name="T9"> lightblue</text:span><text:span text:style-name="T1">;</text:span><text:span text:style-name="T5"><text:line-break/></text:span><text:span text:style-name="T1">}</text:span></text:p>
      <text:p text:style-name="P2"/>
      <text:p text:style-name="P27">input[type=text]:focus <text:span text:style-name="T1">{</text:span><text:span text:style-name="T5"><text:line-break/> <text:s/>border</text:span><text:span text:style-name="T1">:</text:span><text:span text:style-name="T9"> 3px solid #555</text:span><text:span text:style-name="T1">;</text:span><text:span text:style-name="T5"><text:line-break/></text:span><text:span text:style-name="T1">}</text:span></text:p>
      <text:p text:style-name="P2"/>
      <text:p text:style-name="P27">input[type=text] <text:span text:style-name="T1">{</text:span><text:span text:style-name="T5"><text:line-break/> <text:s/>background-color</text:span><text:span text:style-name="T1">:</text:span><text:span text:style-name="T9"> white</text:span><text:span text:style-name="T1">;</text:span><text:span text:style-name="T5"><text:line-break/> <text:s/>background-image</text:span><text:span text:style-name="T1">:</text:span><text:span text:style-name="T9"> url('searchicon.png')</text:span><text:span text:style-name="T1">;</text:span><text:span text:style-name="T5"><text:line-break/> <text:s/>background-position</text:span><text:span text:style-name="T1">:</text:span><text:span text:style-name="T9"> 10px 10px</text:span><text:span text:style-name="T1">;</text:span><text:span text:style-name="T5"> <text:line-break/> <text:s/>background-repeat</text:span><text:span text:style-name="T1">:</text:span><text:span text:style-name="T9"> no-repeat</text:span><text:span text:style-name="T1">;</text:span><text:span text:style-name="T5"><text:line-break/> <text:s/>padding-left</text:span><text:span text:style-name="T1">:</text:span><text:span text:style-name="T9"> 40px</text:span><text:span text:style-name="T1">;</text:span><text:span text:style-name="T5"><text:line-break/></text:span><text:span text:style-name="T1">}</text:span></text:p>
      <text:p text:style-name="P2"/>
      <text:p text:style-name="P27">input[type=text] <text:span text:style-name="T1">{</text:span><text:span text:style-name="T5"><text:line-break/> <text:s/>transition</text:span><text:span text:style-name="T1">:</text:span><text:span text:style-name="T9"> width 0.4s ease-in-out</text:span><text:span text:style-name="T1">;</text:span><text:span text:style-name="T5"><text:line-break/></text:span><text:span text:style-name="T1">}</text:span><text:line-break/><text:line-break/>input[type=text]:focus <text:span text:style-name="T1">{</text:span><text:span text:style-name="T5"><text:line-break/> <text:s/>width</text:span><text:span text:style-name="T1">:</text:span><text:span text:style-name="T9"> 100%</text:span><text:span text:style-name="T1">;</text:span><text:span text:style-name="T5"><text:line-break/></text:span><text:span text:style-name="T1">}</text:span></text:p>
      <text:p text:style-name="P2"/>
      <text:p text:style-name="P27">textarea <text:span text:style-name="T1">{</text:span><text:span text:style-name="T5"><text:line-break/> <text:s/>width</text:span><text:span text:style-name="T1">:</text:span><text:span text:style-name="T9"> 100%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<text:line-break/> <text:s/>padding</text:span><text:span text:style-name="T1">:</text:span><text:span text:style-name="T9"> 12px 20px</text:span><text:span text:style-name="T1">;</text:span><text:span text:style-name="T5"><text:line-break/> <text:s/>box-sizing</text:span><text:span text:style-name="T1">:</text:span><text:span text:style-name="T9"> border-box</text:span><text:span text:style-name="T1">;</text:span><text:span text:style-name="T5"><text:line-break/> <text:s/>border</text:span><text:span text:style-name="T1">:</text:span><text:span text:style-name="T9"> 2px solid #ccc</text:span><text:span text:style-name="T1">;</text:span><text:span text:style-name="T5"><text:line-break/> <text:s/>border-radius</text:span><text:span text:style-name="T1">:</text:span><text:span text:style-name="T9"> 4px</text:span><text:span text:style-name="T1">;</text:span><text:span text:style-name="T5"><text:line-break/> <text:s/>background-color</text:span><text:span text:style-name="T1">:</text:span><text:span text:style-name="T9"> #f8f8f8</text:span><text:span text:style-name="T1">;</text:span><text:span text:style-name="T5"><text:line-break/> <text:s/>resize</text:span><text:span text:style-name="T1">:</text:span><text:span text:style-name="T9"> none</text:span><text:span text:style-name="T1">;</text:span><text:span text:style-name="T5"><text:line-break/></text:span><text:span text:style-name="T1">}</text:span></text:p>
      <text:p text:style-name="P2"/>
      <text:p text:style-name="P27">select <text:span text:style-name="T1">{</text:span><text:span text:style-name="T5"><text:line-break/> <text:s/>width</text:span><text:span text:style-name="T1">:</text:span><text:span text:style-name="T9"> 100%</text:span><text:span text:style-name="T1">;</text:span><text:span text:style-name="T5"><text:line-break/> <text:s/>padding</text:span><text:span text:style-name="T1">:</text:span><text:span text:style-name="T9"> 16px 20px</text:span><text:span text:style-name="T1">;</text:span><text:span text:style-name="T5"><text:line-break/></text:span><text:soft-page-break/><text:span text:style-name="T5"> <text:s/>border</text:span><text:span text:style-name="T1">:</text:span><text:span text:style-name="T9"> none</text:span><text:span text:style-name="T1">;</text:span><text:span text:style-name="T5"><text:line-break/> <text:s/>border-radius</text:span><text:span text:style-name="T1">:</text:span><text:span text:style-name="T9"> 4px</text:span><text:span text:style-name="T1">;</text:span><text:span text:style-name="T5"><text:line-break/> <text:s/>background-color</text:span><text:span text:style-name="T1">:</text:span><text:span text:style-name="T9"> #f1f1f1</text:span><text:span text:style-name="T1">;</text:span><text:span text:style-name="T5"><text:line-break/></text:span><text:span text:style-name="T1">}</text:span></text:p>
      <text:p text:style-name="P2"/>
      <text:p text:style-name="P27">input[type=button], input[type=submit], input[type=reset] <text:span text:style-name="T1">{</text:span><text:span text:style-name="T5"><text:line-break/> <text:s/>background-color</text:span><text:span text:style-name="T1">:</text:span><text:span text:style-name="T9"> #4CAF50</text:span><text:span text:style-name="T1">;</text:span><text:span text:style-name="T5"><text:line-break/> <text:s/>border</text:span><text:span text:style-name="T1">:</text:span><text:span text:style-name="T9"> none</text:span><text:span text:style-name="T1">;</text:span><text:span text:style-name="T5"><text:line-break/> <text:s/>color</text:span><text:span text:style-name="T1">:</text:span><text:span text:style-name="T9"> white</text:span><text:span text:style-name="T1">;</text:span><text:span text:style-name="T5"><text:line-break/> <text:s/>padding</text:span><text:span text:style-name="T1">:</text:span><text:span text:style-name="T9"> 16px 32px</text:span><text:span text:style-name="T1">;</text:span><text:span text:style-name="T5"><text:line-break/> <text:s/>text-decoration</text:span><text:span text:style-name="T1">:</text:span><text:span text:style-name="T9"> none</text:span><text:span text:style-name="T1">;</text:span><text:span text:style-name="T5"><text:line-break/> <text:s/>margin</text:span><text:span text:style-name="T1">:</text:span><text:span text:style-name="T9"> 4px 2px</text:span><text:span text:style-name="T1">;</text:span><text:span text:style-name="T5"><text:line-break/> <text:s/>cursor</text:span><text:span text:style-name="T1">:</text:span><text:span text:style-name="T9"> pointer</text:span><text:span text:style-name="T1">;</text:span><text:span text:style-name="T5"><text:line-break/></text:span><text:span text:style-name="T1">}</text:span></text:p>
      <text:p text:style-name="P14">Counters</text:p>
      <text:p text:style-name="P27">body <text:span text:style-name="T1">{</text:span><text:span text:style-name="T5"><text:line-break/> <text:s/>counter-reset</text:span><text:span text:style-name="T1">:</text:span><text:span text:style-name="T9"> section</text:span><text:span text:style-name="T1">;</text:span><text:span text:style-name="T5"><text:line-break/></text:span><text:span text:style-name="T1">}</text:span><text:line-break/><text:line-break/>h2::before <text:span text:style-name="T1">{</text:span><text:span text:style-name="T5"><text:line-break/> <text:s/>counter-increment</text:span><text:span text:style-name="T1">:</text:span><text:span text:style-name="T9"> section</text:span><text:span text:style-name="T1">;</text:span><text:span text:style-name="T5"><text:line-break/> <text:s/>content</text:span><text:span text:style-name="T1">:</text:span><text:span text:style-name="T9"> "Section " counter(section) ": "</text:span><text:span text:style-name="T1">;</text:span><text:span text:style-name="T5"><text:line-break/></text:span><text:span text:style-name="T1">}</text:span></text:p>
      <text:p text:style-name="P2"/>
      <text:p text:style-name="P27">body <text:span text:style-name="T1">{</text:span><text:span text:style-name="T5"><text:line-break/> <text:s/>counter-reset</text:span><text:span text:style-name="T1">:</text:span><text:span text:style-name="T9"> section</text:span><text:span text:style-name="T1">;</text:span><text:span text:style-name="T5"><text:line-break/></text:span><text:span text:style-name="T1">}</text:span><text:line-break/><text:line-break/>h1 <text:span text:style-name="T1">{</text:span><text:span text:style-name="T5"><text:line-break/> <text:s/>counter-reset</text:span><text:span text:style-name="T1">:</text:span><text:span text:style-name="T9"> subsection</text:span><text:span text:style-name="T1">;</text:span><text:span text:style-name="T5"><text:line-break/></text:span><text:span text:style-name="T1">}</text:span><text:line-break/><text:line-break/>h1::before <text:span text:style-name="T1">{</text:span><text:span text:style-name="T5"><text:line-break/> <text:s/>counter-increment</text:span><text:span text:style-name="T1">:</text:span><text:span text:style-name="T9"> section</text:span><text:span text:style-name="T1">;</text:span><text:span text:style-name="T5"><text:line-break/> <text:s/>content</text:span><text:span text:style-name="T1">:</text:span><text:span text:style-name="T9"> "Section " counter(section) ". "</text:span><text:span text:style-name="T1">;</text:span><text:span text:style-name="T5"><text:line-break/></text:span><text:span text:style-name="T1">}</text:span><text:line-break/><text:line-break/>h2::before <text:span text:style-name="T1">{</text:span><text:span text:style-name="T5"><text:line-break/> <text:s/>counter-increment</text:span><text:span text:style-name="T1">:</text:span><text:span text:style-name="T9"> subsection</text:span><text:span text:style-name="T1">;</text:span><text:span text:style-name="T5"><text:line-break/> <text:s/>content</text:span><text:span text:style-name="T1">:</text:span><text:span text:style-name="T9"> counter(section) "." counter(subsection) " "</text:span><text:span text:style-name="T1">;</text:span><text:span text:style-name="T5"><text:line-break/></text:span><text:span text:style-name="T1">}</text:span></text:p>
      <text:p text:style-name="P2"/>
      <text:p text:style-name="P27">ol <text:span text:style-name="T1">{</text:span><text:span text:style-name="T5"><text:line-break/> <text:s/>counter-reset</text:span><text:span text:style-name="T1">:</text:span><text:span text:style-name="T9"> section</text:span><text:span text:style-name="T1">;</text:span><text:span text:style-name="T5"><text:line-break/> <text:s/>list-style-type</text:span><text:span text:style-name="T1">:</text:span><text:span text:style-name="T9"> none</text:span><text:span text:style-name="T1">;</text:span><text:span text:style-name="T5"><text:line-break/></text:span><text:span text:style-name="T1">}</text:span><text:line-break/><text:line-break/>li::before <text:span text:style-name="T1">{</text:span><text:span text:style-name="T5"><text:line-break/> <text:s/>counter-increment</text:span><text:span text:style-name="T1">:</text:span><text:span text:style-name="T9"> section</text:span><text:span text:style-name="T1">;</text:span><text:span text:style-name="T5"><text:line-break/> <text:s/>content</text:span><text:span text:style-name="T1">:</text:span><text:span text:style-name="T9"> counters(section,".") " "</text:span><text:span text:style-name="T1">;</text:span><text:span text:style-name="T5"><text:line-break/></text:span><text:span text:style-name="T1">}</text:span></text:p>
      <text:p text:style-name="P14">Layout</text:p>
      <text:p text:style-name="P27"><text:span text:style-name="T19">/* Create three equal columns that floats next to each other */</text:span><text:line-break/>.column <text:span text:style-name="T1">{</text:span><text:span text:style-name="T5"><text:line-break/> <text:s/>float</text:span><text:span text:style-name="T1">:</text:span><text:span text:style-name="T9"> left</text:span><text:span text:style-name="T1">;</text:span><text:span text:style-name="T5"><text:line-break/> <text:s/>width</text:span><text:span text:style-name="T1">:</text:span><text:span text:style-name="T9"> 33.33%</text:span><text:span text:style-name="T1">;</text:span><text:span text:style-name="T5"><text:line-break/></text:span><text:span text:style-name="T1">}</text:span><text:line-break/><text:line-break/><text:span text:style-name="T19">/* Clear floats after the columns */</text:span><text:line-break/>.row:after <text:span text:style-name="T1">{</text:span><text:span text:style-name="T5"><text:line-break/> <text:s/>content</text:span><text:span text:style-name="T1">:</text:span><text:span text:style-name="T9"> ""</text:span><text:span text:style-name="T1">;</text:span><text:span text:style-name="T5"><text:line-break/> <text:s/>display</text:span><text:span text:style-name="T1">:</text:span><text:span text:style-name="T9"> table</text:span><text:span text:style-name="T1">;</text:span><text:span text:style-name="T5"><text:line-break/> <text:s/>clear</text:span><text:span text:style-name="T1">:</text:span><text:span text:style-name="T9"> both</text:span><text:span text:style-name="T1">;</text:span><text:span text:style-name="T5"><text:line-break/></text:span><text:span text:style-name="T1">}</text:span><text:line-break/><text:line-break/><text:span text:style-name="T19">/* Responsive layout - makes the three columns stack on top of each other instead of next to each other on smaller screens (600px wide or less) */</text:span><text:line-break/>@media screen and (max-width: 600px) <text:span text:style-name="T1">{</text:span><text:line-break/> <text:s/>.column <text:span text:style-name="T1">{</text:span><text:span text:style-name="T5"><text:line-break/> <text:s text:c="3"/>width</text:span><text:span text:style-name="T1">:</text:span><text:span text:style-name="T9"> 100%</text:span><text:span text:style-name="T1">;</text:span><text:span text:style-name="T5"><text:line-break/> <text:s/></text:span><text:span text:style-name="T1">}</text:span><text:line-break/><text:span text:style-name="T1">}</text:span> </text:p>
      <text:p text:style-name="P2"/>
      <text:p text:style-name="P27">.column <text:span text:style-name="T1">{</text:span><text:span text:style-name="T5"><text:line-break/> <text:s/>float</text:span><text:span text:style-name="T1">:</text:span><text:span text:style-name="T9"> left</text:span><text:span text:style-name="T1">;</text:span><text:span text:style-name="T5"><text:line-break/></text:span><text:span text:style-name="T1">}</text:span><text:line-break/><text:line-break/><text:span text:style-name="T19">/* Left and right column */</text:span><text:line-break/>.column.side <text:span text:style-name="T1">{</text:span><text:span text:style-name="T5"><text:line-break/> <text:s/>width</text:span><text:span text:style-name="T1">:</text:span><text:span text:style-name="T9"> 25%</text:span><text:span text:style-name="T1">;</text:span><text:span text:style-name="T5"><text:line-break/></text:span><text:span text:style-name="T1">}</text:span><text:line-break/><text:line-break/><text:span text:style-name="T19">/* Middle column */</text:span><text:line-break/>.column.middle <text:span text:style-name="T1">{</text:span><text:span text:style-name="T5"><text:line-break/> <text:s/>width</text:span><text:span text:style-name="T1">:</text:span><text:span text:style-name="T9"> 50%</text:span><text:span text:style-name="T1">;</text:span><text:span text:style-name="T5"><text:line-break/></text:span><text:span text:style-name="T1">}</text:span><text:line-break/><text:line-break/><text:span text:style-name="T19">/* Responsive layout - makes the three columns stack on top of each other instead of next to each other */</text:span><text:line-break/>@media screen and (max-width: 600px) <text:span text:style-name="T1">{</text:span><text:line-break/> <text:s/>.column.side, .column.middle <text:span text:style-name="T1">{</text:span><text:span text:style-name="T5"><text:line-break/> <text:s text:c="3"/>width</text:span><text:span text:style-name="T1">:</text:span><text:span text:style-name="T9"> 100%</text:span><text:span text:style-name="T1">;</text:span><text:span text:style-name="T5"><text:line-break/> <text:s/></text:span><text:span text:style-name="T1">}</text:span><text:line-break/><text:span text:style-name="T1">}</text:span></text:p>
      <text:p text:style-name="P2"/>
      <text:p text:style-name="P27">.footer <text:span text:style-name="T1">{</text:span><text:span text:style-name="T5"><text:line-break/> <text:s/>background-color</text:span><text:span text:style-name="T1">:</text:span><text:span text:style-name="T9"> #F1F1F1</text:span><text:span text:style-name="T1">;</text:span><text:span text:style-name="T5"><text:line-break/> <text:s/>text-align</text:span><text:span text:style-name="T1">:</text:span><text:span text:style-name="T9"> center</text:span><text:span text:style-name="T1">;</text:span><text:span text:style-name="T5"><text:line-break/> <text:s/>padding</text:span><text:span text:style-name="T1">:</text:span><text:span text:style-name="T9"> 10px</text:span><text:span text:style-name="T1">;</text:span><text:span text:style-name="T5"><text:line-break/></text:span><text:span text:style-name="T1">}</text:span></text:p>
      <text:p text:style-name="P14">Units</text:p>
      <text:p text:style-name="P27">h1 <text:span text:style-name="T1">{</text:span><text:span text:style-name="T5"><text:line-break/> <text:s/>font-size</text:span><text:span text:style-name="T1">:</text:span><text:span text:style-name="T9"> 60px</text:span><text:span text:style-name="T1">;</text:span><text:span text:style-name="T5"><text:line-break/></text:span><text:span text:style-name="T1">}</text:span><text:line-break/><text:line-break/>p <text:span text:style-name="T1">{</text:span><text:span text:style-name="T5"><text:line-break/> <text:s/>font-size</text:span><text:span text:style-name="T1">:</text:span><text:span text:style-name="T9"> 25px</text:span><text:span text:style-name="T1">;</text:span><text:span text:style-name="T5"><text:line-break/> <text:s/>line-height</text:span><text:span text:style-name="T1">:</text:span><text:span text:style-name="T9"> 50px</text:span><text:span text:style-name="T1">;</text:span><text:span text:style-name="T5"><text:line-break/></text:span><text:span text:style-name="T1">}</text:span></text:p>
      <text:p text:style-name="P3">!<text:span text:style-name="T22">important</text:span></text:p>
      <text:p text:style-name="P27">#myid <text:span text:style-name="T1">{</text:span><text:span text:style-name="T5"><text:line-break/> <text:s/>background-color</text:span><text:span text:style-name="T1">:</text:span><text:span text:style-name="T9"> blue</text:span><text:span text:style-name="T1">;</text:span><text:span text:style-name="T5"><text:line-break/></text:span><text:span text:style-name="T1">}</text:span><text:line-break/><text:line-break/>.myclass <text:span text:style-name="T1">{</text:span><text:span text:style-name="T5"><text:line-break/> <text:s/>background-color</text:span><text:span text:style-name="T1">:</text:span><text:span text:style-name="T9"> gray</text:span><text:span text:style-name="T1">;</text:span><text:span text:style-name="T5"><text:line-break/></text:span><text:span text:style-name="T1">}</text:span><text:line-break/><text:line-break/>p <text:span text:style-name="T1">{</text:span><text:span text:style-name="T5"><text:line-break/> <text:s/>background-color</text:span><text:span text:style-name="T1">:</text:span><text:span text:style-name="T9"> red </text:span><text:span text:style-name="T6">!important</text:span><text:span text:style-name="T1">;</text:span><text:span text:style-name="T5"><text:line-break/></text:span><text:span text:style-name="T1">}</text:span></text:p>
      <text:p text:style-name="P2"/>
      <text:p text:style-name="P27">#rcorners1 <text:span text:style-name="T1">{</text:span><text:span text:style-name="T5"><text:line-break/> <text:s/>border-radius</text:span><text:span text:style-name="T1">:</text:span><text:span text:style-name="T9"> 15px 50px 30px 5px</text:span><text:span text:style-name="T1">;</text:span><text:span text:style-name="T5"><text:line-break/> <text:s/>background</text:span><text:span text:style-name="T1">:</text:span><text:span text:style-name="T9"> #73AD21</text:span><text:span text:style-name="T1">;</text:span><text:span text:style-name="T5"><text:line-break/> <text:s/>padding</text:span><text:span text:style-name="T1">:</text:span><text:span text:style-name="T9"> 20px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 <text:line-break/></text:span><text:span text:style-name="T1">}</text:span><text:line-break/><text:line-break/>#rcorners2 <text:span text:style-name="T1">{</text:span><text:span text:style-name="T5"><text:line-break/> <text:s/>border-radius</text:span><text:span text:style-name="T1">:</text:span><text:span text:style-name="T9"> 15px 50px 30px</text:span><text:span text:style-name="T1">;</text:span><text:span text:style-name="T5"><text:line-break/> <text:s/>background</text:span><text:span text:style-name="T1">:</text:span><text:span text:style-name="T9"> #73AD21</text:span><text:span text:style-name="T1">;</text:span><text:span text:style-name="T5"><text:line-break/> <text:s/>padding</text:span><text:span text:style-name="T1">:</text:span><text:span text:style-name="T9"> 20px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 <text:line-break/></text:span><text:span text:style-name="T1">}</text:span><text:line-break/><text:line-break/>#rcorners3 <text:span text:style-name="T1">{</text:span><text:span text:style-name="T5"><text:line-break/> <text:s/>border-radius</text:span><text:span text:style-name="T1">:</text:span><text:span text:style-name="T9"> 15px 50px</text:span><text:span text:style-name="T1">;</text:span><text:span text:style-name="T5"><text:line-break/> <text:s/>background</text:span><text:span text:style-name="T1">:</text:span><text:span text:style-name="T9"> #73AD21</text:span><text:span text:style-name="T1">;</text:span><text:span text:style-name="T5"><text:line-break/> <text:s/>padding</text:span><text:span text:style-name="T1">:</text:span><text:span text:style-name="T9"> 20px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 <text:line-break/></text:span><text:span text:style-name="T1">}</text:span><text:line-break/><text:line-break/>#rcorners4 <text:span text:style-name="T1">{</text:span><text:span text:style-name="T5"><text:line-break/> <text:s/>border-radius</text:span><text:span text:style-name="T1">:</text:span><text:span text:style-name="T9"> 15px</text:span><text:span text:style-name="T1">;</text:span><text:span text:style-name="T5"><text:line-break/> <text:s/>background</text:span><text:span text:style-name="T1">:</text:span><text:span text:style-name="T9"> #73AD21</text:span><text:span text:style-name="T1">;</text:span><text:span text:style-name="T5"><text:line-break/> <text:s/>padding</text:span><text:span text:style-name="T1">:</text:span><text:span text:style-name="T9"> 20px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 <text:line-break/></text:span><text:span text:style-name="T1">}</text:span></text:p>
      <text:p text:style-name="P2"/>
      <text:p text:style-name="P27">#rcorners1 <text:span text:style-name="T1">{</text:span><text:span text:style-name="T5"><text:line-break/> <text:s/>border-radius</text:span><text:span text:style-name="T1">:</text:span><text:span text:style-name="T9"> 50px / 15px</text:span><text:span text:style-name="T1">;</text:span><text:span text:style-name="T5"><text:line-break/> <text:s/>background</text:span><text:span text:style-name="T1">:</text:span><text:span text:style-name="T9"> #73AD21</text:span><text:span text:style-name="T1">;</text:span><text:span text:style-name="T5"><text:line-break/> <text:s/>padding</text:span><text:span text:style-name="T1">:</text:span><text:span text:style-name="T9"> 20px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 <text:line-break/></text:span><text:span text:style-name="T1">}</text:span><text:line-break/><text:line-break/><text:soft-page-break/>#rcorners2 <text:span text:style-name="T1">{</text:span><text:span text:style-name="T5"><text:line-break/> <text:s/>border-radius</text:span><text:span text:style-name="T1">:</text:span><text:span text:style-name="T9"> 15px / 50px</text:span><text:span text:style-name="T1">;</text:span><text:span text:style-name="T5"><text:line-break/> <text:s/>background</text:span><text:span text:style-name="T1">:</text:span><text:span text:style-name="T9"> #73AD21</text:span><text:span text:style-name="T1">;</text:span><text:span text:style-name="T5"><text:line-break/> <text:s/>padding</text:span><text:span text:style-name="T1">:</text:span><text:span text:style-name="T9"> 20px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 <text:line-break/></text:span><text:span text:style-name="T1">}</text:span><text:line-break/><text:line-break/>#rcorners3 <text:span text:style-name="T1">{</text:span><text:span text:style-name="T5"><text:line-break/> <text:s/>border-radius</text:span><text:span text:style-name="T1">:</text:span><text:span text:style-name="T9"> 50%</text:span><text:span text:style-name="T1">;</text:span><text:span text:style-name="T5"><text:line-break/> <text:s/>background</text:span><text:span text:style-name="T1">:</text:span><text:span text:style-name="T9"> #73AD21</text:span><text:span text:style-name="T1">;</text:span><text:span text:style-name="T5"><text:line-break/> <text:s/>padding</text:span><text:span text:style-name="T1">:</text:span><text:span text:style-name="T9"> 20px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<text:line-break/> <text:s/>height</text:span><text:span text:style-name="T1">:</text:span><text:span text:style-name="T9"> 150px</text:span><text:span text:style-name="T1">;</text:span><text:span text:style-name="T5"><text:line-break/></text:span><text:span text:style-name="T1">}</text:span></text:p>
      <text:p text:style-name="P2"/>
      <text:p text:style-name="P27">#borderimg <text:span text:style-name="T1">{</text:span><text:span text:style-name="T5"><text:line-break/> <text:s/>border</text:span><text:span text:style-name="T1">:</text:span><text:span text:style-name="T9"> 10px solid transparent</text:span><text:span text:style-name="T1">;</text:span><text:span text:style-name="T5"><text:line-break/> <text:s/>padding</text:span><text:span text:style-name="T1">:</text:span><text:span text:style-name="T9"> 15px</text:span><text:span text:style-name="T1">;</text:span><text:span text:style-name="T5"><text:line-break/> <text:s/>border-image</text:span><text:span text:style-name="T1">:</text:span><text:span text:style-name="T9"> url(border.png) 30 round</text:span><text:span text:style-name="T1">;</text:span><text:span text:style-name="T5"><text:line-break/></text:span><text:span text:style-name="T1">}</text:span></text:p>
      <text:p text:style-name="P2"/>
      <text:p text:style-name="P27">#borderimg <text:span text:style-name="T1">{</text:span><text:span text:style-name="T5"><text:line-break/> <text:s/>border</text:span><text:span text:style-name="T1">:</text:span><text:span text:style-name="T9"> 10px solid transparent</text:span><text:span text:style-name="T1">;</text:span><text:span text:style-name="T5"><text:line-break/> <text:s/>padding</text:span><text:span text:style-name="T1">:</text:span><text:span text:style-name="T9"> 15px</text:span><text:span text:style-name="T1">;</text:span><text:span text:style-name="T5"><text:line-break/> <text:s/>border-image</text:span><text:span text:style-name="T1">:</text:span><text:span text:style-name="T9"> url(border.png) 30 stretch</text:span><text:span text:style-name="T1">;</text:span><text:span text:style-name="T5"><text:line-break/></text:span><text:span text:style-name="T1">}</text:span></text:p>
      <text:p text:style-name="P2"/>
      <text:p text:style-name="P27">#borderimg1 <text:span text:style-name="T1">{</text:span><text:span text:style-name="T5"><text:line-break/> <text:s/>border</text:span><text:span text:style-name="T1">:</text:span><text:span text:style-name="T9"> 10px solid transparent</text:span><text:span text:style-name="T1">;</text:span><text:span text:style-name="T5"><text:line-break/> <text:s/>padding</text:span><text:span text:style-name="T1">:</text:span><text:span text:style-name="T9"> 15px</text:span><text:span text:style-name="T1">;</text:span><text:span text:style-name="T5"><text:line-break/> <text:s/>border-image</text:span><text:span text:style-name="T1">:</text:span><text:span text:style-name="T9"> url(border.png) 50 round</text:span><text:span text:style-name="T1">;</text:span><text:span text:style-name="T5"><text:line-break/></text:span><text:span text:style-name="T1">}</text:span><text:line-break/><text:line-break/>#borderimg2 <text:span text:style-name="T1">{</text:span><text:span text:style-name="T5"><text:line-break/> <text:s/>border</text:span><text:span text:style-name="T1">:</text:span><text:span text:style-name="T9"> 10px solid transparent</text:span><text:span text:style-name="T1">;</text:span><text:span text:style-name="T5"><text:line-break/> <text:s/>padding</text:span><text:span text:style-name="T1">:</text:span><text:span text:style-name="T9"> 15px</text:span><text:span text:style-name="T1">;</text:span><text:span text:style-name="T5"><text:line-break/> <text:s/>border-image</text:span><text:span text:style-name="T1">:</text:span><text:span text:style-name="T9"> url(border.png) 20% round</text:span><text:span text:style-name="T1">;</text:span><text:span text:style-name="T5"><text:line-break/></text:span><text:span text:style-name="T1">}</text:span><text:line-break/><text:line-break/>#borderimg3 <text:span text:style-name="T1">{</text:span><text:span text:style-name="T5"><text:line-break/> <text:s/>border</text:span><text:span text:style-name="T1">:</text:span><text:span text:style-name="T9"> 10px solid transparent</text:span><text:span text:style-name="T1">;</text:span><text:span text:style-name="T5"><text:line-break/> <text:s/>padding</text:span><text:span text:style-name="T1">:</text:span><text:span text:style-name="T9"> 15px</text:span><text:span text:style-name="T1">;</text:span><text:span text:style-name="T5"><text:line-break/> <text:s/>border-image</text:span><text:span text:style-name="T1">:</text:span><text:span text:style-name="T9"> url(border.png) 30% round</text:span><text:span text:style-name="T1">;</text:span><text:span text:style-name="T5"><text:line-break/></text:span><text:span text:style-name="T1">}</text:span></text:p>
      <text:p text:style-name="P2"/>
      <text:p text:style-name="P27">#example1 <text:span text:style-name="T1">{</text:span><text:span text:style-name="T5"><text:line-break/> <text:s/>background-image</text:span><text:span text:style-name="T1">:</text:span><text:span text:style-name="T9"> url(img_flwr.gif), url(paper.gif)</text:span><text:span text:style-name="T1">;</text:span><text:span text:style-name="T5"><text:line-break/> <text:s/>background-position</text:span><text:span text:style-name="T1">:</text:span><text:span text:style-name="T9"> right bottom, left top</text:span><text:span text:style-name="T1">;</text:span><text:span text:style-name="T5"><text:line-break/> <text:s/>background-repeat</text:span><text:span text:style-name="T1">:</text:span><text:span text:style-name="T9"> no-repeat, repeat</text:span><text:span text:style-name="T1">;</text:span><text:span text:style-name="T5"><text:line-break/></text:span><text:span text:style-name="T1">}</text:span></text:p>
      <text:p text:style-name="P2"/>
      <text:p text:style-name="P27">#example1 <text:span text:style-name="T1">{</text:span><text:span text:style-name="T5"><text:line-break/> <text:s/>background</text:span><text:span text:style-name="T1">:</text:span><text:span text:style-name="T9"> url(img_flwr.gif) right bottom no-repeat, url(paper.gif) left top repeat</text:span><text:span text:style-name="T1">;</text:span><text:span text:style-name="T5"><text:line-break/></text:span><text:span text:style-name="T1">}</text:span></text:p>
      <text:p text:style-name="P2"/>
      <text:p text:style-name="P27">#div1 <text:span text:style-name="T1">{</text:span><text:span text:style-name="T5"><text:line-break/> <text:s/>background</text:span><text:span text:style-name="T1">:</text:span><text:span text:style-name="T9"> url(img_flower.jpg)</text:span><text:span text:style-name="T1">;</text:span><text:span text:style-name="T5"><text:line-break/> <text:s/>background-size</text:span><text:span text:style-name="T1">:</text:span><text:span text:style-name="T9"> 100px 80px</text:span><text:span text:style-name="T1">;</text:span><text:span text:style-name="T5"><text:line-break/> <text:s/>background-repeat</text:span><text:span text:style-name="T1">:</text:span><text:span text:style-name="T9"> no-repeat</text:span><text:span text:style-name="T1">;</text:span><text:span text:style-name="T5"><text:line-break/></text:span><text:span text:style-name="T1">}</text:span></text:p>
      <text:p text:style-name="P2"/>
      <text:p text:style-name="P27">#div1 <text:span text:style-name="T1">{</text:span><text:span text:style-name="T5"><text:line-break/> <text:s/>background</text:span><text:span text:style-name="T1">:</text:span><text:span text:style-name="T9"> url(img_flower.jpg)</text:span><text:span text:style-name="T1">;</text:span><text:span text:style-name="T5"><text:line-break/> <text:s/>background-size</text:span><text:span text:style-name="T1">:</text:span><text:span text:style-name="T9"> contain</text:span><text:span text:style-name="T1">;</text:span><text:span text:style-name="T5"><text:line-break/> <text:s/>background-repeat</text:span><text:span text:style-name="T1">:</text:span><text:span text:style-name="T9"> no-repeat</text:span><text:span text:style-name="T1">;</text:span><text:span text:style-name="T5"><text:line-break/></text:span><text:span text:style-name="T1">}</text:span><text:line-break/><text:line-break/>#div2 <text:span text:style-name="T1">{</text:span><text:span text:style-name="T5"><text:line-break/> <text:s/>background</text:span><text:span text:style-name="T1">:</text:span><text:span text:style-name="T9"> url(img_flower.jpg)</text:span><text:span text:style-name="T1">;</text:span><text:span text:style-name="T5"><text:line-break/> <text:s/>background-size</text:span><text:span text:style-name="T1">:</text:span><text:span text:style-name="T9"> cover</text:span><text:span text:style-name="T1">;</text:span><text:span text:style-name="T5"><text:line-break/> <text:s/>background-repeat</text:span><text:span text:style-name="T1">:</text:span><text:span text:style-name="T9"> no-repeat</text:span><text:span text:style-name="T1">;</text:span><text:span text:style-name="T5"><text:line-break/></text:span><text:span text:style-name="T1">}</text:span></text:p>
      <text:p text:style-name="P2"/>
      <text:p text:style-name="P27">#example1 <text:span text:style-name="T1">{</text:span><text:span text:style-name="T5"><text:line-break/> <text:s/>background</text:span><text:span text:style-name="T1">:</text:span><text:span text:style-name="T9"> url(img_tree.gif) left top no-repeat, url(img_flwr.gif) right bottom no-repeat, url(paper.gif) left top repeat</text:span><text:span text:style-name="T1">;</text:span><text:span text:style-name="T5"><text:line-break/> <text:s/>background-size</text:span><text:span text:style-name="T1">:</text:span><text:span text:style-name="T9"> 50px, 130px, auto</text:span><text:span text:style-name="T1">;</text:span><text:span text:style-name="T5"><text:line-break/></text:span><text:span text:style-name="T1">}</text:span></text:p>
      <text:p text:style-name="P2"/>
      <text:p text:style-name="P27">html <text:span text:style-name="T1">{</text:span><text:span text:style-name="T5"><text:line-break/> <text:s/>background</text:span><text:span text:style-name="T1">:</text:span><text:span text:style-name="T9"> url(img_man.jpg) no-repeat center fixed</text:span><text:span text:style-name="T1">;</text:span><text:span text:style-name="T5"> <text:line-break/> <text:s/>background-size</text:span><text:span text:style-name="T1">:</text:span><text:span text:style-name="T9"> cover</text:span><text:span text:style-name="T1">;</text:span><text:span text:style-name="T5"><text:line-break/></text:span><text:span text:style-name="T1">}</text:span></text:p>
      <text:p text:style-name="P2"/>
      <text:p text:style-name="P27">.hero-image <text:span text:style-name="T1">{</text:span><text:span text:style-name="T5"><text:line-break/> <text:s/>background</text:span><text:span text:style-name="T1">:</text:span><text:span text:style-name="T9"> url(img_man.jpg) no-repeat center</text:span><text:span text:style-name="T1">;</text:span><text:span text:style-name="T5"> <text:line-break/> <text:s/>background-size</text:span><text:span text:style-name="T1">:</text:span><text:span text:style-name="T9"> cover</text:span><text:span text:style-name="T1">;</text:span><text:span text:style-name="T5"><text:line-break/> <text:s/>height</text:span><text:span text:style-name="T1">:</text:span><text:span text:style-name="T9"> 500px</text:span><text:span text:style-name="T1">;</text:span><text:span text:style-name="T5"><text:line-break/> <text:s/>position</text:span><text:span text:style-name="T1">:</text:span><text:span text:style-name="T9"> relative</text:span><text:span text:style-name="T1">;</text:span><text:span text:style-name="T5"><text:line-break/></text:span><text:span text:style-name="T1">}</text:span></text:p>
      <text:p text:style-name="P2"/>
      <text:p text:style-name="P27">#example1 <text:span text:style-name="T1">{</text:span><text:span text:style-name="T5"><text:line-break/> <text:s/>border</text:span><text:span text:style-name="T1">:</text:span><text:span text:style-name="T9"> 10px solid black</text:span><text:span text:style-name="T1">;</text:span><text:span text:style-name="T5"><text:line-break/> <text:s/>padding</text:span><text:span text:style-name="T1">:</text:span><text:span text:style-name="T9"> 35px</text:span><text:span text:style-name="T1">;</text:span><text:span text:style-name="T5"><text:line-break/> <text:s/>background</text:span><text:span text:style-name="T1">:</text:span><text:span text:style-name="T9"> url(img_flwr.gif)</text:span><text:span text:style-name="T1">;</text:span><text:span text:style-name="T5"><text:line-break/> <text:s/>background-repeat</text:span><text:span text:style-name="T1">:</text:span><text:span text:style-name="T9"> no-repeat</text:span><text:span text:style-name="T1">;</text:span><text:span text:style-name="T5"><text:line-break/> <text:s/>background-origin</text:span><text:span text:style-name="T1">:</text:span><text:span text:style-name="T9"> content-box</text:span><text:span text:style-name="T1">;</text:span><text:span text:style-name="T5"><text:line-break/></text:span><text:span text:style-name="T1">}</text:span></text:p>
      <text:p text:style-name="P2"/>
      <text:p text:style-name="P27">#example1 <text:span text:style-name="T1">{</text:span><text:span text:style-name="T5"><text:line-break/> <text:s/>border</text:span><text:span text:style-name="T1">:</text:span><text:span text:style-name="T9"> 10px dotted black</text:span><text:span text:style-name="T1">;</text:span><text:span text:style-name="T5"><text:line-break/> <text:s/>padding</text:span><text:span text:style-name="T1">:</text:span><text:span text:style-name="T9"> 35px</text:span><text:span text:style-name="T1">;</text:span><text:span text:style-name="T5"><text:line-break/> <text:s/>background</text:span><text:span text:style-name="T1">:</text:span><text:span text:style-name="T9"> yellow</text:span><text:span text:style-name="T1">;</text:span><text:span text:style-name="T5"><text:line-break/> <text:s/>background-clip</text:span><text:span text:style-name="T1">:</text:span><text:span text:style-name="T9"> content-box</text:span><text:span text:style-name="T1">;</text:span><text:span text:style-name="T5"><text:line-break/></text:span><text:span text:style-name="T1">}</text:span></text:p>
      <text:p text:style-name="P2"/>
      <text:p text:style-name="P27">body <text:span text:style-name="T1">{</text:span><text:span text:style-name="T5"><text:line-break/> <text:s/>background-image</text:span><text:span text:style-name="T1">:</text:span><text:span text:style-name="T9"> url("paper.gif")</text:span><text:span text:style-name="T1">;</text:span><text:span text:style-name="T5"><text:line-break/></text:span><text:span text:style-name="T1">}</text:span><text:line-break/><text:line-break/>div <text:span text:style-name="T1">{</text:span><text:span text:style-name="T5"> <text:line-break/> <text:s/>background-color</text:span><text:span text:style-name="T1">:</text:span><text:span text:style-name="T9"> transparent</text:span><text:span text:style-name="T1">;</text:span><text:span text:style-name="T5"><text:line-break/></text:span><text:span text:style-name="T1">}</text:span></text:p>
      <text:p text:style-name="P2"/>
      <text:p text:style-name="P27">body <text:span text:style-name="T1">{</text:span><text:span text:style-name="T5"><text:line-break/> <text:s/>color</text:span><text:span text:style-name="T1">:</text:span><text:span text:style-name="T9"> purple</text:span><text:span text:style-name="T1">;</text:span><text:span text:style-name="T5"><text:line-break/></text:span><text:span text:style-name="T1">}</text:span><text:line-break/><text:line-break/>div <text:span text:style-name="T1">{</text:span><text:span text:style-name="T5"><text:line-break/> <text:s/>background-color</text:span><text:span text:style-name="T1">:</text:span><text:span text:style-name="T9"> currentcolor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border</text:span><text:span text:style-name="T1">:</text:span><text:span text:style-name="T9"> 2px solid red</text:span><text:span text:style-name="T1">;</text:span><text:span text:style-name="T5"><text:line-break/></text:span><text:span text:style-name="T1">}</text:span><text:line-break/><text:line-break/>span <text:span text:style-name="T1">{</text:span><text:span text:style-name="T5"><text:line-break/> <text:s/>border</text:span><text:span text:style-name="T1">:</text:span><text:span text:style-name="T9"> inherit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linear-gradient(red, yellow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linear-gradient(to right, red , yellow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linear-gradient(to bottom right, red, yellow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linear-gradient(180deg, red, yellow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linear-gradient(red, yellow, green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linear-gradient(to right, red,orange,yellow,green,blue,indigo,violet)</text:span><text:span text:style-name="T1">;</text:span><text:span text:style-name="T5"> <text:line-break/></text:span><text:span text:style-name="T1">}</text:span></text:p>
      <text:p text:style-name="P2"><text:soft-page-break/></text:p>
      <text:p text:style-name="P27">#grad <text:span text:style-name="T1">{</text:span><text:span text:style-name="T5"><text:line-break/> <text:s/>background-image</text:span><text:span text:style-name="T1">:</text:span><text:span text:style-name="T9"> linear-gradient(to right, rgba(255,0,0,0), rgba(255,0,0,1)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repeating-linear-gradient(red, yellow 10%, green 20%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radial-gradient(red, yellow, green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radial-gradient(red 5%, yellow 15%, green 60%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radial-gradient(circle, red, yellow, green)</text:span><text:span text:style-name="T1">;</text:span><text:span text:style-name="T5"><text:line-break/></text:span><text:span text:style-name="T1">}</text:span></text:p>
      <text:p text:style-name="P2"/>
      <text:p text:style-name="P27">#grad1 <text:span text:style-name="T1">{</text:span><text:span text:style-name="T5"><text:line-break/> <text:s/>background-image</text:span><text:span text:style-name="T1">:</text:span><text:span text:style-name="T9"> radial-gradient(closest-side at 60% 55%, red, yellow, black)</text:span><text:span text:style-name="T1">;</text:span><text:span text:style-name="T5"><text:line-break/></text:span><text:span text:style-name="T1">}</text:span><text:line-break/><text:line-break/>#grad2 <text:span text:style-name="T1">{</text:span><text:span text:style-name="T5"><text:line-break/> <text:s/>background-image</text:span><text:span text:style-name="T1">:</text:span><text:span text:style-name="T9"> radial-gradient(farthest-side at 60% 55%, red, yellow, black)</text:span><text:span text:style-name="T1">;</text:span><text:span text:style-name="T5"><text:line-break/></text:span><text:span text:style-name="T1">}</text:span></text:p>
      <text:p text:style-name="P2"/>
      <text:p text:style-name="P27">#grad <text:span text:style-name="T1">{</text:span><text:span text:style-name="T5"><text:line-break/> <text:s/>background-image</text:span><text:span text:style-name="T1">:</text:span><text:span text:style-name="T9"> repeating-radial-gradient(red, yellow 10%, green 15%)</text:span><text:span text:style-name="T1">;</text:span><text:span text:style-name="T5"><text:line-break/></text:span><text:span text:style-name="T1">}</text:span></text:p>
      <text:p text:style-name="P2"/>
      <text:p text:style-name="P27">h1 <text:span text:style-name="T1">{</text:span><text:span text:style-name="T5"><text:line-break/> <text:s/>text-shadow</text:span><text:span text:style-name="T1">:</text:span><text:span text:style-name="T9"> 2px 2px</text:span><text:span text:style-name="T1">;</text:span><text:span text:style-name="T5"><text:line-break/></text:span><text:span text:style-name="T1">}</text:span></text:p>
      <text:p text:style-name="P2"/>
      <text:p text:style-name="P27">h1 <text:span text:style-name="T1">{</text:span><text:span text:style-name="T5"><text:line-break/> <text:s/>text-shadow</text:span><text:span text:style-name="T1">:</text:span><text:span text:style-name="T9"> 2px 2px red</text:span><text:span text:style-name="T1">;</text:span><text:span text:style-name="T5"><text:line-break/></text:span><text:span text:style-name="T1">}</text:span></text:p>
      <text:p text:style-name="P2"/>
      <text:p text:style-name="P27">h1 <text:span text:style-name="T1">{</text:span><text:span text:style-name="T5"><text:line-break/> <text:s/>text-shadow</text:span><text:span text:style-name="T1">:</text:span><text:span text:style-name="T9"> 2px 2px 5px red</text:span><text:span text:style-name="T1">;</text:span><text:span text:style-name="T5"><text:line-break/></text:span><text:span text:style-name="T1">}</text:span></text:p>
      <text:p text:style-name="P2"/>
      <text:p text:style-name="P27">h1 <text:span text:style-name="T1">{</text:span><text:span text:style-name="T5"><text:line-break/> <text:s/>color</text:span><text:span text:style-name="T1">:</text:span><text:span text:style-name="T9"> white</text:span><text:span text:style-name="T1">;</text:span><text:span text:style-name="T5"><text:line-break/> <text:s/>text-shadow</text:span><text:span text:style-name="T1">:</text:span><text:span text:style-name="T9"> 2px 2px 4px #000000</text:span><text:span text:style-name="T1">;</text:span><text:span text:style-name="T5"><text:line-break/></text:span><text:span text:style-name="T1">}</text:span></text:p>
      <text:p text:style-name="P2"/>
      <text:p text:style-name="P27">h1 <text:span text:style-name="T1">{</text:span><text:span text:style-name="T5"><text:line-break/> <text:s/>text-shadow</text:span><text:span text:style-name="T1">:</text:span><text:span text:style-name="T9"> 0 0 3px #FF0000</text:span><text:span text:style-name="T1">;</text:span><text:span text:style-name="T5"><text:line-break/></text:span><text:span text:style-name="T1">}</text:span></text:p>
      <text:p text:style-name="P2"/>
      <text:p text:style-name="P27">h1 <text:span text:style-name="T1">{</text:span><text:span text:style-name="T5"><text:line-break/> <text:s/>text-shadow</text:span><text:span text:style-name="T1">:</text:span><text:span text:style-name="T9"> 0 0 3px #FF0000, 0 0 5px #0000FF</text:span><text:span text:style-name="T1">;</text:span><text:span text:style-name="T5"><text:line-break/></text:span><text:span text:style-name="T1">}</text:span></text:p>
      <text:p text:style-name="P2"/>
      <text:p text:style-name="P27">h1 <text:span text:style-name="T1">{</text:span><text:span text:style-name="T5"><text:line-break/> <text:s/>color</text:span><text:span text:style-name="T1">:</text:span><text:span text:style-name="T9"> yellow</text:span><text:span text:style-name="T1">;</text:span><text:span text:style-name="T5"><text:line-break/> <text:s/>text-shadow</text:span><text:span text:style-name="T1">:</text:span><text:span text:style-name="T9"> -1px 0 black, 0 1px black, 1px 0 black, 0 -1px black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box-shadow</text:span><text:span text:style-name="T1">:</text:span><text:span text:style-name="T9"> 10px 10px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box-shadow</text:span><text:span text:style-name="T1">:</text:span><text:span text:style-name="T9"> 10px 10px grey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box-shadow</text:span><text:span text:style-name="T1">:</text:span><text:span text:style-name="T9"> 10px 10px 5px grey</text:span><text:span text:style-name="T1">;</text:span><text:span text:style-name="T5"><text:line-break/></text:span><text:span text:style-name="T1">}</text:span></text:p>
      <text:p text:style-name="P2"/>
      <text:p text:style-name="P27">p.test1 <text:span text:style-name="T1">{</text:span><text:span text:style-name="T5"><text:line-break/> <text:s/>white-space</text:span><text:span text:style-name="T1">:</text:span><text:span text:style-name="T9"> nowrap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 <text:line-break/> <text:s/>border</text:span><text:span text:style-name="T1">:</text:span><text:span text:style-name="T9"> 1px solid #000000</text:span><text:span text:style-name="T1">;</text:span><text:span text:style-name="T5"><text:line-break/> <text:s/>overflow</text:span><text:span text:style-name="T1">:</text:span><text:span text:style-name="T9"> hidden</text:span><text:span text:style-name="T1">;</text:span><text:span text:style-name="T5"><text:line-break/> <text:s/>text-overflow</text:span><text:span text:style-name="T1">:</text:span><text:span text:style-name="T9"> clip</text:span><text:span text:style-name="T1">;</text:span><text:span text:style-name="T5"> <text:line-break/></text:span><text:span text:style-name="T1">}</text:span><text:line-break/><text:line-break/>p.test2 <text:span text:style-name="T1">{</text:span><text:span text:style-name="T5"><text:line-break/> <text:s/>white-space</text:span><text:span text:style-name="T1">:</text:span><text:span text:style-name="T9"> nowrap</text:span><text:span text:style-name="T1">;</text:span><text:span text:style-name="T5"> <text:line-break/> <text:s/>width</text:span><text:span text:style-name="T1">:</text:span><text:span text:style-name="T9"> 200px</text:span><text:span text:style-name="T1">;</text:span><text:span text:style-name="T5"> <text:line-break/> <text:s/>border</text:span><text:span text:style-name="T1">:</text:span><text:span text:style-name="T9"> 1px solid #000000</text:span><text:span text:style-name="T1">;</text:span><text:span text:style-name="T5"><text:line-break/> <text:s/>overflow</text:span><text:span text:style-name="T1">:</text:span><text:span text:style-name="T9"> hidden</text:span><text:span text:style-name="T1">;</text:span><text:span text:style-name="T5"><text:line-break/> <text:s/>text-overflow</text:span><text:span text:style-name="T1">:</text:span><text:span text:style-name="T9"> ellipsis</text:span><text:span text:style-name="T1">;</text:span><text:span text:style-name="T5"> <text:line-break/></text:span><text:span text:style-name="T1">}</text:span></text:p>
      <text:p text:style-name="P2"/>
      <text:p text:style-name="P27">div.test:hover <text:span text:style-name="T1">{</text:span><text:span text:style-name="T5"><text:line-break/> <text:s/>overflow</text:span><text:span text:style-name="T1">:</text:span><text:span text:style-name="T9"> visible</text:span><text:span text:style-name="T1">;</text:span><text:span text:style-name="T5"><text:line-break/></text:span><text:span text:style-name="T1">}</text:span></text:p>
      <text:p text:style-name="P2"/>
      <text:p text:style-name="P27">p <text:span text:style-name="T1">{</text:span><text:span text:style-name="T5"><text:line-break/> <text:s/>word-wrap</text:span><text:span text:style-name="T1">:</text:span><text:span text:style-name="T9"> break-word</text:span><text:span text:style-name="T1">;</text:span><text:span text:style-name="T5"><text:line-break/></text:span><text:span text:style-name="T1">}</text:span></text:p>
      <text:p text:style-name="P2"/>
      <text:p text:style-name="P27">p.test1 <text:span text:style-name="T1">{</text:span><text:span text:style-name="T5"><text:line-break/> <text:s/>word-break</text:span><text:span text:style-name="T1">:</text:span><text:span text:style-name="T9"> keep-all</text:span><text:span text:style-name="T1">;</text:span><text:span text:style-name="T5"><text:line-break/></text:span><text:span text:style-name="T1">}</text:span><text:line-break/><text:line-break/>p.test2 <text:span text:style-name="T1">{</text:span><text:span text:style-name="T5"><text:line-break/> <text:s/>word-break</text:span><text:span text:style-name="T1">:</text:span><text:span text:style-name="T9"> break-all</text:span><text:span text:style-name="T1">;</text:span><text:span text:style-name="T5"><text:line-break/></text:span><text:span text:style-name="T1">}</text:span></text:p>
      <text:p text:style-name="P2"/>
      <text:p text:style-name="P27">p.test1 <text:span text:style-name="T1">{</text:span><text:span text:style-name="T5"><text:line-break/> <text:s/>writing-mode</text:span><text:span text:style-name="T1">:</text:span><text:span text:style-name="T9"> horizontal-tb</text:span><text:span text:style-name="T1">;</text:span><text:span text:style-name="T5"> <text:line-break/></text:span><text:span text:style-name="T1">}</text:span><text:line-break/><text:line-break/>span.test2 <text:span text:style-name="T1">{</text:span><text:span text:style-name="T5"><text:line-break/> <text:s/>writing-mode</text:span><text:span text:style-name="T1">:</text:span><text:span text:style-name="T9"> vertical-rl</text:span><text:span text:style-name="T1">;</text:span><text:span text:style-name="T5"> <text:line-break/></text:span><text:span text:style-name="T1">}</text:span><text:line-break/><text:line-break/>p.test2 <text:span text:style-name="T1">{</text:span><text:span text:style-name="T5"><text:line-break/> <text:s/>writing-mode</text:span><text:span text:style-name="T1">:</text:span><text:span text:style-name="T9"> vertical-rl</text:span><text:span text:style-name="T1">;</text:span><text:span text:style-name="T5"> <text:line-break/></text:span><text:span text:style-name="T1">}</text:span></text:p>
      <text:p text:style-name="P2"/>
      <text:p text:style-name="P27">@font-face <text:span text:style-name="T1">{</text:span><text:span text:style-name="T5"><text:line-break/> <text:s/>font-family</text:span><text:span text:style-name="T1">:</text:span><text:span text:style-name="T9"> myFirstFont</text:span><text:span text:style-name="T1">;</text:span><text:span text:style-name="T5"><text:line-break/> <text:s/>src</text:span><text:span text:style-name="T1">:</text:span><text:span text:style-name="T9"> url(sansation_bold.woff)</text:span><text:span text:style-name="T1">;</text:span><text:span text:style-name="T5"><text:line-break/> <text:s/>font-weight</text:span><text:span text:style-name="T1">:</text:span><text:span text:style-name="T9"> bold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translate(50px, 100px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rotate(20deg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scale(2, 3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scaleX(2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scaleY(3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skewX(20deg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skewY(20deg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form</text:span><text:span text:style-name="T1">:</text:span><text:span text:style-name="T9"> skew(20deg, 10deg)</text:span><text:span text:style-name="T1">;</text:span><text:span text:style-name="T5"><text:line-break/></text:span><text:span text:style-name="T1">}</text:span></text:p>
      <text:p text:style-name="P2"/>
      <text:p text:style-name="P27"><text:soft-page-break/>div <text:span text:style-name="T1">{</text:span><text:span text:style-name="T5"><text:line-break/> <text:s/>transform</text:span><text:span text:style-name="T1">:</text:span><text:span text:style-name="T9"> matrix(1, -0.3, 0, 1, 0, 0)</text:span><text:span text:style-name="T1">;</text:span><text:span text:style-name="T5"><text:line-break/></text:span><text:span text:style-name="T1">}</text:span></text:p>
      <text:p text:style-name="P2"/>
      <text:p text:style-name="P27">#myDiv <text:span text:style-name="T1">{</text:span><text:span text:style-name="T5"><text:line-break/> <text:s/>transform</text:span><text:span text:style-name="T1">:</text:span><text:span text:style-name="T9"> rotateX(150deg)</text:span><text:span text:style-name="T1">;</text:span><text:span text:style-name="T5"><text:line-break/></text:span><text:span text:style-name="T1">}</text:span></text:p>
      <text:p text:style-name="P2"/>
      <text:p text:style-name="P27">#myDiv <text:span text:style-name="T1">{</text:span><text:span text:style-name="T5"><text:line-break/> <text:s/>transform</text:span><text:span text:style-name="T1">:</text:span><text:span text:style-name="T9"> rotateY(150deg)</text:span><text:span text:style-name="T1">;</text:span><text:span text:style-name="T5"><text:line-break/></text:span><text:span text:style-name="T1">}</text:span></text:p>
      <text:p text:style-name="P2"/>
      <text:p text:style-name="P27">#myDiv <text:span text:style-name="T1">{</text:span><text:span text:style-name="T5"><text:line-break/> <text:s/>transform</text:span><text:span text:style-name="T1">:</text:span><text:span text:style-name="T9"> rotateZ(90deg)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width</text:span><text:span text:style-name="T1">:</text:span><text:span text:style-name="T9"> 100px</text:span><text:span text:style-name="T1">;</text:span><text:span text:style-name="T5"><text:line-break/> <text:s/>height</text:span><text:span text:style-name="T1">:</text:span><text:span text:style-name="T9"> 100px</text:span><text:span text:style-name="T1">;</text:span><text:span text:style-name="T5"><text:line-break/> <text:s/>background</text:span><text:span text:style-name="T1">:</text:span><text:span text:style-name="T9"> red</text:span><text:span text:style-name="T1">;</text:span><text:span text:style-name="T5"><text:line-break/> <text:s/>transition</text:span><text:span text:style-name="T1">:</text:span><text:span text:style-name="T9"> width 2s</text:span><text:span text:style-name="T1">;</text:span><text:span text:style-name="T5"><text:line-break/></text:span><text:span text:style-name="T1">}</text:span></text:p>
      <text:p text:style-name="P27">div:hover <text:span text:style-name="T1">{</text:span><text:span text:style-name="T5"><text:line-break/> <text:s/>width</text:span><text:span text:style-name="T1">:</text:span><text:span text:style-name="T9"> 300px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ition</text:span><text:span text:style-name="T1">:</text:span><text:span text:style-name="T9"> width 2s, height 4s</text:span><text:span text:style-name="T1">;</text:span><text:span text:style-name="T5"><text:line-break/></text:span><text:span text:style-name="T1">}</text:span></text:p>
      <text:p text:style-name="P2"/>
      <text:p text:style-name="P27">#div1 <text:span text:style-name="T1">{</text:span><text:span text:style-name="T5">transition-timing-function</text:span><text:span text:style-name="T1">:</text:span><text:span text:style-name="T9"> linear</text:span><text:span text:style-name="T1">;}</text:span><text:line-break/>#div2 <text:span text:style-name="T1">{</text:span><text:span text:style-name="T5">transition-timing-function</text:span><text:span text:style-name="T1">:</text:span><text:span text:style-name="T9"> ease</text:span><text:span text:style-name="T1">;}</text:span><text:line-break/>#div3 <text:span text:style-name="T1">{</text:span><text:span text:style-name="T5">transition-timing-function</text:span><text:span text:style-name="T1">:</text:span><text:span text:style-name="T9"> ease-in</text:span><text:span text:style-name="T1">;}</text:span><text:line-break/>#div4 <text:span text:style-name="T1">{</text:span><text:span text:style-name="T5">transition-timing-function</text:span><text:span text:style-name="T1">:</text:span><text:span text:style-name="T9"> ease-out</text:span><text:span text:style-name="T1">;}</text:span><text:line-break/>#div5 <text:span text:style-name="T1">{</text:span><text:span text:style-name="T5">transition-timing-function</text:span><text:span text:style-name="T1">:</text:span><text:span text:style-name="T9"> ease-in-out</text:span><text:span text:style-name="T1">;}</text:span></text:p>
      <text:p text:style-name="P2"/>
      <text:p text:style-name="P27">div <text:span text:style-name="T1">{</text:span><text:span text:style-name="T5"><text:line-break/> <text:s/>transition-delay</text:span><text:span text:style-name="T1">:</text:span><text:span text:style-name="T9"> 1s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ition</text:span><text:span text:style-name="T1">:</text:span><text:span text:style-name="T9"> width 2s, height 2s, transform 2s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 <text:s/>transition</text:span><text:span text:style-name="T1">:</text:span><text:span text:style-name="T9"> width 2s linear 1s</text:span><text:span text:style-name="T1">;</text:span><text:span text:style-name="T5"><text:line-break/></text:span><text:span text:style-name="T1">}</text:span></text:p>
      <text:p text:style-name="P2"/>
      <text:p text:style-name="P27">@keyframes example <text:span text:style-name="T1">{</text:span><text:line-break/>  0%   <text:span text:style-name="T1">{</text:span><text:span text:style-name="T5">background-color</text:span><text:span text:style-name="T1">:</text:span><text:span text:style-name="T9"> red</text:span><text:span text:style-name="T1">;}</text:span><text:line-break/>  25%  <text:span text:style-name="T1">{</text:span><text:span text:style-name="T5">background-color</text:span><text:span text:style-name="T1">:</text:span><text:span text:style-name="T9"> yellow</text:span><text:span text:style-name="T1">;}</text:span><text:line-break/>  50%  <text:span text:style-name="T1">{</text:span><text:span text:style-name="T5">background-color</text:span><text:span text:style-name="T1">:</text:span><text:span text:style-name="T9"> blue</text:span><text:span text:style-name="T1">;}</text:span><text:line-break/>  100% <text:span text:style-name="T1">{</text:span><text:span text:style-name="T5">background-color</text:span><text:span text:style-name="T1">:</text:span><text:span text:style-name="T9"> green</text:span><text:span text:style-name="T1">;}</text:span><text:line-break/><text:span text:style-name="T1">}</text:span><text:line-break/><text:line-break/><text:span text:style-name="T19">/* The element to apply the animation to */</text:span><text:line-break/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 background-color</text:span><text:span text:style-name="T1">:</text:span><text:span text:style-name="T9"> red</text:span><text:span text:style-name="T1">;</text:span><text:span text:style-name="T5"><text:line-break/>  animation-name</text:span><text:span text:style-name="T1">:</text:span><text:span text:style-name="T9"> example</text:span><text:span text:style-name="T1">;</text:span><text:span text:style-name="T5"><text:line-break/>  animation-duration</text:span><text:span text:style-name="T1">:</text:span><text:span text:style-name="T9"> 4s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 position</text:span><text:span text:style-name="T1">:</text:span><text:span text:style-name="T9"> relative</text:span><text:span text:style-name="T1">;</text:span><text:span text:style-name="T5"><text:line-break/>  background-color</text:span><text:span text:style-name="T1">:</text:span><text:span text:style-name="T9"> red</text:span><text:span text:style-name="T1">;</text:span><text:span text:style-name="T5"><text:line-break/>  animation-name</text:span><text:span text:style-name="T1">:</text:span><text:span text:style-name="T9"> example</text:span><text:span text:style-name="T1">;</text:span><text:span text:style-name="T5"><text:line-break/>  animation-duration</text:span><text:span text:style-name="T1">:</text:span><text:span text:style-name="T9"> 4s</text:span><text:span text:style-name="T1">;</text:span><text:span text:style-name="T5"><text:line-break/>  animation-delay</text:span><text:span text:style-name="T1">:</text:span><text:span text:style-name="T9"> 2s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width</text:span><text:span text:style-name="T1">:</text:span><text:span text:style-name="T9"> 100px</text:span><text:span text:style-name="T1">;</text:span><text:span text:style-name="T5"><text:line-break/>  height</text:span><text:span text:style-name="T1">:</text:span><text:span text:style-name="T9"> 100px</text:span><text:span text:style-name="T1">;</text:span><text:span text:style-name="T5"><text:line-break/>  position</text:span><text:span text:style-name="T1">:</text:span><text:span text:style-name="T9"> relative</text:span><text:span text:style-name="T1">;</text:span><text:span text:style-name="T5"><text:line-break/>  background-color</text:span><text:span text:style-name="T1">:</text:span><text:span text:style-name="T9"> red</text:span><text:span text:style-name="T1">;</text:span><text:span text:style-name="T5"><text:line-break/>  animation-name</text:span><text:span text:style-name="T1">:</text:span><text:span text:style-name="T9"> example</text:span><text:span text:style-name="T1">;</text:span><text:span text:style-name="T5"><text:line-break/>  animation-duration</text:span><text:span text:style-name="T1">:</text:span><text:span text:style-name="T9"> 4s</text:span><text:span text:style-name="T1">;</text:span><text:span text:style-name="T5"><text:line-break/>  animation-iteration-count</text:span><text:span text:style-name="T1">:</text:span><text:span text:style-name="T9"> 3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 position</text:span><text:span text:style-name="T1">:</text:span><text:span text:style-name="T9"> relative</text:span><text:span text:style-name="T1">;</text:span><text:span text:style-name="T5"><text:line-break/>  background-color</text:span><text:span text:style-name="T1">:</text:span><text:span text:style-name="T9"> red</text:span><text:span text:style-name="T1">;</text:span><text:span text:style-name="T5"><text:line-break/>  animation-name</text:span><text:span text:style-name="T1">:</text:span><text:span text:style-name="T9"> example</text:span><text:span text:style-name="T1">;</text:span><text:span text:style-name="T5"><text:line-break/>  animation-duration</text:span><text:span text:style-name="T1">:</text:span><text:span text:style-name="T9"> 4s</text:span><text:span text:style-name="T1">;</text:span><text:span text:style-name="T5"><text:line-break/>  animation-iteration-count</text:span><text:span text:style-name="T1">:</text:span><text:span text:style-name="T9"> infinite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 position</text:span><text:span text:style-name="T1">:</text:span><text:span text:style-name="T9"> relative</text:span><text:span text:style-name="T1">;</text:span><text:span text:style-name="T5"><text:line-break/>  background-color</text:span><text:span text:style-name="T1">:</text:span><text:span text:style-name="T9"> red</text:span><text:span text:style-name="T1">;</text:span><text:span text:style-name="T5"><text:line-break/>  animation-name</text:span><text:span text:style-name="T1">:</text:span><text:span text:style-name="T9"> example</text:span><text:span text:style-name="T1">;</text:span><text:span text:style-name="T5"><text:line-break/>  animation-duration</text:span><text:span text:style-name="T1">:</text:span><text:span text:style-name="T9"> 4s</text:span><text:span text:style-name="T1">;</text:span><text:span text:style-name="T5"><text:line-break/>  animation-direction</text:span><text:span text:style-name="T1">:</text:span><text:span text:style-name="T9"> reverse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 position</text:span><text:span text:style-name="T1">:</text:span><text:span text:style-name="T9"> relative</text:span><text:span text:style-name="T1">;</text:span><text:span text:style-name="T5"><text:line-break/>  background-color</text:span><text:span text:style-name="T1">:</text:span><text:span text:style-name="T9"> red</text:span><text:span text:style-name="T1">;</text:span><text:span text:style-name="T5"><text:line-break/>  animation-name</text:span><text:span text:style-name="T1">:</text:span><text:span text:style-name="T9"> example</text:span><text:span text:style-name="T1">;</text:span><text:span text:style-name="T5"><text:line-break/>  animation-duration</text:span><text:span text:style-name="T1">:</text:span><text:span text:style-name="T9"> 4s</text:span><text:span text:style-name="T1">;</text:span><text:span text:style-name="T5"><text:line-break/>  animation-iteration-count</text:span><text:span text:style-name="T1">:</text:span><text:span text:style-name="T9"> 2</text:span><text:span text:style-name="T1">;</text:span><text:span text:style-name="T5"><text:line-break/>  animation-direction</text:span><text:span text:style-name="T1">:</text:span><text:span text:style-name="T9"> alternate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 position</text:span><text:span text:style-name="T1">:</text:span><text:span text:style-name="T9"> relative</text:span><text:span text:style-name="T1">;</text:span><text:span text:style-name="T5"><text:line-break/>  background-color</text:span><text:span text:style-name="T1">:</text:span><text:span text:style-name="T9"> red</text:span><text:span text:style-name="T1">;</text:span><text:span text:style-name="T5"><text:line-break/>  animation-name</text:span><text:span text:style-name="T1">:</text:span><text:span text:style-name="T9"> example</text:span><text:span text:style-name="T1">;</text:span><text:span text:style-name="T5"><text:line-break/>  animation-duration</text:span><text:span text:style-name="T1">:</text:span><text:span text:style-name="T9"> 4s</text:span><text:span text:style-name="T1">;</text:span><text:span text:style-name="T5"><text:line-break/>  animation-iteration-count</text:span><text:span text:style-name="T1">:</text:span><text:span text:style-name="T9"> 2</text:span><text:span text:style-name="T1">;</text:span><text:span text:style-name="T5"><text:line-break/>  animation-direction</text:span><text:span text:style-name="T1">:</text:span><text:span text:style-name="T9"> alternate-reverse</text:span><text:span text:style-name="T1">;</text:span><text:span text:style-name="T5"><text:line-break/></text:span><text:span text:style-name="T1">}</text:span></text:p>
      <text:p text:style-name="P2"/>
      <text:p text:style-name="P27">#div1 <text:span text:style-name="T1">{</text:span><text:span text:style-name="T5">animation-timing-function</text:span><text:span text:style-name="T1">:</text:span><text:span text:style-name="T9"> linear</text:span><text:span text:style-name="T1">;}</text:span><text:line-break/>#div2 <text:span text:style-name="T1">{</text:span><text:span text:style-name="T5">animation-timing-function</text:span><text:span text:style-name="T1">:</text:span><text:span text:style-name="T9"> ease</text:span><text:span text:style-name="T1">;}</text:span><text:line-break/>#div3 <text:span text:style-name="T1">{</text:span><text:span text:style-name="T5">animation-timing-function</text:span><text:span text:style-name="T1">:</text:span><text:span text:style-name="T9"> ease-in</text:span><text:span text:style-name="T1">;}</text:span><text:line-break/>#div4 <text:span text:style-name="T1">{</text:span><text:span text:style-name="T5">animation-timing-function</text:span><text:span text:style-name="T1">:</text:span><text:span text:style-name="T9"> ease-out</text:span><text:span text:style-name="T1">;}</text:span><text:line-break/>#div5 <text:span text:style-name="T1">{</text:span><text:span text:style-name="T5">animation-timing-function</text:span><text:span text:style-name="T1">:</text:span><text:span text:style-name="T9"> ease-in-out</text:span><text:span text:style-name="T1">;}</text:span></text:p>
      <text:p text:style-name="P2"/>
      <text:p text:style-name="P27"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 background</text:span><text:span text:style-name="T1">:</text:span><text:span text:style-name="T9"> red</text:span><text:span text:style-name="T1">;</text:span><text:span text:style-name="T5"><text:line-break/>  position</text:span><text:span text:style-name="T1">:</text:span><text:span text:style-name="T9"> relative</text:span><text:span text:style-name="T1">;</text:span><text:span text:style-name="T5"><text:line-break/>  animation-name</text:span><text:span text:style-name="T1">:</text:span><text:span text:style-name="T9"> example</text:span><text:span text:style-name="T1">;</text:span><text:span text:style-name="T5"><text:line-break/>  animation-duration</text:span><text:span text:style-name="T1">:</text:span><text:span text:style-name="T9"> 3s</text:span><text:span text:style-name="T1">;</text:span><text:span text:style-name="T5"><text:line-break/>  animation-fill-mode</text:span><text:span text:style-name="T1">:</text:span><text:span text:style-name="T9"> forwards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 background</text:span><text:span text:style-name="T1">:</text:span><text:span text:style-name="T9"> red</text:span><text:span text:style-name="T1">;</text:span><text:span text:style-name="T5"><text:line-break/>  position</text:span><text:span text:style-name="T1">:</text:span><text:span text:style-name="T9"> relative</text:span><text:span text:style-name="T1">;</text:span><text:span text:style-name="T5"><text:line-break/>  animation-name</text:span><text:span text:style-name="T1">:</text:span><text:span text:style-name="T9"> example</text:span><text:span text:style-name="T1">;</text:span><text:span text:style-name="T5"><text:line-break/>  animation-duration</text:span><text:span text:style-name="T1">:</text:span><text:span text:style-name="T9"> 3s</text:span><text:span text:style-name="T1">;</text:span><text:span text:style-name="T5"><text:line-break/>  animation-delay</text:span><text:span text:style-name="T1">:</text:span><text:span text:style-name="T9"> 2s</text:span><text:span text:style-name="T1">;</text:span><text:span text:style-name="T5"><text:line-break/>  animation-fill-mode</text:span><text:span text:style-name="T1">:</text:span><text:span text:style-name="T9"> backwards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width</text:span><text:span text:style-name="T1">:</text:span><text:span text:style-name="T9"> 100px</text:span><text:span text:style-name="T1">;</text:span><text:span text:style-name="T5"><text:line-break/>  height</text:span><text:span text:style-name="T1">:</text:span><text:span text:style-name="T9"> 100px</text:span><text:span text:style-name="T1">;</text:span><text:span text:style-name="T5"><text:line-break/>  background</text:span><text:span text:style-name="T1">:</text:span><text:span text:style-name="T9"> red</text:span><text:span text:style-name="T1">;</text:span><text:span text:style-name="T5"><text:line-break/>  position</text:span><text:span text:style-name="T1">:</text:span><text:span text:style-name="T9"> relative</text:span><text:span text:style-name="T1">;</text:span><text:span text:style-name="T5"><text:line-break/>  animation-name</text:span><text:span text:style-name="T1">:</text:span><text:span text:style-name="T9"> example</text:span><text:span text:style-name="T1">;</text:span><text:span text:style-name="T5"><text:line-break/>  animation-duration</text:span><text:span text:style-name="T1">:</text:span><text:span text:style-name="T9"> 3s</text:span><text:span text:style-name="T1">;</text:span><text:span text:style-name="T5"><text:line-break/>  animation-delay</text:span><text:span text:style-name="T1">:</text:span><text:span text:style-name="T9"> 2s</text:span><text:span text:style-name="T1">;</text:span><text:span text:style-name="T5"><text:line-break/>  animation-fill-mode</text:span><text:span text:style-name="T1">:</text:span><text:span text:style-name="T9"> both</text:span><text:span text:style-name="T1">;</text:span><text:span text:style-name="T5"><text:line-break/></text:span><text:span text:style-name="T1">}</text:span></text:p>
      <text:p text:style-name="P2"/>
      <text:p text:style-name="P27"><text:soft-page-break/>div <text:span text:style-name="T1">{</text:span><text:span text:style-name="T5"><text:line-break/>  animation-name</text:span><text:span text:style-name="T1">:</text:span><text:span text:style-name="T9"> example</text:span><text:span text:style-name="T1">;</text:span><text:span text:style-name="T5"><text:line-break/>  animation-duration</text:span><text:span text:style-name="T1">:</text:span><text:span text:style-name="T9"> 5s</text:span><text:span text:style-name="T1">;</text:span><text:span text:style-name="T5"><text:line-break/>  animation-timing-function</text:span><text:span text:style-name="T1">:</text:span><text:span text:style-name="T9"> linear</text:span><text:span text:style-name="T1">;</text:span><text:span text:style-name="T5"><text:line-break/>  animation-delay</text:span><text:span text:style-name="T1">:</text:span><text:span text:style-name="T9"> 2s</text:span><text:span text:style-name="T1">;</text:span><text:span text:style-name="T5"><text:line-break/>  animation-iteration-count</text:span><text:span text:style-name="T1">:</text:span><text:span text:style-name="T9"> infinite</text:span><text:span text:style-name="T1">;</text:span><text:span text:style-name="T5"><text:line-break/>  animation-direction</text:span><text:span text:style-name="T1">:</text:span><text:span text:style-name="T9"> alternate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animation</text:span><text:span text:style-name="T1">:</text:span><text:span text:style-name="T9"> example 5s linear 2s infinite alternate</text:span><text:span text:style-name="T1">;</text:span><text:span text:style-name="T5"><text:line-break/></text:span><text:span text:style-name="T1">}</text:span></text:p>
      <text:p text:style-name="P2"/>
      <text:p text:style-name="P27">.tooltip .tooltiptext <text:span text:style-name="T1">{</text:span><text:span text:style-name="T5"><text:line-break/>  top</text:span><text:span text:style-name="T1">:</text:span><text:span text:style-name="T9"> -5px</text:span><text:span text:style-name="T1">;</text:span><text:span text:style-name="T5"><text:line-break/>  left</text:span><text:span text:style-name="T1">:</text:span><text:span text:style-name="T9"> 105%</text:span><text:span text:style-name="T1">;</text:span><text:span text:style-name="T5"> <text:line-break/></text:span><text:span text:style-name="T1">}</text:span></text:p>
      <text:p text:style-name="P2"/>
      <text:p text:style-name="P27">.tooltip .tooltiptext <text:span text:style-name="T1">{</text:span><text:span text:style-name="T5"><text:line-break/>  top</text:span><text:span text:style-name="T1">:</text:span><text:span text:style-name="T9"> -5px</text:span><text:span text:style-name="T1">;</text:span><text:span text:style-name="T5"><text:line-break/>  right</text:span><text:span text:style-name="T1">:</text:span><text:span text:style-name="T9"> 105%</text:span><text:span text:style-name="T1">;</text:span><text:span text:style-name="T5"> <text:line-break/></text:span><text:span text:style-name="T1">}</text:span></text:p>
      <text:p text:style-name="P2"/>
      <text:p text:style-name="P27">.tooltip .tooltiptext <text:span text:style-name="T1">{</text:span><text:span text:style-name="T5"><text:line-break/>  width</text:span><text:span text:style-name="T1">:</text:span><text:span text:style-name="T9"> 120px</text:span><text:span text:style-name="T1">;</text:span><text:span text:style-name="T5"><text:line-break/>  bottom</text:span><text:span text:style-name="T1">:</text:span><text:span text:style-name="T9"> 100%</text:span><text:span text:style-name="T1">;</text:span><text:span text:style-name="T5"><text:line-break/>  left</text:span><text:span text:style-name="T1">:</text:span><text:span text:style-name="T9"> 50%</text:span><text:span text:style-name="T1">;</text:span><text:span text:style-name="T5"> <text:line-break/>  margin-left</text:span><text:span text:style-name="T1">:</text:span><text:span text:style-name="T9"> -60px</text:span><text:span text:style-name="T1">;</text:span><text:span text:style-name="T5"> </text:span><text:span text:style-name="T19">/* Use half of the width (120/2 = 60), to center the tooltip */</text:span><text:span text:style-name="T5"><text:line-break/></text:span><text:span text:style-name="T1">}</text:span></text:p>
      <text:p text:style-name="P2"/>
      <text:p text:style-name="P27">.tooltip .tooltiptext <text:span text:style-name="T1">{</text:span><text:span text:style-name="T5"><text:line-break/>  width</text:span><text:span text:style-name="T1">:</text:span><text:span text:style-name="T9"> 120px</text:span><text:span text:style-name="T1">;</text:span><text:span text:style-name="T5"><text:line-break/>  top</text:span><text:span text:style-name="T1">:</text:span><text:span text:style-name="T9"> 100%</text:span><text:span text:style-name="T1">;</text:span><text:span text:style-name="T5"><text:line-break/>  left</text:span><text:span text:style-name="T1">:</text:span><text:span text:style-name="T9"> 50%</text:span><text:span text:style-name="T1">;</text:span><text:span text:style-name="T5"> <text:line-break/>  margin-left</text:span><text:span text:style-name="T1">:</text:span><text:span text:style-name="T9"> -60px</text:span><text:span text:style-name="T1">;</text:span><text:span text:style-name="T5"> </text:span><text:span text:style-name="T19">/* Use half of the width (120/2 = 60), to center the tooltip */</text:span><text:span text:style-name="T5"><text:line-break/></text:span><text:span text:style-name="T1">}</text:span></text:p>
      <text:p text:style-name="P2"/>
      <text:p text:style-name="P27">.tooltip .tooltiptext::after <text:span text:style-name="T1">{</text:span><text:span text:style-name="T5"><text:line-break/>  content</text:span><text:span text:style-name="T1">:</text:span><text:span text:style-name="T9"> " "</text:span><text:span text:style-name="T1">;</text:span><text:span text:style-name="T5"><text:line-break/>  position</text:span><text:span text:style-name="T1">:</text:span><text:span text:style-name="T9"> absolute</text:span><text:span text:style-name="T1">;</text:span><text:span text:style-name="T5"><text:line-break/>  top</text:span><text:span text:style-name="T1">:</text:span><text:span text:style-name="T9"> 100%</text:span><text:span text:style-name="T1">;</text:span><text:span text:style-name="T5"> </text:span><text:span text:style-name="T19">/* At the bottom of the tooltip */</text:span><text:span text:style-name="T5"><text:line-break/>  left</text:span><text:span text:style-name="T1">:</text:span><text:span text:style-name="T9"> 50%</text:span><text:span text:style-name="T1">;</text:span><text:span text:style-name="T5"><text:line-break/>  margin-left</text:span><text:span text:style-name="T1">:</text:span><text:span text:style-name="T9"> -5px</text:span><text:span text:style-name="T1">;</text:span><text:span text:style-name="T5"><text:line-break/>  border-width</text:span><text:span text:style-name="T1">:</text:span><text:span text:style-name="T9"> 5px</text:span><text:span text:style-name="T1">;</text:span><text:span text:style-name="T5"><text:line-break/>  border-style</text:span><text:span text:style-name="T1">:</text:span><text:span text:style-name="T9"> solid</text:span><text:span text:style-name="T1">;</text:span><text:span text:style-name="T5"><text:line-break/>  border-color</text:span><text:span text:style-name="T1">:</text:span><text:span text:style-name="T9"> black transparent transparent transparent</text:span><text:span text:style-name="T1">;</text:span><text:span text:style-name="T5"><text:line-break/></text:span><text:span text:style-name="T1">}</text:span></text:p>
      <text:p text:style-name="P2"/>
      <text:p text:style-name="P27">.tooltip .tooltiptext::after <text:span text:style-name="T1">{</text:span><text:span text:style-name="T5"><text:line-break/>  content</text:span><text:span text:style-name="T1">:</text:span><text:span text:style-name="T9"> " "</text:span><text:span text:style-name="T1">;</text:span><text:span text:style-name="T5"><text:line-break/>  position</text:span><text:span text:style-name="T1">:</text:span><text:span text:style-name="T9"> absolute</text:span><text:span text:style-name="T1">;</text:span><text:span text:style-name="T5"><text:line-break/>  bottom</text:span><text:span text:style-name="T1">:</text:span><text:span text:style-name="T9"> 100%</text:span><text:span text:style-name="T1">;</text:span><text:span text:style-name="T5">  </text:span><text:span text:style-name="T19">/* At the top of the tooltip */</text:span><text:span text:style-name="T5"><text:line-break/>  left</text:span><text:span text:style-name="T1">:</text:span><text:span text:style-name="T9"> 50%</text:span><text:span text:style-name="T1">;</text:span><text:span text:style-name="T5"><text:line-break/>  margin-left</text:span><text:span text:style-name="T1">:</text:span><text:span text:style-name="T9"> -5px</text:span><text:span text:style-name="T1">;</text:span><text:span text:style-name="T5"><text:line-break/>  border-width</text:span><text:span text:style-name="T1">:</text:span><text:span text:style-name="T9"> 5px</text:span><text:span text:style-name="T1">;</text:span><text:span text:style-name="T5"><text:line-break/>  border-style</text:span><text:span text:style-name="T1">:</text:span><text:span text:style-name="T9"> solid</text:span><text:span text:style-name="T1">;</text:span><text:span text:style-name="T5"><text:line-break/>  border-color</text:span><text:span text:style-name="T1">:</text:span><text:span text:style-name="T9"> transparent transparent black transparent</text:span><text:span text:style-name="T1">;</text:span><text:span text:style-name="T5"><text:line-break/></text:span><text:span text:style-name="T1">}</text:span></text:p>
      <text:p text:style-name="P2"/>
      <text:p text:style-name="P27">.tooltip .tooltiptext::after <text:span text:style-name="T1">{</text:span><text:span text:style-name="T5"><text:line-break/>  content</text:span><text:span text:style-name="T1">:</text:span><text:span text:style-name="T9"> " "</text:span><text:span text:style-name="T1">;</text:span><text:span text:style-name="T5"><text:line-break/>  position</text:span><text:span text:style-name="T1">:</text:span><text:span text:style-name="T9"> absolute</text:span><text:span text:style-name="T1">;</text:span><text:span text:style-name="T5"><text:line-break/>  top</text:span><text:span text:style-name="T1">:</text:span><text:span text:style-name="T9"> 50%</text:span><text:span text:style-name="T1">;</text:span><text:span text:style-name="T5"><text:line-break/>  right</text:span><text:span text:style-name="T1">:</text:span><text:span text:style-name="T9"> 100%</text:span><text:span text:style-name="T1">;</text:span><text:span text:style-name="T5"> </text:span><text:span text:style-name="T19">/* To the left of the tooltip */</text:span><text:span text:style-name="T5"><text:line-break/>  margin-top</text:span><text:span text:style-name="T1">:</text:span><text:span text:style-name="T9"> -5px</text:span><text:span text:style-name="T1">;</text:span><text:span text:style-name="T5"><text:line-break/>  border-width</text:span><text:span text:style-name="T1">:</text:span><text:span text:style-name="T9"> 5px</text:span><text:span text:style-name="T1">;</text:span><text:span text:style-name="T5"><text:line-break/>  border-style</text:span><text:span text:style-name="T1">:</text:span><text:span text:style-name="T9"> solid</text:span><text:span text:style-name="T1">;</text:span><text:span text:style-name="T5"><text:line-break/>  border-color</text:span><text:span text:style-name="T1">:</text:span><text:span text:style-name="T9"> transparent black transparent transparent</text:span><text:span text:style-name="T1">;</text:span><text:span text:style-name="T5"><text:line-break/></text:span><text:span text:style-name="T1">}</text:span></text:p>
      <text:p text:style-name="P2"/>
      <text:p text:style-name="P27">.tooltip .tooltiptext::after <text:span text:style-name="T1">{</text:span><text:span text:style-name="T5"><text:line-break/>  content</text:span><text:span text:style-name="T1">:</text:span><text:span text:style-name="T9"> " "</text:span><text:span text:style-name="T1">;</text:span><text:span text:style-name="T5"><text:line-break/>  position</text:span><text:span text:style-name="T1">:</text:span><text:span text:style-name="T9"> absolute</text:span><text:span text:style-name="T1">;</text:span><text:span text:style-name="T5"><text:line-break/>  top</text:span><text:span text:style-name="T1">:</text:span><text:span text:style-name="T9"> 50%</text:span><text:span text:style-name="T1">;</text:span><text:span text:style-name="T5"><text:line-break/>  left</text:span><text:span text:style-name="T1">:</text:span><text:span text:style-name="T9"> 100%</text:span><text:span text:style-name="T1">;</text:span><text:span text:style-name="T5"> </text:span><text:span text:style-name="T19">/* To the right of the tooltip */</text:span><text:span text:style-name="T5"><text:line-break/>  margin-top</text:span><text:span text:style-name="T1">:</text:span><text:span text:style-name="T9"> -5px</text:span><text:span text:style-name="T1">;</text:span><text:span text:style-name="T5"><text:line-break/>  border-width</text:span><text:span text:style-name="T1">:</text:span><text:span text:style-name="T9"> 5px</text:span><text:span text:style-name="T1">;</text:span><text:span text:style-name="T5"><text:line-break/>  border-style</text:span><text:span text:style-name="T1">:</text:span><text:span text:style-name="T9"> solid</text:span><text:span text:style-name="T1">;</text:span><text:span text:style-name="T5"><text:line-break/>  border-color</text:span><text:span text:style-name="T1">:</text:span><text:span text:style-name="T9"> transparent transparent transparent black</text:span><text:span text:style-name="T1">;</text:span><text:span text:style-name="T5"><text:line-break/></text:span><text:span text:style-name="T1">}</text:span></text:p>
      <text:p text:style-name="P2"/>
      <text:p text:style-name="P27">.tooltip .tooltiptext::after <text:span text:style-name="T1">{</text:span><text:span text:style-name="T5"><text:line-break/>  content</text:span><text:span text:style-name="T1">:</text:span><text:span text:style-name="T9"> " "</text:span><text:span text:style-name="T1">;</text:span><text:span text:style-name="T5"><text:line-break/>  position</text:span><text:span text:style-name="T1">:</text:span><text:span text:style-name="T9"> absolute</text:span><text:span text:style-name="T1">;</text:span><text:span text:style-name="T5"><text:line-break/>  top</text:span><text:span text:style-name="T1">:</text:span><text:span text:style-name="T9"> 50%</text:span><text:span text:style-name="T1">;</text:span><text:span text:style-name="T5"><text:line-break/>  left</text:span><text:span text:style-name="T1">:</text:span><text:span text:style-name="T9"> 100%</text:span><text:span text:style-name="T1">;</text:span><text:span text:style-name="T5"> </text:span><text:span text:style-name="T19">/* To the right of the tooltip */</text:span><text:span text:style-name="T5"><text:line-break/>  margin-top</text:span><text:span text:style-name="T1">:</text:span><text:span text:style-name="T9"> -5px</text:span><text:span text:style-name="T1">;</text:span><text:span text:style-name="T5"><text:line-break/>  border-width</text:span><text:span text:style-name="T1">:</text:span><text:span text:style-name="T9"> 5px</text:span><text:span text:style-name="T1">;</text:span><text:span text:style-name="T5"><text:line-break/>  border-style</text:span><text:span text:style-name="T1">:</text:span><text:span text:style-name="T9"> solid</text:span><text:span text:style-name="T1">;</text:span><text:span text:style-name="T5"><text:line-break/>  border-color</text:span><text:span text:style-name="T1">:</text:span><text:span text:style-name="T9"> transparent transparent transparent black</text:span><text:span text:style-name="T1">;</text:span><text:span text:style-name="T5"><text:line-break/></text:span><text:span text:style-name="T1">}</text:span></text:p>
      <text:p text:style-name="P2"/>
      <text:p text:style-name="P27">.tooltip .tooltiptext <text:span text:style-name="T1">{</text:span><text:span text:style-name="T5"><text:line-break/>  opacity</text:span><text:span text:style-name="T1">:</text:span><text:span text:style-name="T9"> 0</text:span><text:span text:style-name="T1">;</text:span><text:span text:style-name="T5"><text:line-break/>  transition</text:span><text:span text:style-name="T1">:</text:span><text:span text:style-name="T9"> opacity 1s</text:span><text:span text:style-name="T1">;</text:span><text:span text:style-name="T5"><text:line-break/></text:span><text:span text:style-name="T1">}</text:span><text:line-break/><text:line-break/>.tooltip:hover .tooltiptext <text:span text:style-name="T1">{</text:span><text:span text:style-name="T5"><text:line-break/>  opacity</text:span><text:span text:style-name="T1">:</text:span><text:span text:style-name="T9"> 1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 border-radius</text:span><text:span text:style-name="T1">:</text:span><text:span text:style-name="T9"> 8px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border-radius</text:span><text:span text:style-name="T1">:</text:span><text:span text:style-name="T9"> 50%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 border</text:span><text:span text:style-name="T1">:</text:span><text:span text:style-name="T9"> 1px solid #ddd</text:span><text:span text:style-name="T1">;</text:span><text:span text:style-name="T5"><text:line-break/>  border-radius</text:span><text:span text:style-name="T1">:</text:span><text:span text:style-name="T9"> 4px</text:span><text:span text:style-name="T1">;</text:span><text:span text:style-name="T5"><text:line-break/>  padding</text:span><text:span text:style-name="T1">:</text:span><text:span text:style-name="T9"> 5px</text:span><text:span text:style-name="T1">;</text:span><text:span text:style-name="T5"><text:line-break/>  width</text:span><text:span text:style-name="T1">:</text:span><text:span text:style-name="T9"> 150px</text:span><text:span text:style-name="T1">;</text:span><text:span text:style-name="T5"><text:line-break/></text:span><text:span text:style-name="T1">}</text:span><text:line-break/><text:line-break/><text:span text:style-name="T9">&lt;</text:span>img<text:span text:style-name="T5"> src</text:span><text:span text:style-name="T9">="paris.jpg"</text:span><text:span text:style-name="T5"> alt</text:span><text:span text:style-name="T9">="Paris"&gt;</text:span></text:p>
      <text:p text:style-name="P2"/>
      <text:p text:style-name="P27">img <text:span text:style-name="T1">{</text:span><text:span text:style-name="T5"><text:line-break/>  max-width</text:span><text:span text:style-name="T1">:</text:span><text:span text:style-name="T9"> 100%</text:span><text:span text:style-name="T1">;</text:span><text:span text:style-name="T5"><text:line-break/>  height</text:span><text:span text:style-name="T1">:</text:span><text:span text:style-name="T9"> auto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 display</text:span><text:span text:style-name="T1">:</text:span><text:span text:style-name="T9"> block</text:span><text:span text:style-name="T1">;</text:span><text:span text:style-name="T5"><text:line-break/>  margin-left</text:span><text:span text:style-name="T1">:</text:span><text:span text:style-name="T9"> auto</text:span><text:span text:style-name="T1">;</text:span><text:span text:style-name="T5"><text:line-break/>  margin-right</text:span><text:span text:style-name="T1">:</text:span><text:span text:style-name="T9"> auto</text:span><text:span text:style-name="T1">;</text:span><text:span text:style-name="T5"><text:line-break/>  width</text:span><text:span text:style-name="T1">:</text:span><text:span text:style-name="T9"> 50%</text:span><text:span text:style-name="T1">;</text:span><text:span text:style-name="T5"><text:line-break/></text:span><text:span text:style-name="T1">}</text:span></text:p>
      <text:p text:style-name="P2"/>
      <text:p text:style-name="P27">div.polaroid <text:span text:style-name="T1">{</text:span><text:span text:style-name="T5"><text:line-break/>  width</text:span><text:span text:style-name="T1">:</text:span><text:span text:style-name="T9"> 80%</text:span><text:span text:style-name="T1">;</text:span><text:span text:style-name="T5"><text:line-break/>  background-color</text:span><text:span text:style-name="T1">:</text:span><text:span text:style-name="T9"> white</text:span><text:span text:style-name="T1">;</text:span><text:span text:style-name="T5"><text:line-break/>  box-shadow</text:span><text:span text:style-name="T1">:</text:span><text:span text:style-name="T9"> 0 4px 8px 0 rgba(0, 0, 0, 0.2), 0 6px 20px 0 rgba(0, 0, 0, 0.19)</text:span><text:span text:style-name="T1">;</text:span><text:span text:style-name="T5"><text:line-break/></text:span><text:span text:style-name="T1">}</text:span><text:line-break/><text:line-break/>img <text:span text:style-name="T1">{</text:span><text:span text:style-name="T5">width</text:span><text:span text:style-name="T1">:</text:span><text:span text:style-name="T9"> 100%</text:span><text:span text:style-name="T1">}</text:span><text:line-break/><text:line-break/>div.container <text:span text:style-name="T1">{</text:span><text:span text:style-name="T5"><text:line-break/>  text-align</text:span><text:span text:style-name="T1">:</text:span><text:span text:style-name="T9"> center</text:span><text:span text:style-name="T1">;</text:span><text:span text:style-name="T5"><text:line-break/>  padding</text:span><text:span text:style-name="T1">:</text:span><text:span text:style-name="T9"> 10px 20px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opacity</text:span><text:span text:style-name="T1">:</text:span><text:span text:style-name="T9"> 0.5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 filter</text:span><text:span text:style-name="T1">:</text:span><text:span text:style-name="T9"> grayscale(100%)</text:span><text:span text:style-name="T1">;</text:span><text:span text:style-name="T5"><text:line-break/></text:span><text:span text:style-name="T1">}</text:span></text:p>
      <text:p text:style-name="P2"/>
      <text:p text:style-name="P27">img:hover <text:span text:style-name="T1">{</text:span><text:span text:style-name="T5"><text:line-break/>  transform</text:span><text:span text:style-name="T1">:</text:span><text:span text:style-name="T9"> scaleX(-1)</text:span><text:span text:style-name="T1">;</text:span><text:span text:style-name="T5"><text:line-break/></text:span><text:span text:style-name="T1">}</text:span></text:p>
      <text:p text:style-name="P2"><text:soft-page-break/></text:p>
      <text:p text:style-name="P27">img <text:span text:style-name="T1">{</text:span><text:span text:style-name="T5"><text:line-break/>  -webkit-box-reflect</text:span><text:span text:style-name="T1">:</text:span><text:span text:style-name="T9"> below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-webkit-box-reflect</text:span><text:span text:style-name="T1">:</text:span><text:span text:style-name="T9"> right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-webkit-box-reflect</text:span><text:span text:style-name="T1">:</text:span><text:span text:style-name="T9"> below 20px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-webkit-box-reflect</text:span><text:span text:style-name="T1">:</text:span><text:span text:style-name="T9"> below 0px linear-gradient(to bottom, rgba(0,0,0,0.0), rgba(0,0,0,0.4))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width</text:span><text:span text:style-name="T1">:</text:span><text:span text:style-name="T9"> 200px</text:span><text:span text:style-name="T1">;</text:span><text:span text:style-name="T5"><text:line-break/>  height</text:span><text:span text:style-name="T1">:</text:span><text:span text:style-name="T9"> 300px</text:span><text:span text:style-name="T1">;</text:span><text:span text:style-name="T5"><text:line-break/>  object-fit</text:span><text:span text:style-name="T1">:</text:span><text:span text:style-name="T9"> cover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width</text:span><text:span text:style-name="T1">:</text:span><text:span text:style-name="T9"> 200px</text:span><text:span text:style-name="T1">;</text:span><text:span text:style-name="T5"><text:line-break/>  height</text:span><text:span text:style-name="T1">:</text:span><text:span text:style-name="T9"> 300px</text:span><text:span text:style-name="T1">;</text:span><text:span text:style-name="T5"><text:line-break/>  object-fit</text:span><text:span text:style-name="T1">:</text:span><text:span text:style-name="T9"> fill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width</text:span><text:span text:style-name="T1">:</text:span><text:span text:style-name="T9"> 200px</text:span><text:span text:style-name="T1">;</text:span><text:span text:style-name="T5"><text:line-break/>  height</text:span><text:span text:style-name="T1">:</text:span><text:span text:style-name="T9"> 300px</text:span><text:span text:style-name="T1">;</text:span><text:span text:style-name="T5"><text:line-break/>  object-fit</text:span><text:span text:style-name="T1">:</text:span><text:span text:style-name="T9"> none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width</text:span><text:span text:style-name="T1">:</text:span><text:span text:style-name="T9"> 200px</text:span><text:span text:style-name="T1">;</text:span><text:span text:style-name="T5"><text:line-break/>  height</text:span><text:span text:style-name="T1">:</text:span><text:span text:style-name="T9"> 300px</text:span><text:span text:style-name="T1">;</text:span><text:span text:style-name="T5"><text:line-break/>  object-fit</text:span><text:span text:style-name="T1">:</text:span><text:span text:style-name="T9"> scale-down</text:span><text:span text:style-name="T1">;</text:span><text:span text:style-name="T5"><text:line-break/></text:span><text:span text:style-name="T1">}</text:span></text:p>
      <text:p text:style-name="P2"/>
      <text:p text:style-name="P27">img <text:span text:style-name="T1">{</text:span><text:span text:style-name="T5"><text:line-break/>  width</text:span><text:span text:style-name="T1">:</text:span><text:span text:style-name="T9"> 200px</text:span><text:span text:style-name="T1">;</text:span><text:span text:style-name="T5"><text:line-break/>  height</text:span><text:span text:style-name="T1">:</text:span><text:span text:style-name="T9"> 300px</text:span><text:span text:style-name="T1">;</text:span><text:span text:style-name="T5"><text:line-break/>  object-fit</text:span><text:span text:style-name="T1">:</text:span><text:span text:style-name="T9"> cover</text:span><text:span text:style-name="T1">;</text:span><text:span text:style-name="T5"><text:line-break/>  object-position</text:span><text:span text:style-name="T1">:</text:span><text:span text:style-name="T9"> 80% 100%</text:span><text:span text:style-name="T1">;</text:span><text:span text:style-name="T5"><text:line-break/></text:span><text:span text:style-name="T1">}</text:span></text:p>
      <text:p text:style-name="P2"/>
      <text:p text:style-name="P27">.pagination a.active <text:span text:style-name="T1">{</text:span><text:span text:style-name="T5"><text:line-break/>  background-color</text:span><text:span text:style-name="T1">:</text:span><text:span text:style-name="T9"> #4CAF50</text:span><text:span text:style-name="T1">;</text:span><text:span text:style-name="T5"><text:line-break/>  color</text:span><text:span text:style-name="T1">:</text:span><text:span text:style-name="T9"> white</text:span><text:span text:style-name="T1">;</text:span><text:span text:style-name="T5"><text:line-break/></text:span><text:span text:style-name="T1">}</text:span><text:line-break/><text:line-break/>.pagination a:hover:not(.active) <text:span text:style-name="T1">{</text:span><text:span text:style-name="T5">background-color</text:span><text:span text:style-name="T1">:</text:span><text:span text:style-name="T9"> #ddd</text:span><text:span text:style-name="T1">;}</text:span></text:p>
      <text:p text:style-name="P2"/>
      <text:p text:style-name="P27">.pagination a <text:span text:style-name="T1">{</text:span><text:span text:style-name="T5"><text:line-break/>  border-radius</text:span><text:span text:style-name="T1">:</text:span><text:span text:style-name="T9"> 5px</text:span><text:span text:style-name="T1">;</text:span><text:span text:style-name="T5"><text:line-break/></text:span><text:span text:style-name="T1">}</text:span><text:line-break/><text:line-break/>.pagination a.active <text:span text:style-name="T1">{</text:span><text:span text:style-name="T5"><text:line-break/>  border-radius</text:span><text:span text:style-name="T1">:</text:span><text:span text:style-name="T9"> 5px</text:span><text:span text:style-name="T1">;</text:span><text:span text:style-name="T5"><text:line-break/></text:span><text:span text:style-name="T1">}</text:span></text:p>
      <text:p text:style-name="P2"/>
      <text:p text:style-name="P27">.pagination a:first-child <text:span text:style-name="T1">{</text:span><text:span text:style-name="T5"><text:line-break/>  border-top-left-radius</text:span><text:span text:style-name="T1">:</text:span><text:span text:style-name="T9"> 5px</text:span><text:span text:style-name="T1">;</text:span><text:span text:style-name="T5"><text:line-break/>  border-bottom-left-radius</text:span><text:span text:style-name="T1">:</text:span><text:span text:style-name="T9"> 5px</text:span><text:span text:style-name="T1">;</text:span><text:span text:style-name="T5"><text:line-break/></text:span><text:span text:style-name="T1">}</text:span><text:line-break/><text:line-break/>.pagination a:last-child <text:span text:style-name="T1">{</text:span><text:span text:style-name="T5"><text:line-break/>  border-top-right-radius</text:span><text:span text:style-name="T1">:</text:span><text:span text:style-name="T9"> 5px</text:span><text:span text:style-name="T1">;</text:span><text:span text:style-name="T5"><text:line-break/>  border-bottom-right-radius</text:span><text:span text:style-name="T1">:</text:span><text:span text:style-name="T9"> 5px</text:span><text:span text:style-name="T1">;</text:span><text:span text:style-name="T5"><text:line-break/></text:span><text:span text:style-name="T1">}</text:span></text:p>
      <text:p text:style-name="P2"/>
      <text:p text:style-name="P27">.center <text:span text:style-name="T1">{</text:span><text:span text:style-name="T5"><text:line-break/>  text-align</text:span><text:span text:style-name="T1">:</text:span><text:span text:style-name="T9"> center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column-count</text:span><text:span text:style-name="T1">:</text:span><text:span text:style-name="T9"> 3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column-gap</text:span><text:span text:style-name="T1">:</text:span><text:span text:style-name="T9"> 40px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column-rule-style</text:span><text:span text:style-name="T1">:</text:span><text:span text:style-name="T9"> solid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column-rule-width</text:span><text:span text:style-name="T1">:</text:span><text:span text:style-name="T9"> 1px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column-rule-color</text:span><text:span text:style-name="T1">:</text:span><text:span text:style-name="T9"> lightblue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column-rule</text:span><text:span text:style-name="T1">:</text:span><text:span text:style-name="T9"> 1px solid lightblue</text:span><text:span text:style-name="T1">;</text:span><text:span text:style-name="T5"><text:line-break/></text:span><text:span text:style-name="T1">}</text:span></text:p>
      <text:p text:style-name="P2"/>
      <text:p text:style-name="P27">h2 <text:span text:style-name="T1">{</text:span><text:span text:style-name="T5"><text:line-break/>  column-span</text:span><text:span text:style-name="T1">:</text:span><text:span text:style-name="T9"> all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 column-width</text:span><text:span text:style-name="T1">:</text:span><text:span text:style-name="T9"> 100px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resize</text:span><text:span text:style-name="T1">:</text:span><text:span text:style-name="T9"> horizontal</text:span><text:span text:style-name="T1">;</text:span><text:span text:style-name="T5"><text:line-break/>  overflow</text:span><text:span text:style-name="T1">:</text:span><text:span text:style-name="T9"> auto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resize</text:span><text:span text:style-name="T1">:</text:span><text:span text:style-name="T9"> vertical</text:span><text:span text:style-name="T1">;</text:span><text:span text:style-name="T5"><text:line-break/>  overflow</text:span><text:span text:style-name="T1">:</text:span><text:span text:style-name="T9"> auto</text:span><text:span text:style-name="T1">;</text:span><text:span text:style-name="T5"><text:line-break/></text:span><text:span text:style-name="T1">}</text:span></text:p>
      <text:p text:style-name="P2"/>
      <text:p text:style-name="P27">div <text:span text:style-name="T1">{</text:span><text:span text:style-name="T5"><text:line-break/>  resize</text:span><text:span text:style-name="T1">:</text:span><text:span text:style-name="T9"> both</text:span><text:span text:style-name="T1">;</text:span><text:span text:style-name="T5"><text:line-break/>  overflow</text:span><text:span text:style-name="T1">:</text:span><text:span text:style-name="T9"> auto</text:span><text:span text:style-name="T1">;</text:span><text:span text:style-name="T5"><text:line-break/></text:span><text:span text:style-name="T1">}</text:span></text:p>
      <text:p text:style-name="P2"/>
      <text:p text:style-name="P27">textarea <text:span text:style-name="T1">{</text:span><text:span text:style-name="T5"><text:line-break/>  resize</text:span><text:span text:style-name="T1">:</text:span><text:span text:style-name="T9"> none</text:span><text:span text:style-name="T1">;</text:span><text:span text:style-name="T5"><text:line-break/></text:span><text:span text:style-name="T1">}</text:span></text:p>
      <text:p text:style-name="P2"/>
      <text:p text:style-name="P27">div.ex1 <text:span text:style-name="T1">{</text:span><text:span text:style-name="T5"><text:line-break/>  margin</text:span><text:span text:style-name="T1">:</text:span><text:span text:style-name="T9"> 20px</text:span><text:span text:style-name="T1">;</text:span><text:span text:style-name="T5"><text:line-break/>  border</text:span><text:span text:style-name="T1">:</text:span><text:span text:style-name="T9"> 1px solid black</text:span><text:span text:style-name="T1">;</text:span><text:span text:style-name="T5"><text:line-break/>  outline</text:span><text:span text:style-name="T1">:</text:span><text:span text:style-name="T9"> 4px solid red</text:span><text:span text:style-name="T1">;</text:span><text:span text:style-name="T5"><text:line-break/>  outline-offset</text:span><text:span text:style-name="T1">:</text:span><text:span text:style-name="T9"> 15px</text:span><text:span text:style-name="T1">;</text:span><text:span text:style-name="T5"><text:line-break/></text:span><text:span text:style-name="T1">}</text:span> </text:p>
      <text:p text:style-name="P2"/>
      <text:p text:style-name="P27">:root <text:span text:style-name="T1">{</text:span><text:span text:style-name="T5"><text:line-break/>  --blue</text:span><text:span text:style-name="T1">:</text:span><text:span text:style-name="T9"> #1e90ff</text:span><text:span text:style-name="T1">;</text:span><text:span text:style-name="T5"><text:line-break/>  --white</text:span><text:span text:style-name="T1">:</text:span><text:span text:style-name="T9"> #ffffff</text:span><text:span text:style-name="T1">;</text:span><text:span text:style-name="T5"> <text:line-break/></text:span><text:span text:style-name="T1">}</text:span></text:p>
      <text:p text:style-name="P34">  color<text:span text:style-name="T1">:</text:span><text:span text:style-name="T9"> var(--blue)</text:span><text:span text:style-name="T1">;</text:span></text:p>
      <text:p text:style-name="P2"/>
      <text:p text:style-name="P27"><text:span text:style-name="T19">/* Set the background color of body to tan */</text:span><text:line-break/>body <text:span text:style-name="T1">{</text:span><text:span text:style-name="T5"><text:line-break/>  background-color</text:span><text:span text:style-name="T1">:</text:span><text:span text:style-name="T9"> tan</text:span><text:span text:style-name="T1">;</text:span><text:span text:style-name="T5"><text:line-break/></text:span><text:span text:style-name="T1">}</text:span><text:line-break/><text:line-break/><text:span text:style-name="T19">/* On screens that are 992px or less, set the background color to blue */</text:span><text:line-break/>@media screen and (max-width: 992px) <text:span text:style-name="T1">{</text:span><text:line-break/>  body <text:span text:style-name="T1">{</text:span><text:span text:style-name="T5"><text:line-break/>    background-color</text:span><text:span text:style-name="T1">:</text:span><text:span text:style-name="T9"> blue</text:span><text:span text:style-name="T1">;</text:span><text:span text:style-name="T5"><text:line-break/>  </text:span><text:span text:style-name="T1">}</text:span><text:line-break/><text:span text:style-name="T1">}</text:span><text:line-break/><text:line-break/><text:span text:style-name="T19">/* On screens that are 600px or less, set the background color to olive */</text:span><text:line-break/>@media screen and (max-width: 600px) <text:span text:style-name="T1">{</text:span><text:line-break/>  body <text:span text:style-name="T1">{</text:span><text:span text:style-name="T5"><text:line-break/>    background-color</text:span><text:span text:style-name="T1">:</text:span><text:span text:style-name="T9"> olive</text:span><text:span text:style-name="T1">;</text:span><text:span text:style-name="T5"><text:line-break/>  </text:span><text:span text:style-name="T1">}</text:span><text:line-break/><text:span text:style-name="T1">}</text:span></text:p>
      <text:p text:style-name="P2"/>
      <text:p text:style-name="P27">@media only screen and (orientation: landscape) <text:span text:style-name="T1">{</text:span><text:line-break/><text:soft-page-break/>  body <text:span text:style-name="T1">{</text:span><text:span text:style-name="T5"><text:line-break/>    background-color</text:span><text:span text:style-name="T1">:</text:span><text:span text:style-name="T9"> lightblue</text:span><text:span text:style-name="T1">;</text:span><text:span text:style-name="T5"><text:line-break/>  </text:span><text:span text:style-name="T1">}</text:span><text:line-break/><text:span text:style-name="T1">}</text:span></text:p>
      <text:p text:style-name="P2"/>
      <text:p text:style-name="P27">@media screen and (max-width: 900px) and (min-width: 600px) <text:span text:style-name="T1">{</text:span><text:line-break/>  div.example <text:span text:style-name="T1">{</text:span><text:span text:style-name="T5"><text:line-break/>    font-size</text:span><text:span text:style-name="T1">:</text:span><text:span text:style-name="T9"> 50px</text:span><text:span text:style-name="T1">;</text:span><text:span text:style-name="T5"><text:line-break/>    padding</text:span><text:span text:style-name="T1">:</text:span><text:span text:style-name="T9"> 50px</text:span><text:span text:style-name="T1">;</text:span><text:span text:style-name="T5"><text:line-break/>    border</text:span><text:span text:style-name="T1">:</text:span><text:span text:style-name="T9"> 8px solid black</text:span><text:span text:style-name="T1">;</text:span><text:span text:style-name="T5"><text:line-break/>    background</text:span><text:span text:style-name="T1">:</text:span><text:span text:style-name="T9"> yellow</text:span><text:span text:style-name="T1">;</text:span><text:span text:style-name="T5"><text:line-break/>  </text:span><text:span text:style-name="T1">}</text:span><text:line-break/><text:span text:style-name="T1">}</text:span></text:p>
      <text:p text:style-name="P2"/>
      <text:p text:style-name="P27">@media screen and (max-width: 900px) and (min-width: 600px) <text:span text:style-name="T1">{</text:span><text:line-break/>  div.example <text:span text:style-name="T1">{</text:span><text:span text:style-name="T5"><text:line-break/>    font-size</text:span><text:span text:style-name="T1">:</text:span><text:span text:style-name="T9"> 50px</text:span><text:span text:style-name="T1">;</text:span><text:span text:style-name="T5"><text:line-break/>    padding</text:span><text:span text:style-name="T1">:</text:span><text:span text:style-name="T9"> 50px</text:span><text:span text:style-name="T1">;</text:span><text:span text:style-name="T5"><text:line-break/>    border</text:span><text:span text:style-name="T1">:</text:span><text:span text:style-name="T9"> 8px solid black</text:span><text:span text:style-name="T1">;</text:span><text:span text:style-name="T5"><text:line-break/>    background</text:span><text:span text:style-name="T1">:</text:span><text:span text:style-name="T9"> yellow</text:span><text:span text:style-name="T1">;</text:span><text:span text:style-name="T5"><text:line-break/>  </text:span><text:span text:style-name="T1">}</text:span><text:line-break/><text:span text:style-name="T1">}</text:span></text:p>
      <text:p text:style-name="P2"/>
      <text:p text:style-name="P27">.col-1 <text:span text:style-name="T1">{</text:span><text:span text:style-name="T5">width</text:span><text:span text:style-name="T1">:</text:span><text:span text:style-name="T9"> 8.33%</text:span><text:span text:style-name="T1">;}</text:span><text:line-break/>.col-2 <text:span text:style-name="T1">{</text:span><text:span text:style-name="T5">width</text:span><text:span text:style-name="T1">:</text:span><text:span text:style-name="T9"> 16.66%</text:span><text:span text:style-name="T1">;}</text:span><text:line-break/>.col-3 <text:span text:style-name="T1">{</text:span><text:span text:style-name="T5">width</text:span><text:span text:style-name="T1">:</text:span><text:span text:style-name="T9"> 25%</text:span><text:span text:style-name="T1">;}</text:span><text:line-break/>.col-4 <text:span text:style-name="T1">{</text:span><text:span text:style-name="T5">width</text:span><text:span text:style-name="T1">:</text:span><text:span text:style-name="T9"> 33.33%</text:span><text:span text:style-name="T1">;}</text:span><text:line-break/>.col-5 <text:span text:style-name="T1">{</text:span><text:span text:style-name="T5">width</text:span><text:span text:style-name="T1">:</text:span><text:span text:style-name="T9"> 41.66%</text:span><text:span text:style-name="T1">;}</text:span><text:line-break/>.col-6 <text:span text:style-name="T1">{</text:span><text:span text:style-name="T5">width</text:span><text:span text:style-name="T1">:</text:span><text:span text:style-name="T9"> 50%</text:span><text:span text:style-name="T1">;}</text:span><text:line-break/>.col-7 <text:span text:style-name="T1">{</text:span><text:span text:style-name="T5">width</text:span><text:span text:style-name="T1">:</text:span><text:span text:style-name="T9"> 58.33%</text:span><text:span text:style-name="T1">;}</text:span><text:line-break/>.col-8 <text:span text:style-name="T1">{</text:span><text:span text:style-name="T5">width</text:span><text:span text:style-name="T1">:</text:span><text:span text:style-name="T9"> 66.66%</text:span><text:span text:style-name="T1">;}</text:span><text:line-break/>.col-9 <text:span text:style-name="T1">{</text:span><text:span text:style-name="T5">width</text:span><text:span text:style-name="T1">:</text:span><text:span text:style-name="T9"> 75%</text:span><text:span text:style-name="T1">;}</text:span><text:line-break/>.col-10 <text:span text:style-name="T1">{</text:span><text:span text:style-name="T5">width</text:span><text:span text:style-name="T1">:</text:span><text:span text:style-name="T9"> 83.33%</text:span><text:span text:style-name="T1">;}</text:span><text:line-break/>.col-11 <text:span text:style-name="T1">{</text:span><text:span text:style-name="T5">width</text:span><text:span text:style-name="T1">:</text:span><text:span text:style-name="T9"> 91.66%</text:span><text:span text:style-name="T1">;}</text:span><text:line-break/>.col-12 <text:span text:style-name="T1">{</text:span><text:span text:style-name="T5">width</text:span><text:span text:style-name="T1">:</text:span><text:span text:style-name="T9"> 100%</text:span><text:span text:style-name="T1">;}</text:span></text:p>
      <text:p text:style-name="P2"/>
      <text:p text:style-name="P27">[class*="col-"] <text:span text:style-name="T1">{</text:span><text:span text:style-name="T5"><text:line-break/>  float</text:span><text:span text:style-name="T1">:</text:span><text:span text:style-name="T9"> left</text:span><text:span text:style-name="T1">;</text:span><text:span text:style-name="T5"><text:line-break/>  padding</text:span><text:span text:style-name="T1">:</text:span><text:span text:style-name="T9"> 15px</text:span><text:span text:style-name="T1">;</text:span><text:span text:style-name="T5"><text:line-break/>  border</text:span><text:span text:style-name="T1">:</text:span><text:span text:style-name="T9"> 1px solid red</text:span><text:span text:style-name="T1">;</text:span><text:span text:style-name="T5"><text:line-break/></text:span><text:span text:style-name="T1">}</text:span></text:p>
      <text:p text:style-name="P2"/>
      <text:p text:style-name="P2"><text:span text:style-name="T9">&lt;</text:span><text:span text:style-name="T16">div</text:span><text:span text:style-name="T5"> class</text:span><text:span text:style-name="T9">="row"&gt;</text:span><text:line-break/>  <text:span text:style-name="T9">&lt;</text:span><text:span text:style-name="T16">div</text:span><text:span text:style-name="T5"> class</text:span><text:span text:style-name="T9">="col-3"&gt;</text:span>...<text:span text:style-name="T9">&lt;</text:span><text:span text:style-name="T16">/div</text:span><text:span text:style-name="T9">&gt;</text:span> <text:span text:style-name="T19">&lt;!-- 25% --&gt;</text:span><text:line-break/>  <text:span text:style-name="T9">&lt;</text:span><text:span text:style-name="T16">div</text:span><text:span text:style-name="T5"> class</text:span><text:span text:style-name="T9">="col-9"&gt;</text:span>...<text:span text:style-name="T9">&lt;</text:span><text:span text:style-name="T16">/div</text:span><text:span text:style-name="T9">&gt;</text:span> <text:span text:style-name="T19">&lt;!-- 75% --&gt;</text:span><text:line-break/><text:span text:style-name="T9">&lt;</text:span><text:span text:style-name="T16">/div</text:span><text:span text:style-name="T9">&gt;</text:span> </text:p>
      <text:p text:style-name="P2"/>
      <text:p text:style-name="P27">.row::after <text:span text:style-name="T1">{</text:span><text:span text:style-name="T5"><text:line-break/>  content</text:span><text:span text:style-name="T1">:</text:span><text:span text:style-name="T9"> ""</text:span><text:span text:style-name="T1">;</text:span><text:span text:style-name="T5"><text:line-break/>  clear</text:span><text:span text:style-name="T1">:</text:span><text:span text:style-name="T9"> both</text:span><text:span text:style-name="T1">;</text:span><text:span text:style-name="T5"><text:line-break/>  display</text:span><text:span text:style-name="T1">:</text:span><text:span text:style-name="T9"> table</text:span><text:span text:style-name="T1">;</text:span><text:span text:style-name="T5"><text:line-break/></text:span><text:span text:style-name="T1">}</text:span></text:p>
      <text:p text:style-name="P2"/>
      <text:p text:style-name="P27"><text:span text:style-name="T19">/* For desktop: */</text:span><text:line-break/>.col-1 <text:span text:style-name="T1">{</text:span><text:span text:style-name="T5">width</text:span><text:span text:style-name="T1">:</text:span><text:span text:style-name="T9"> 8.33%</text:span><text:span text:style-name="T1">;}</text:span><text:line-break/>.col-2 <text:span text:style-name="T1">{</text:span><text:span text:style-name="T5">width</text:span><text:span text:style-name="T1">:</text:span><text:span text:style-name="T9"> 16.66%</text:span><text:span text:style-name="T1">;}</text:span><text:line-break/>.col-3 <text:span text:style-name="T1">{</text:span><text:span text:style-name="T5">width</text:span><text:span text:style-name="T1">:</text:span><text:span text:style-name="T9"> 25%</text:span><text:span text:style-name="T1">;}</text:span><text:line-break/>.col-4 <text:span text:style-name="T1">{</text:span><text:span text:style-name="T5">width</text:span><text:span text:style-name="T1">:</text:span><text:span text:style-name="T9"> 33.33%</text:span><text:span text:style-name="T1">;}</text:span><text:line-break/>.col-5 <text:span text:style-name="T1">{</text:span><text:span text:style-name="T5">width</text:span><text:span text:style-name="T1">:</text:span><text:span text:style-name="T9"> 41.66%</text:span><text:span text:style-name="T1">;}</text:span><text:line-break/>.col-6 <text:span text:style-name="T1">{</text:span><text:span text:style-name="T5">width</text:span><text:span text:style-name="T1">:</text:span><text:span text:style-name="T9"> 50%</text:span><text:span text:style-name="T1">;}</text:span><text:line-break/>.col-7 <text:span text:style-name="T1">{</text:span><text:span text:style-name="T5">width</text:span><text:span text:style-name="T1">:</text:span><text:span text:style-name="T9"> 58.33%</text:span><text:span text:style-name="T1">;}</text:span><text:line-break/>.col-8 <text:span text:style-name="T1">{</text:span><text:span text:style-name="T5">width</text:span><text:span text:style-name="T1">:</text:span><text:span text:style-name="T9"> 66.66%</text:span><text:span text:style-name="T1">;}</text:span><text:line-break/>.col-9 <text:span text:style-name="T1">{</text:span><text:span text:style-name="T5">width</text:span><text:span text:style-name="T1">:</text:span><text:span text:style-name="T9"> 75%</text:span><text:span text:style-name="T1">;}</text:span><text:line-break/>.col-10 <text:span text:style-name="T1">{</text:span><text:span text:style-name="T5">width</text:span><text:span text:style-name="T1">:</text:span><text:span text:style-name="T9"> 83.33%</text:span><text:span text:style-name="T1">;}</text:span><text:line-break/>.col-11 <text:span text:style-name="T1">{</text:span><text:span text:style-name="T5">width</text:span><text:span text:style-name="T1">:</text:span><text:span text:style-name="T9"> 91.66%</text:span><text:span text:style-name="T1">;}</text:span><text:line-break/>.col-12 <text:span text:style-name="T1">{</text:span><text:span text:style-name="T5">width</text:span><text:span text:style-name="T1">:</text:span><text:span text:style-name="T9"> 100%</text:span><text:span text:style-name="T1">;}</text:span><text:line-break/><text:line-break/>@media only screen and (max-width: 768px) <text:span text:style-name="T1">{</text:span><text:line-break/>  <text:span text:style-name="T19">/* For mobile phones: */</text:span><text:line-break/>  [class*="col-"] <text:span text:style-name="T1">{</text:span><text:span text:style-name="T5"><text:line-break/>    width</text:span><text:span text:style-name="T1">:</text:span><text:span text:style-name="T9"> 100%</text:span><text:span text:style-name="T1">;</text:span><text:span text:style-name="T5"><text:line-break/>  </text:span><text:span text:style-name="T1">}</text:span><text:line-break/><text:span text:style-name="T1">}</text:span></text:p>
      <text:p text:style-name="P2"/>
      <text:p text:style-name="P27"><text:span text:style-name="T19">/* For mobile phones: */</text:span><text:line-break/>[class*="col-"] <text:span text:style-name="T1">{</text:span><text:span text:style-name="T5"><text:line-break/>  width</text:span><text:span text:style-name="T1">:</text:span><text:span text:style-name="T9"> 100%</text:span><text:span text:style-name="T1">;</text:span><text:span text:style-name="T5"><text:line-break/></text:span><text:span text:style-name="T1">}</text:span><text:line-break/><text:line-break/>@media only screen and (min-width: 600px) <text:span text:style-name="T1">{</text:span><text:line-break/>  <text:span text:style-name="T19">/* For tablets: */</text:span><text:line-break/>  .col-s-1 <text:span text:style-name="T1">{</text:span><text:span text:style-name="T5">width</text:span><text:span text:style-name="T1">:</text:span><text:span text:style-name="T9"> 8.33%</text:span><text:span text:style-name="T1">;}</text:span><text:line-break/>  .col-s-2 <text:span text:style-name="T1">{</text:span><text:span text:style-name="T5">width</text:span><text:span text:style-name="T1">:</text:span><text:span text:style-name="T9"> 16.66%</text:span><text:span text:style-name="T1">;}</text:span><text:line-break/>  .col-s-3 <text:span text:style-name="T1">{</text:span><text:span text:style-name="T5">width</text:span><text:span text:style-name="T1">:</text:span><text:span text:style-name="T9"> 25%</text:span><text:span text:style-name="T1">;}</text:span><text:line-break/>  .col-s-4 <text:span text:style-name="T1">{</text:span><text:span text:style-name="T5">width</text:span><text:span text:style-name="T1">:</text:span><text:span text:style-name="T9"> 33.33%</text:span><text:span text:style-name="T1">;}</text:span><text:line-break/>  .col-s-5 <text:span text:style-name="T1">{</text:span><text:span text:style-name="T5">width</text:span><text:span text:style-name="T1">:</text:span><text:span text:style-name="T9"> 41.66%</text:span><text:span text:style-name="T1">;}</text:span><text:line-break/>  .col-s-6 <text:span text:style-name="T1">{</text:span><text:span text:style-name="T5">width</text:span><text:span text:style-name="T1">:</text:span><text:span text:style-name="T9"> 50%</text:span><text:span text:style-name="T1">;}</text:span><text:line-break/>  .col-s-7 <text:span text:style-name="T1">{</text:span><text:span text:style-name="T5">width</text:span><text:span text:style-name="T1">:</text:span><text:span text:style-name="T9"> 58.33%</text:span><text:span text:style-name="T1">;}</text:span><text:line-break/>  .col-s-8 <text:span text:style-name="T1">{</text:span><text:span text:style-name="T5">width</text:span><text:span text:style-name="T1">:</text:span><text:span text:style-name="T9"> 66.66%</text:span><text:span text:style-name="T1">;}</text:span><text:line-break/>  .col-s-9 <text:span text:style-name="T1">{</text:span><text:span text:style-name="T5">width</text:span><text:span text:style-name="T1">:</text:span><text:span text:style-name="T9"> 75%</text:span><text:span text:style-name="T1">;}</text:span><text:line-break/>  .col-s-10 <text:span text:style-name="T1">{</text:span><text:span text:style-name="T5">width</text:span><text:span text:style-name="T1">:</text:span><text:span text:style-name="T9"> 83.33%</text:span><text:span text:style-name="T1">;}</text:span><text:line-break/>  .col-s-11 <text:span text:style-name="T1">{</text:span><text:span text:style-name="T5">width</text:span><text:span text:style-name="T1">:</text:span><text:span text:style-name="T9"> 91.66%</text:span><text:span text:style-name="T1">;}</text:span><text:line-break/>  .col-s-12 <text:span text:style-name="T1">{</text:span><text:span text:style-name="T5">width</text:span><text:span text:style-name="T1">:</text:span><text:span text:style-name="T9"> 100%</text:span><text:span text:style-name="T1">;}</text:span><text:line-break/><text:span text:style-name="T1">}</text:span><text:line-break/><text:line-break/>@media only screen and (min-width: 768px) <text:span text:style-name="T1">{</text:span><text:line-break/>  <text:span text:style-name="T19">/* For desktop: */</text:span><text:line-break/>  .col-1 <text:span text:style-name="T1">{</text:span><text:span text:style-name="T5">width</text:span><text:span text:style-name="T1">:</text:span><text:span text:style-name="T9"> 8.33%</text:span><text:span text:style-name="T1">;}</text:span><text:line-break/>  .col-2 <text:span text:style-name="T1">{</text:span><text:span text:style-name="T5">width</text:span><text:span text:style-name="T1">:</text:span><text:span text:style-name="T9"> 16.66%</text:span><text:span text:style-name="T1">;}</text:span><text:line-break/>  .col-3 <text:span text:style-name="T1">{</text:span><text:span text:style-name="T5">width</text:span><text:span text:style-name="T1">:</text:span><text:span text:style-name="T9"> 25%</text:span><text:span text:style-name="T1">;}</text:span><text:line-break/>  .col-4 <text:span text:style-name="T1">{</text:span><text:span text:style-name="T5">width</text:span><text:span text:style-name="T1">:</text:span><text:span text:style-name="T9"> 33.33%</text:span><text:span text:style-name="T1">;}</text:span><text:line-break/>  .col-5 <text:span text:style-name="T1">{</text:span><text:span text:style-name="T5">width</text:span><text:span text:style-name="T1">:</text:span><text:span text:style-name="T9"> 41.66%</text:span><text:span text:style-name="T1">;}</text:span><text:line-break/>  .col-6 <text:span text:style-name="T1">{</text:span><text:span text:style-name="T5">width</text:span><text:span text:style-name="T1">:</text:span><text:span text:style-name="T9"> 50%</text:span><text:span text:style-name="T1">;}</text:span><text:line-break/>  .col-7 <text:span text:style-name="T1">{</text:span><text:span text:style-name="T5">width</text:span><text:span text:style-name="T1">:</text:span><text:span text:style-name="T9"> 58.33%</text:span><text:span text:style-name="T1">;}</text:span><text:line-break/>  .col-8 <text:span text:style-name="T1">{</text:span><text:span text:style-name="T5">width</text:span><text:span text:style-name="T1">:</text:span><text:span text:style-name="T9"> 66.66%</text:span><text:span text:style-name="T1">;}</text:span><text:line-break/>  .col-9 <text:span text:style-name="T1">{</text:span><text:span text:style-name="T5">width</text:span><text:span text:style-name="T1">:</text:span><text:span text:style-name="T9"> 75%</text:span><text:span text:style-name="T1">;}</text:span><text:line-break/>  .col-10 <text:span text:style-name="T1">{</text:span><text:span text:style-name="T5">width</text:span><text:span text:style-name="T1">:</text:span><text:span text:style-name="T9"> 83.33%</text:span><text:span text:style-name="T1">;}</text:span><text:line-break/>  .col-11 <text:span text:style-name="T1">{</text:span><text:span text:style-name="T5">width</text:span><text:span text:style-name="T1">:</text:span><text:span text:style-name="T9"> 91.66%</text:span><text:span text:style-name="T1">;}</text:span><text:line-break/>  .col-12 <text:span text:style-name="T1">{</text:span><text:span text:style-name="T5">width</text:span><text:span text:style-name="T1">:</text:span><text:span text:style-name="T9"> 100%</text:span><text:span text:style-name="T1">;}</text:span><text:line-break/><text:span text:style-name="T1">}</text:span> </text:p>
      <text:p text:style-name="P2"/>
      <text:p text:style-name="P2"><text:span text:style-name="T9">&lt;</text:span><text:span text:style-name="T16">div</text:span><text:span text:style-name="T5"> class</text:span><text:span text:style-name="T9">="row"&gt;</text:span><text:line-break/>  <text:span text:style-name="T9">&lt;</text:span><text:span text:style-name="T16">div</text:span><text:span text:style-name="T5"> class</text:span><text:span text:style-name="T9">="col-3 col-s-3"&gt;</text:span>...<text:span text:style-name="T9">&lt;</text:span><text:span text:style-name="T16">/div</text:span><text:span text:style-name="T9">&gt;</text:span><text:line-break/>  <text:span text:style-name="T9">&lt;</text:span><text:span text:style-name="T16">div</text:span><text:span text:style-name="T5"> class</text:span><text:span text:style-name="T9">="col-6 col-s-9"&gt;</text:span>...<text:span text:style-name="T9">&lt;</text:span><text:span text:style-name="T16">/div</text:span><text:span text:style-name="T9">&gt;</text:span><text:line-break/>  <text:span text:style-name="T9">&lt;</text:span><text:span text:style-name="T16">div</text:span><text:span text:style-name="T5"> class</text:span><text:span text:style-name="T9">="col-3 col-s-12"&gt;</text:span>...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 </text:p>
      <text:p text:style-name="P2"/>
      <text:p text:style-name="P27"><text:span text:style-name="T19">/* Extra small devices (phones, 600px and down) */</text:span><text:line-break/>@media only screen and (max-width: 600px) <text:span text:style-name="T1">{</text:span><text:span text:style-name="T5">...</text:span><text:span text:style-name="T1">}</text:span> <text:line-break/><text:line-break/><text:span text:style-name="T19">/* Small devices (portrait tablets and large phones, 600px and up) */</text:span><text:line-break/>@media only screen and (min-width: 600px) <text:span text:style-name="T1">{</text:span><text:span text:style-name="T5">...</text:span><text:span text:style-name="T1">}</text:span> <text:line-break/><text:line-break/><text:span text:style-name="T19">/* Medium devices (landscape tablets, 768px and up) */</text:span><text:line-break/>@media only screen and (min-width: 768px) <text:span text:style-name="T1">{</text:span><text:span text:style-name="T5">...</text:span><text:span text:style-name="T1">}</text:span> <text:line-break/><text:line-break/><text:span text:style-name="T19">/* Large devices (laptops/desktops, 992px and up) */</text:span><text:line-break/>@media only screen and (min-width: 992px) <text:span text:style-name="T1">{</text:span><text:span text:style-name="T5">...</text:span><text:span text:style-name="T1">}</text:span> <text:line-break/><text:line-break/><text:span text:style-name="T19">/* Extra large devices (large laptops and desktops, 1200px and up) */</text:span><text:line-break/>@media only screen and (min-width: 1200px) <text:span text:style-name="T1">{</text:span><text:span text:style-name="T5">...</text:span><text:span text:style-name="T1">}</text:span> </text:p>
      <text:p text:style-name="P2"/>
      <text:p text:style-name="P27"><text:span text:style-name="T19">/* For devices smaller than 400px: */</text:span><text:line-break/>body <text:span text:style-name="T1">{</text:span><text:span text:style-name="T5"><text:line-break/>  background-image</text:span><text:span text:style-name="T1">:</text:span><text:span text:style-name="T9"> url('img_smallflower.jpg')</text:span><text:span text:style-name="T1">;</text:span><text:span text:style-name="T5"> <text:line-break/></text:span><text:span text:style-name="T1">}</text:span><text:line-break/><text:line-break/><text:span text:style-name="T19">/* For devices 400px and larger: */</text:span><text:line-break/>@media only screen and (min-device-width: 400px) <text:span text:style-name="T1">{</text:span><text:line-break/>  body <text:span text:style-name="T1">{</text:span><text:span text:style-name="T5"> <text:line-break/>    background-image</text:span><text:span text:style-name="T1">:</text:span><text:span text:style-name="T9"> url('img_flowers.jpg')</text:span><text:span text:style-name="T1">;</text:span><text:span text:style-name="T5"> <text:line-break/>  </text:span><text:span text:style-name="T1">}</text:span><text:line-break/><text:span text:style-name="T1">}</text:span> </text:p>
      <text:p text:style-name="P2"/>
      <text:p text:style-name="P2"><text:span text:style-name="T9">&lt;</text:span><text:span text:style-name="T16">picture</text:span><text:span text:style-name="T9">&gt;</text:span><text:line-break/>  <text:span text:style-name="T9">&lt;</text:span><text:span text:style-name="T16">source</text:span><text:span text:style-name="T5"> srcset</text:span><text:span text:style-name="T9">="img_smallflower.jpg"</text:span><text:span text:style-name="T5"> media</text:span><text:span text:style-name="T9">="(max-width: 400px)"&gt;</text:span><text:line-break/>  <text:span text:style-name="T9">&lt;</text:span><text:span text:style-name="T16">source</text:span><text:span text:style-name="T5"> srcset</text:span><text:span text:style-name="T9">="img_flowers.jpg"&gt;</text:span><text:line-break/>  <text:span text:style-name="T9">&lt;</text:span><text:span text:style-name="T16">img</text:span><text:span text:style-name="T5"> src</text:span><text:span text:style-name="T9">="img_flowers.jpg"</text:span><text:span text:style-name="T5"> alt</text:span><text:span text:style-name="T9">="Flowers"&gt;</text:span><text:line-break/><text:span text:style-name="T9">&lt;</text:span><text:span text:style-name="T16">/picture</text:span><text:span text:style-name="T9">&gt;</text:span> </text:p>
      <text:p text:style-name="P2"/>
      <text:p text:style-name="P23"><text:span text:style-name="Source_20_Text"><text:span text:style-name="T24"/></text:span></text:p>
      <text:p text:style-name="P1"/>
      <text:p text:style-name="P2"><text:soft-page-break/></text:p>
      <text:p text:style-name="P2"/>
      <text:p text:style-name="P2"/>
      <text:p text:style-name="P38">External reference CSS</text:p>
      <text:p text:style-name="P62"><text:span text:style-name="T9">&lt;</text:span><text:span text:style-name="T23">head</text:span><text:span text:style-name="T9">&gt;</text:span></text:p>
      <text:p text:style-name="P62"><text:span text:style-name="T9"><text:s text:c="2"/>&lt;</text:span>link<text:span text:style-name="T5"> rel</text:span><text:span text:style-name="T9">="stylesheet"</text:span><text:span text:style-name="T5"> href</text:span><text:span text:style-name="T9">="mystyle.css"&gt;</text:span></text:p>
      <text:p text:style-name="P62"><text:span text:style-name="T9">&lt;/</text:span><text:span text:style-name="T23">head</text:span><text:span text:style-name="T9">&gt;</text:span></text:p>
      <text:p text:style-name="P50"><text:span text:style-name="T5">background</text:span><text:span text:style-name="T1">:</text:span><text:span text:style-name="T9"> #ffffff url("img_tree.png") no-repeat right top</text:span><text:span text:style-name="T1">;</text:span></text:p>
      <text:p text:style-name="P62"><text:span text:style-name="T5">border-style</text:span><text:span text:style-name="T1">:</text:span><text:span text:style-name="T9"> dotted/dashed/solid/double/groove/ridge/inset/outset/none/hidden</text:span></text:p>
      <text:p text:style-name="P50"><text:span text:style-name="T5">border-width</text:span><text:span text:style-name="T1">:</text:span><text:span text:style-name="T9"> medium</text:span><text:span text:style-name="T1">;</text:span></text:p>
      <text:p text:style-name="P50"><text:span text:style-name="T5">border-width</text:span><text:span text:style-name="T1">:</text:span><text:span text:style-name="T9"> thick</text:span><text:span text:style-name="T1">;</text:span></text:p>
      <text:p text:style-name="P62"><text:span text:style-name="T5">margin-left</text:span><text:span text:style-name="T1">:</text:span><text:span text:style-name="T9"> inherit</text:span><text:span text:style-name="T1">;</text:span></text:p>
      <text:p text:style-name="P62"><text:span text:style-name="T5">box-sizing</text:span><text:span text:style-name="T1">:</text:span><text:span text:style-name="T9"> border-box</text:span><text:span text:style-name="T1">;</text:span></text:p>
      <text:p text:style-name="P50"><text:span text:style-name="T5">outline-width</text:span><text:span text:style-name="T1">:</text:span><text:span text:style-name="T9"> thin</text:span><text:span text:style-name="T1">;</text:span></text:p>
      <text:p text:style-name="P50"><text:span text:style-name="T5">outline-width</text:span><text:span text:style-name="T1">:</text:span><text:span text:style-name="T9"> medium</text:span><text:span text:style-name="T1">;</text:span></text:p>
      <text:p text:style-name="P50"><text:span text:style-name="T5">outline-width</text:span><text:span text:style-name="T1">:</text:span><text:span text:style-name="T9"> thick</text:span><text:span text:style-name="T1">;</text:span></text:p>
      <text:p text:style-name="P39">Outline</text:p>
      <text:p text:style-name="P63"><text:span text:style-name="T5">outline-style</text:span><text:span text:style-name="T1">:</text:span><text:span text:style-name="T9"> dotted/dashed/solid/double/groove/ridge/inset/ outset</text:span><text:span text:style-name="T1">;</text:span></text:p>
      <text:p text:style-name="P51"><text:span text:style-name="T5">outline-color</text:span><text:span text:style-name="T1">:</text:span><text:span text:style-name="T9"> red</text:span><text:span text:style-name="T1">;</text:span></text:p>
      <text:p text:style-name="P51"><text:span text:style-name="T5">outline-width</text:span><text:span text:style-name="T1">:</text:span><text:span text:style-name="T9"> 4px</text:span><text:span text:style-name="T1">;</text:span></text:p>
      <text:p text:style-name="P51"><text:span text:style-name="T5">outline-color</text:span><text:span text:style-name="T1">:</text:span><text:span text:style-name="T9"> invert</text:span><text:span text:style-name="T1">;</text:span></text:p>
      <text:p text:style-name="P51"><text:span text:style-name="T5">outline</text:span><text:span text:style-name="T1">:</text:span><text:span text:style-name="T9"> 5px solid yellow</text:span><text:span text:style-name="T1">;</text:span></text:p>
      <text:p text:style-name="P51"><text:span text:style-name="T5">outline-offset</text:span><text:span text:style-name="T1">:</text:span><text:span text:style-name="T9"> 15px</text:span><text:span text:style-name="T1">;</text:span></text:p>
      <text:p text:style-name="P51"><text:span text:style-name="T5">direction</text:span><text:span text:style-name="T1">:</text:span><text:span text:style-name="T9"> rtl</text:span><text:span text:style-name="T1">;</text:span></text:p>
      <text:p text:style-name="P51"><text:span text:style-name="T5">unicode-bidi</text:span><text:span text:style-name="T1">:</text:span><text:span text:style-name="T9"> bidi-override</text:span><text:span text:style-name="T1">;</text:span></text:p>
      <text:p text:style-name="P51"><text:span text:style-name="T5">vertical-align</text:span><text:span text:style-name="T1">:</text:span><text:span text:style-name="T9"> baseline</text:span><text:span text:style-name="T1">;</text:span></text:p>
      <text:p text:style-name="P51"><text:span text:style-name="T5">vertical-align</text:span><text:span text:style-name="T1">:</text:span><text:span text:style-name="T9"> text-top</text:span><text:span text:style-name="T1">;</text:span></text:p>
      <text:p text:style-name="P51"><text:span text:style-name="T5">vertical-align</text:span><text:span text:style-name="T1">:</text:span><text:span text:style-name="T9"> text-bottom</text:span><text:span text:style-name="T1">;</text:span></text:p>
      <text:p text:style-name="P51"><text:span text:style-name="T5">vertical-align</text:span><text:span text:style-name="T1">:</text:span><text:span text:style-name="T9"> sub</text:span><text:span text:style-name="T1">;</text:span></text:p>
      <text:p text:style-name="P51"><text:span text:style-name="T5">vertical-align</text:span><text:span text:style-name="T1">:</text:span><text:span text:style-name="T9"> super</text:span><text:span text:style-name="T1">;</text:span></text:p>
      <text:p text:style-name="P51"><text:span text:style-name="T5">text-transform</text:span><text:span text:style-name="T1">:</text:span><text:span text:style-name="T9"> uppercase</text:span><text:span text:style-name="T1">;</text:span></text:p>
      <text:p text:style-name="P51"><text:span text:style-name="T5">text-transform</text:span><text:span text:style-name="T1">:</text:span><text:span text:style-name="T9"> lowercase</text:span><text:span text:style-name="T1">;</text:span></text:p>
      <text:p text:style-name="P51"><text:span text:style-name="T5">text-transform</text:span><text:span text:style-name="T1">:</text:span><text:span text:style-name="T9"> capitalize</text:span><text:span text:style-name="T1">;</text:span></text:p>
      <text:p text:style-name="P51"><text:span text:style-name="T5">text-indent</text:span><text:span text:style-name="T1">:</text:span><text:span text:style-name="T9"> 50px</text:span><text:span text:style-name="T1">;</text:span></text:p>
      <text:p text:style-name="P51"><text:span text:style-name="T5">letter-spacing</text:span><text:span text:style-name="T1">:</text:span><text:span text:style-name="T9"> 3px</text:span><text:span text:style-name="T1">;</text:span></text:p>
      <text:p text:style-name="P51"><text:span text:style-name="T5">line-height</text:span><text:span text:style-name="T1">:</text:span><text:span text:style-name="T9"> 0.8</text:span><text:span text:style-name="T1">;</text:span></text:p>
      <text:p text:style-name="P51"><text:span text:style-name="T5">word-spacing</text:span><text:span text:style-name="T1">:</text:span><text:span text:style-name="T9"> 10px</text:span><text:span text:style-name="T1">;</text:span></text:p>
      <text:p text:style-name="P51"><text:span text:style-name="T5">white-space</text:span><text:span text:style-name="T1">:</text:span><text:span text:style-name="T9"> nowrap</text:span><text:span text:style-name="T1">;</text:span></text:p>
      <text:p text:style-name="P51"><text:span text:style-name="T5">text-shadow</text:span><text:span text:style-name="T1">:</text:span><text:span text:style-name="T9"> 2px 2px</text:span><text:span text:style-name="T1">;</text:span></text:p>
      <text:p text:style-name="P51"><text:span text:style-name="T5">text-shadow</text:span><text:span text:style-name="T1">:</text:span><text:span text:style-name="T9"> 2px 2px red</text:span><text:span text:style-name="T1">;</text:span></text:p>
      <text:p text:style-name="P51"><text:span text:style-name="T5">text-shadow</text:span><text:span text:style-name="T1">:</text:span><text:span text:style-name="T9"> 2px 2px 5px red</text:span><text:span text:style-name="T1">;</text:span></text:p>
      <text:p text:style-name="P51"><text:span text:style-name="T16">.p2 </text:span><text:span text:style-name="T1">{</text:span><text:span text:style-name="T5"><text:line-break/></text:span>The following list are the best web safe fonts for HTML and CSS: </text:p>
      <text:list xml:id="list1188774073" text:style-name="L1">
        <text:list-item>
          <text:p text:style-name="P70">Arial (sans-serif)</text:p>
        </text:list-item>
        <text:list-item>
          <text:p text:style-name="P70">Verdana (sans-serif)</text:p>
        </text:list-item>
        <text:list-item>
          <text:p text:style-name="P70">Helvetica (sans-serif)</text:p>
        </text:list-item>
        <text:list-item>
          <text:p text:style-name="P70">Tahoma (sans-serif)</text:p>
        </text:list-item>
        <text:list-item>
          <text:p text:style-name="P70">Trebuchet MS (sans-serif)</text:p>
        </text:list-item>
        <text:list-item>
          <text:p text:style-name="P70">Times New Roman (serif)</text:p>
        </text:list-item>
        <text:list-item>
          <text:p text:style-name="P70">Georgia (serif)</text:p>
        </text:list-item>
        <text:list-item>
          <text:p text:style-name="P70">Garamond (serif)</text:p>
        </text:list-item>
        <text:list-item>
          <text:p text:style-name="P70">Courier New (monospace)</text:p>
        </text:list-item>
        <text:list-item>
          <text:p text:style-name="P71"><text:span text:style-name="T5">Brush Script MT (cursive)</text:span></text:p>
        </text:list-item>
      </text:list>
      <text:p text:style-name="P63"><text:span text:style-name="T5">font-variant</text:span><text:span text:style-name="T1">:</text:span><text:span text:style-name="T9"> normal</text:span><text:span text:style-name="T1">/</text:span><text:span text:style-name="T9">small-caps</text:span><text:span text:style-name="T1">;</text:span></text:p>
      <text:p text:style-name="P67"><text:span text:style-name="T11">&lt;</text:span><text:span text:style-name="T17">h1</text:span><text:span text:style-name="T7"> style</text:span><text:span text:style-name="T11">="</text:span><text:span text:style-name="Strong_20_Emphasis"><text:span text:style-name="T11">font-size:10vw</text:span></text:span><text:span text:style-name="T11">"&gt;</text:span><text:span text:style-name="T24">Hello World</text:span><text:span text:style-name="T11">&lt;</text:span><text:span text:style-name="T17">/h1</text:span><text:span text:style-name="T11">&gt;</text:span><text:span text:style-name="T24"> </text:span></text:p>
      <text:p text:style-name="P51"/>
      <text:p text:style-name="P65"><text:span text:style-name="T9">&lt;</text:span>head<text:span text:style-name="T9">&gt;</text:span><text:span text:style-name="T5"><text:line-break/></text:span><text:span text:style-name="T9">&lt;</text:span>style<text:span text:style-name="T9">&gt;</text:span><text:line-break/>h1.a <text:span text:style-name="T1">{</text:span><text:span text:style-name="T5">font-family</text:span><text:span text:style-name="T1">:</text:span><text:span text:style-name="T9"> "Audiowide", sans-serif</text:span><text:span text:style-name="T1">;}</text:span><text:line-break/>h1.b <text:span text:style-name="T1">{</text:span><text:span text:style-name="T5">font-family</text:span><text:span text:style-name="T1">:</text:span><text:span text:style-name="T9"> "Sofia", sans-serif</text:span><text:span text:style-name="T1">;}</text:span><text:line-break/>h1.c <text:span text:style-name="T1">{</text:span><text:span text:style-name="T5">font-family</text:span><text:span text:style-name="T1">:</text:span><text:span text:style-name="T9"> "Trirong", serif</text:span><text:span text:style-name="T1">;}</text:span><text:line-break/><text:span text:style-name="T9">&lt;</text:span>/style<text:span text:style-name="T9">&gt;</text:span><text:span text:style-name="T5"><text:line-break/></text:span><text:span text:style-name="T9">&lt;</text:span>/head<text:span text:style-name="T9">&gt;</text:span></text:p>
      <text:p text:style-name="P51"/>
      <text:p text:style-name="P67"><text:span text:style-name="T11">&lt;</text:span><text:span text:style-name="T17">head</text:span><text:span text:style-name="T11">&gt;</text:span><text:span text:style-name="T24"><text:line-break/></text:span><text:span text:style-name="Strong_20_Emphasis"><text:span text:style-name="T11">&lt;</text:span></text:span><text:span text:style-name="Strong_20_Emphasis"><text:span text:style-name="T17">link</text:span></text:span><text:span text:style-name="Strong_20_Emphasis"><text:span text:style-name="T7"> rel</text:span></text:span><text:span text:style-name="Strong_20_Emphasis"><text:span text:style-name="T11">="stylesheet"</text:span></text:span><text:span text:style-name="Strong_20_Emphasis"><text:span text:style-name="T7"> href</text:span></text:span><text:span text:style-name="Strong_20_Emphasis"><text:span text:style-name="T11">="https://fonts.googleapis.com/css?family=Sofia"&gt;</text:span></text:span><text:span text:style-name="T24"><text:line-break/></text:span><text:span text:style-name="T11">&lt;</text:span><text:span text:style-name="T17">style</text:span><text:span text:style-name="T11">&gt;</text:span><text:span text:style-name="T17"><text:line-break/>body </text:span><text:span text:style-name="T2">{</text:span><text:span text:style-name="T7"><text:line-break/> <text:s/>font-family</text:span><text:span text:style-name="T2">:</text:span><text:span text:style-name="T11"> "Sofia", sans-serif</text:span><text:span text:style-name="T2">;</text:span><text:span text:style-name="T7"><text:line-break/> <text:s/>font-size</text:span><text:span text:style-name="T2">:</text:span><text:span text:style-name="T11"> 30px</text:span><text:span text:style-name="T2">;</text:span><text:span text:style-name="T7"><text:line-break/> <text:s/>text-shadow</text:span><text:span text:style-name="T2">:</text:span><text:span text:style-name="T11"> 3px 3px 3px #ababab</text:span><text:span text:style-name="T2">;</text:span><text:span text:style-name="T7"><text:line-break/></text:span><text:span text:style-name="T2">}</text:span><text:span text:style-name="T17"><text:line-break/></text:span><text:span text:style-name="T11">&lt;</text:span><text:span text:style-name="T17">/style</text:span><text:span text:style-name="T11">&gt;</text:span><text:span text:style-name="T24"><text:line-break/></text:span><text:span text:style-name="T11">&lt;</text:span><text:span text:style-name="T17">/head</text:span><text:span text:style-name="T11">&gt;</text:span></text:p>
      <text:p text:style-name="P51"/>
      <text:p text:style-name="P67"><text:span text:style-name="T11">&lt;</text:span><text:span text:style-name="T17">head</text:span><text:span text:style-name="T11">&gt;</text:span><text:span text:style-name="T24"><text:line-break/></text:span><text:span text:style-name="Strong_20_Emphasis"><text:span text:style-name="T11">&lt;</text:span></text:span><text:span text:style-name="Strong_20_Emphasis"><text:span text:style-name="T17">link</text:span></text:span><text:span text:style-name="Strong_20_Emphasis"><text:span text:style-name="T7"> rel</text:span></text:span><text:span text:style-name="Strong_20_Emphasis"><text:span text:style-name="T11">="stylesheet"</text:span></text:span><text:span text:style-name="Strong_20_Emphasis"><text:span text:style-name="T7"> href</text:span></text:span><text:span text:style-name="Strong_20_Emphasis"><text:span text:style-name="T11">="https://fonts.googleapis.com/css?family=Sofia&amp;effect=fire"&gt;</text:span></text:span><text:span text:style-name="T24"><text:line-break/></text:span><text:span text:style-name="T11">&lt;</text:span><text:span text:style-name="T17">style</text:span><text:span text:style-name="T11">&gt;</text:span><text:span text:style-name="T17"><text:line-break/>body </text:span><text:span text:style-name="T2">{</text:span><text:span text:style-name="T7"><text:line-break/> <text:s/>font-family</text:span><text:span text:style-name="T2">:</text:span><text:span text:style-name="T11"> "Sofia", sans-serif</text:span><text:span text:style-name="T2">;</text:span><text:span text:style-name="T7"><text:line-break/> <text:s/>font-size</text:span><text:span text:style-name="T2">:</text:span><text:span text:style-name="T11"> 30px</text:span><text:span text:style-name="T2">;</text:span><text:span text:style-name="T7"><text:line-break/></text:span><text:span text:style-name="T2">}</text:span><text:span text:style-name="T17"><text:line-break/></text:span><text:span text:style-name="T11">&lt;</text:span><text:span text:style-name="T17">/style</text:span><text:span text:style-name="T11">&gt;</text:span><text:span text:style-name="T24"><text:line-break/></text:span><text:span text:style-name="T11">&lt;</text:span><text:span text:style-name="T17">/head</text:span><text:span text:style-name="T11">&gt;</text:span><text:span text:style-name="T24"><text:line-break/></text:span><text:span text:style-name="T11">&lt;</text:span><text:span text:style-name="T17">body</text:span><text:span text:style-name="T11">&gt;</text:span><text:span text:style-name="T24"><text:line-break/><text:line-break/></text:span><text:span text:style-name="T11">&lt;</text:span><text:span text:style-name="T17">h1</text:span><text:span text:style-name="T7"> class</text:span><text:span text:style-name="T11">="font-effect-fire"&gt;</text:span><text:span text:style-name="T24">Sofia on Fire</text:span><text:span text:style-name="T11">&lt;</text:span><text:span text:style-name="T17">/h1</text:span><text:span text:style-name="T11">&gt;</text:span><text:span text:style-name="T24"><text:line-break/><text:line-break/></text:span><text:span text:style-name="T11">&lt;</text:span><text:span text:style-name="T17">/body</text:span><text:span text:style-name="T11">&gt;</text:span></text:p>
      <text:p text:style-name="P51"/>
      <text:p text:style-name="P67"><text:span text:style-name="T11">&lt;</text:span><text:span text:style-name="T17">head</text:span><text:span text:style-name="T11">&gt;</text:span><text:span text:style-name="T24"><text:line-break/></text:span><text:span text:style-name="Strong_20_Emphasis"><text:span text:style-name="T11">&lt;</text:span></text:span><text:span text:style-name="Strong_20_Emphasis"><text:span text:style-name="T17">link</text:span></text:span><text:span text:style-name="Strong_20_Emphasis"><text:span text:style-name="T7"> rel</text:span></text:span><text:span text:style-name="Strong_20_Emphasis"><text:span text:style-name="T11">="stylesheet"</text:span></text:span><text:span text:style-name="Strong_20_Emphasis"><text:span text:style-name="T7"> href</text:span></text:span><text:span text:style-name="Strong_20_Emphasis"><text:span text:style-name="T11">="https://fonts.googleapis.com/css?family=Sofia&amp;effect=neon|outline|emboss|shadow-multiple"&gt;</text:span></text:span><text:span text:style-name="T24"><text:line-break/></text:span><text:span text:style-name="T11">&lt;</text:span><text:span text:style-name="T17">style</text:span><text:span text:style-name="T11">&gt;</text:span><text:span text:style-name="T17"><text:line-break/>body </text:span><text:span text:style-name="T2">{</text:span><text:span text:style-name="T7"><text:line-break/> <text:s/>font-family</text:span><text:span text:style-name="T2">:</text:span><text:span text:style-name="T11"> "Sofia", sans-serif</text:span><text:span text:style-name="T2">;</text:span><text:span text:style-name="T7"><text:line-break/> <text:s/>font-size</text:span><text:span text:style-name="T2">:</text:span><text:span text:style-name="T11"> 30px</text:span><text:span text:style-name="T2">;</text:span><text:span text:style-name="T7"><text:line-break/></text:span><text:span text:style-name="T2">}</text:span><text:span text:style-name="T17"><text:line-break/></text:span><text:span text:style-name="T11">&lt;</text:span><text:span text:style-name="T17">/style</text:span><text:span text:style-name="T11">&gt;</text:span><text:span text:style-name="T24"><text:line-break/></text:span><text:span text:style-name="T11">&lt;</text:span><text:span text:style-name="T17">/head</text:span><text:span text:style-name="T11">&gt;</text:span><text:span text:style-name="T24"><text:line-break/></text:span><text:span text:style-name="T11">&lt;</text:span><text:span text:style-name="T17">body</text:span><text:span text:style-name="T11">&gt;</text:span><text:span text:style-name="T24"><text:line-break/><text:line-break/></text:span><text:span text:style-name="T11">&lt;</text:span><text:span text:style-name="T17">h1</text:span><text:span text:style-name="T7"> class</text:span><text:span text:style-name="T11">="font-effect-neon"&gt;</text:span><text:span text:style-name="T24">Neon Effect</text:span><text:span text:style-name="T11">&lt;</text:span><text:span text:style-name="T17">/h1</text:span><text:span text:style-name="T11">&gt;</text:span><text:span text:style-name="T24"><text:line-break/></text:span><text:span text:style-name="T11">&lt;</text:span><text:span text:style-name="T17">h1</text:span><text:span text:style-name="T7"> class</text:span><text:span text:style-name="T11">="font-effect-outline"&gt;</text:span><text:span text:style-name="T24">Outline Effect</text:span><text:span text:style-name="T11">&lt;</text:span><text:span text:style-name="T17">/h1</text:span><text:span text:style-name="T11">&gt;</text:span><text:span text:style-name="T24"><text:line-break/></text:span><text:span text:style-name="T11">&lt;</text:span><text:span text:style-name="T17">h1</text:span><text:span text:style-name="T7"> class</text:span><text:span text:style-name="T11">="font-effect-emboss"&gt;</text:span><text:span text:style-name="T24">Emboss Effect</text:span><text:span text:style-name="T11">&lt;</text:span><text:span text:style-name="T17">/h1</text:span><text:span text:style-name="T11">&gt;</text:span><text:span text:style-name="T24"><text:line-break/></text:span><text:span text:style-name="T11">&lt;</text:span><text:span text:style-name="T17">h1</text:span><text:span text:style-name="T7"> class</text:span><text:span text:style-name="T11">="font-effect-shadow-multiple"&gt;</text:span><text:span text:style-name="T24">Multiple Shadow Effect</text:span><text:span text:style-name="T11">&lt;</text:span><text:span text:style-name="T17">/h1</text:span><text:span text:style-name="T11">&gt;</text:span><text:span text:style-name="T24"><text:line-break/><text:line-break/></text:span><text:span text:style-name="T11">&lt;</text:span><text:span text:style-name="T17">/body</text:span><text:span text:style-name="T11">&gt;</text:span></text:p>
      <text:p text:style-name="P51"/>
      <text:p text:style-name="P63"><text:span text:style-name="T5">font</text:span><text:span text:style-name="T1">:</text:span><text:span text:style-name="T9"> 20px Arial, sans-serif</text:span><text:span text:style-name="T1">;</text:span></text:p>
      <text:p text:style-name="P63"><text:span text:style-name="T5">font</text:span><text:span text:style-name="T1">:</text:span><text:span text:style-name="T9"> italic small-caps bold 12px/30px Georgia, serif</text:span><text:span text:style-name="T1">;</text:span></text:p>
      <text:p text:style-name="P59">Icons</text:p>
      <text:p text:style-name="P51"><text:span text:style-name="T9">&lt;</text:span><text:span text:style-name="T16">!DOCTYPE</text:span><text:span text:style-name="T5"> html</text:span><text:span text:style-name="T9">&gt;</text:span><text:line-break/><text:span text:style-name="T9">&lt;</text:span><text:span text:style-name="T16">html</text:span><text:span text:style-name="T9">&gt;</text:span><text:line-break/><text:span text:style-name="T9">&lt;</text:span><text:span text:style-name="T16">head</text:span><text:span text:style-name="T9">&gt;</text:span><text:line-break/><text:span text:style-name="T9">&lt;</text:span><text:span text:style-name="T16">script</text:span><text:span text:style-name="T5"> src</text:span><text:span text:style-name="T9">="https://kit.fontawesome.com/a076d05399.js"</text:span><text:span text:style-name="T5"> crossorigin</text:span><text:span text:style-name="T9">="anonymous"&gt;&lt;</text:span><text:span text:style-name="T16">/script</text:span><text:span text:style-name="T9">&gt;</text:span><text:line-break/><text:span text:style-name="T9">&lt;</text:span><text:span text:style-name="T16">/head</text:span><text:span text:style-name="T9">&gt;</text:span><text:line-break/><text:span text:style-name="T9">&lt;</text:span><text:span text:style-name="T16">body</text:span><text:span text:style-name="T9">&gt;</text:span><text:line-break/><text:line-break/><text:span text:style-name="T9">&lt;</text:span><text:span text:style-name="T16">i</text:span><text:span text:style-name="T5"> class</text:span><text:span text:style-name="T9">="fas fa-cloud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fas fa-heart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fas fa-car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fas fa-file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fas fa-bars"&gt;&lt;</text:span><text:span text:style-name="T16">/i</text:span><text:span text:style-name="T9">&gt;</text:span><text:line-break/><text:line-break/><text:span text:style-name="T9">&lt;</text:span><text:span text:style-name="T16">/body</text:span><text:span text:style-name="T9">&gt;</text:span><text:line-break/><text:span text:style-name="T9">&lt;</text:span><text:span text:style-name="T16">/html</text:span><text:span text:style-name="T9">&gt;</text:span> </text:p>
      <text:p text:style-name="P51"/>
      <text:p text:style-name="P51"><text:span text:style-name="T9">&lt;</text:span><text:span text:style-name="T16">!DOCTYPE</text:span><text:span text:style-name="T5"> html</text:span><text:span text:style-name="T9">&gt;</text:span><text:line-break/><text:span text:style-name="T9">&lt;</text:span><text:span text:style-name="T16">html</text:span><text:span text:style-name="T9">&gt;</text:span><text:line-break/><text:span text:style-name="T9">&lt;</text:span><text:span text:style-name="T16">head</text:span><text:span text:style-name="T9">&gt;</text:span><text:line-break/><text:span text:style-name="T9">&lt;</text:span><text:span text:style-name="T16">link</text:span><text:span text:style-name="T5"> rel</text:span><text:span text:style-name="T9">="stylesheet"</text:span><text:span text:style-name="T5"> href</text:span><text:span text:style-name="T9">="https://maxcdn.bootstrapcdn.com/bootstrap/3.3.7/css/bootstrap.min.css"&gt;</text:span><text:line-break/><text:span text:style-name="T9">&lt;</text:span><text:span text:style-name="T16">/head</text:span><text:span text:style-name="T9">&gt;</text:span><text:line-break/><text:span text:style-name="T9">&lt;</text:span><text:span text:style-name="T16">body</text:span><text:span text:style-name="T9">&gt;</text:span><text:line-break/><text:line-break/><text:span text:style-name="T9">&lt;</text:span><text:span text:style-name="T16">i</text:span><text:span text:style-name="T5"> class</text:span><text:span text:style-name="T9">="glyphicon glyphicon-cloud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glyphicon glyphicon-remove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glyphicon glyphicon-user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glyphicon glyphicon-envelope"&gt;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glyphicon glyphicon-thumbs-up"&gt;&lt;</text:span><text:span text:style-name="T16">/i</text:span><text:span text:style-name="T9">&gt;</text:span><text:line-break/><text:line-break/><text:span text:style-name="T9">&lt;</text:span><text:span text:style-name="T16">/body</text:span><text:span text:style-name="T9">&gt;</text:span><text:line-break/><text:span text:style-name="T9">&lt;</text:span><text:span text:style-name="T16">/html</text:span><text:span text:style-name="T9">&gt;</text:span> </text:p>
      <text:p text:style-name="P51"><text:soft-page-break/></text:p>
      <text:p text:style-name="P51"><text:span text:style-name="T9">&lt;</text:span><text:span text:style-name="T16">!DOCTYPE</text:span><text:span text:style-name="T5"> html</text:span><text:span text:style-name="T9">&gt;</text:span><text:line-break/><text:span text:style-name="T9">&lt;</text:span><text:span text:style-name="T16">html</text:span><text:span text:style-name="T9">&gt;</text:span><text:line-break/><text:span text:style-name="T9">&lt;</text:span><text:span text:style-name="T16">head</text:span><text:span text:style-name="T9">&gt;</text:span><text:line-break/><text:span text:style-name="T9">&lt;</text:span><text:span text:style-name="T16">link</text:span><text:span text:style-name="T5"> rel</text:span><text:span text:style-name="T9">="stylesheet"</text:span><text:span text:style-name="T5"> href</text:span><text:span text:style-name="T9">="https://fonts.googleapis.com/icon?family=Material+Icons"&gt;</text:span><text:line-break/><text:span text:style-name="T9">&lt;</text:span><text:span text:style-name="T16">/head</text:span><text:span text:style-name="T9">&gt;</text:span><text:line-break/><text:span text:style-name="T9">&lt;</text:span><text:span text:style-name="T16">body</text:span><text:span text:style-name="T9">&gt;</text:span><text:line-break/><text:line-break/><text:span text:style-name="T9">&lt;</text:span><text:span text:style-name="T16">i</text:span><text:span text:style-name="T5"> class</text:span><text:span text:style-name="T9">="material-icons"&gt;</text:span>cloud<text:span text:style-name="T9">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material-icons"&gt;</text:span>favorite<text:span text:style-name="T9">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material-icons"&gt;</text:span>attachment<text:span text:style-name="T9">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material-icons"&gt;</text:span>computer<text:span text:style-name="T9">&lt;</text:span><text:span text:style-name="T16">/i</text:span><text:span text:style-name="T9">&gt;</text:span><text:line-break/><text:span text:style-name="T9">&lt;</text:span><text:span text:style-name="T16">i</text:span><text:span text:style-name="T5"> class</text:span><text:span text:style-name="T9">="material-icons"&gt;</text:span>traffic<text:span text:style-name="T9">&lt;</text:span><text:span text:style-name="T16">/i</text:span><text:span text:style-name="T9">&gt;</text:span><text:line-break/><text:line-break/><text:span text:style-name="T9">&lt;</text:span><text:span text:style-name="T16">/body</text:span><text:span text:style-name="T9">&gt;</text:span><text:line-break/><text:span text:style-name="T9">&lt;</text:span><text:span text:style-name="T16">/html</text:span><text:span text:style-name="T9">&gt;</text:span> </text:p>
      <text:p text:style-name="P42">Tables</text:p>
      <text:p text:style-name="P63">table, th, td <text:span text:style-name="T1">{</text:span><text:span text:style-name="T5">border</text:span><text:span text:style-name="T1">:</text:span><text:span text:style-name="T9"> 1px solid black</text:span><text:span text:style-name="T1">;}</text:span></text:p>
      <text:p text:style-name="P51"><text:span text:style-name="T5">width</text:span><text:span text:style-name="T1">:</text:span><text:span text:style-name="T9"> 100%</text:span><text:span text:style-name="T1">;</text:span></text:p>
      <text:p text:style-name="P51"><text:span text:style-name="T5">border-collapse</text:span><text:span text:style-name="T1">:</text:span><text:span text:style-name="T9"> collapse</text:span><text:span text:style-name="T1">;</text:span></text:p>
      <text:p text:style-name="P51"><text:span text:style-name="T5">border</text:span><text:span text:style-name="T1">:</text:span><text:span text:style-name="T9"> 1px solid black</text:span><text:span text:style-name="T1">;</text:span></text:p>
      <text:p text:style-name="P51"><text:span text:style-name="T5">height</text:span><text:span text:style-name="T1">:</text:span><text:span text:style-name="T9"> 70px</text:span><text:span text:style-name="T1">;</text:span></text:p>
      <text:p text:style-name="P51"><text:span text:style-name="T16">td </text:span><text:span text:style-name="T1">{</text:span><text:span text:style-name="T5">text-align</text:span><text:span text:style-name="T1">:</text:span><text:span text:style-name="T9"> center</text:span><text:span text:style-name="T1">;}</text:span></text:p>
      <text:p text:style-name="P51"><text:span text:style-name="T5">text-align</text:span><text:span text:style-name="T1">:</text:span><text:span text:style-name="T9"> left</text:span><text:span text:style-name="T1">;</text:span></text:p>
      <text:p text:style-name="P51"><text:span text:style-name="T5">vertical-align</text:span><text:span text:style-name="T1">:</text:span><text:span text:style-name="T9"> bottom</text:span><text:span text:style-name="T1">;</text:span></text:p>
      <text:p text:style-name="P51"><text:span text:style-name="T5">padding</text:span><text:span text:style-name="T1">:</text:span><text:span text:style-name="T9"> 15px</text:span><text:span text:style-name="T1">;</text:span></text:p>
      <text:p text:style-name="P63"><text:span text:style-name="T5">border-bottom</text:span><text:span text:style-name="T1">:</text:span><text:span text:style-name="T9"> 1px solid #ddd</text:span><text:span text:style-name="T1">;</text:span></text:p>
      <text:p text:style-name="P51"><text:span text:style-name="T16">tr:hover </text:span><text:span text:style-name="T1">{</text:span><text:span text:style-name="T5">background-color</text:span><text:span text:style-name="T1">:</text:span><text:span text:style-name="T9"> #f5f5f5</text:span><text:span text:style-name="T1">;}</text:span></text:p>
      <text:p text:style-name="P63">tr:nth-child(even) <text:span text:style-name="T1">{</text:span><text:span text:style-name="T5">background-color</text:span><text:span text:style-name="T1">:</text:span><text:span text:style-name="T9"> #f2f2f2</text:span><text:span text:style-name="T1">;}</text:span></text:p>
      <text:p text:style-name="P51"><text:span text:style-name="T5">color</text:span><text:span text:style-name="T1">:</text:span><text:span text:style-name="T9"> white</text:span><text:span text:style-name="T1">;</text:span></text:p>
      <text:p text:style-name="P51"/>
      <text:p text:style-name="P51"><text:span text:style-name="T9">&lt;</text:span><text:span text:style-name="T16">div</text:span><text:span text:style-name="T5"> style</text:span><text:span text:style-name="T9">="overflow-x:auto;"&gt;</text:span></text:p>
      <text:p text:style-name="P51"><text:span text:style-name="T9">&lt;</text:span><text:span text:style-name="T16">table</text:span><text:span text:style-name="T9">&gt; </text:span>.. table content ...<text:span text:style-name="T9">&lt;</text:span><text:span text:style-name="T16">/table</text:span><text:span text:style-name="T9">&gt;</text:span></text:p>
      <text:p text:style-name="P51"><text:span text:style-name="T9">&lt;</text:span><text:span text:style-name="T16">/div</text:span><text:span text:style-name="T9">&gt;</text:span></text:p>
      <text:p text:style-name="P63">h1.hidden <text:span text:style-name="T1">{</text:span><text:span text:style-name="T5">display</text:span><text:span text:style-name="T1">:</text:span><text:span text:style-name="T9"> none</text:span><text:span text:style-name="T1">;}</text:span></text:p>
      <text:p text:style-name="P51"><text:span text:style-name="T16">h1.hidden </text:span><text:span text:style-name="T1">{</text:span><text:span text:style-name="T5">visibility</text:span><text:span text:style-name="T1">:</text:span><text:span text:style-name="T9"> hidden</text:span><text:span text:style-name="T1">;}</text:span></text:p>
      <text:p text:style-name="P51"><text:span text:style-name="T16">div.ex1 </text:span><text:span text:style-name="T1">{</text:span><text:span text:style-name="T5">width</text:span><text:span text:style-name="T1">:</text:span><text:span text:style-name="T9"> 500px</text:span><text:span text:style-name="T1">;}</text:span></text:p>
      <text:p text:style-name="P51"><text:span text:style-name="T16">div.ex2 </text:span><text:span text:style-name="T1">{</text:span><text:span text:style-name="T5"> <text:s/>max-width</text:span><text:span text:style-name="T1">:</text:span><text:span text:style-name="T9"> 500px</text:span><text:span text:style-name="T1">;}</text:span></text:p>
      <text:p text:style-name="P60">Position</text:p>
      <text:p text:style-name="P63">div.static <text:span text:style-name="T1">{</text:span><text:span text:style-name="T5">position</text:span><text:span text:style-name="T1">:</text:span><text:span text:style-name="T9"> static</text:span><text:span text:style-name="T1">;}</text:span></text:p>
      <text:p text:style-name="P51"><text:span text:style-name="T16">div.relative </text:span><text:span text:style-name="T1">{</text:span><text:span text:style-name="T5">position</text:span><text:span text:style-name="T1">:</text:span><text:span text:style-name="T9"> relative</text:span><text:span text:style-name="T1">;}</text:span></text:p>
      <text:p text:style-name="P51"><text:span text:style-name="T16">div.fixed </text:span><text:span text:style-name="T1">{</text:span><text:span text:style-name="T5">position</text:span><text:span text:style-name="T1">:</text:span><text:span text:style-name="T9"> fixed</text:span><text:span text:style-name="T1">;}</text:span></text:p>
      <text:p text:style-name="P51"><text:span text:style-name="T16">div.absolute </text:span><text:span text:style-name="T1">{</text:span><text:span text:style-name="T5"><text:line-break/> <text:s/>position</text:span><text:span text:style-name="T1">:</text:span><text:span text:style-name="T9"> absolute</text:span><text:span text:style-name="T1">;</text:span><text:span text:style-name="T5"><text:line-break/> <text:s/>top</text:span><text:span text:style-name="T1">:</text:span><text:span text:style-name="T9"> 80px</text:span><text:span text:style-name="T1">;</text:span><text:span text:style-name="T5"><text:line-break/> <text:s/>right</text:span><text:span text:style-name="T1">:</text:span><text:span text:style-name="T9"> 0</text:span><text:span text:style-name="T1">;</text:span><text:span text:style-name="T5"><text:line-break/></text:span><text:span text:style-name="T1">}</text:span></text:p>
      <text:p text:style-name="P51"><text:span text:style-name="T16">div.sticky </text:span><text:span text:style-name="T1">{</text:span><text:span text:style-name="T5"><text:line-break/> <text:s/>position</text:span><text:span text:style-name="T1">:</text:span><text:span text:style-name="T9"> -webkit-sticky</text:span><text:span text:style-name="T1">;</text:span><text:span text:style-name="T5"> </text:span><text:span text:style-name="T19">/* Safari */</text:span><text:span text:style-name="T5"><text:line-break/> <text:s/>position</text:span><text:span text:style-name="T1">:</text:span><text:span text:style-name="T9"> sticky</text:span><text:span text:style-name="T1">;</text:span><text:span text:style-name="T5"><text:line-break/> <text:s/>top</text:span><text:span text:style-name="T1">:</text:span><text:span text:style-name="T9"> 0</text:span><text:span text:style-name="T1">;</text:span><text:span text:style-name="T5"><text:line-break/></text:span><text:span text:style-name="T1">}</text:span></text:p>
      <text:p text:style-name="P51"><text:span text:style-name="T16">img </text:span><text:span text:style-name="T1">{</text:span></text:p>
      <text:p text:style-name="P51"><text:span text:style-name="T5">position</text:span><text:span text:style-name="T1">:</text:span><text:span text:style-name="T9"> absolute</text:span><text:span text:style-name="T1">;</text:span><text:span text:style-name="T5"><text:line-break/>left</text:span><text:span text:style-name="T1">:</text:span><text:span text:style-name="T9"> 0px</text:span><text:span text:style-name="T1">;</text:span><text:span text:style-name="T5"><text:line-break/>top</text:span><text:span text:style-name="T1">:</text:span><text:span text:style-name="T9"> 0px</text:span><text:span text:style-name="T1">;</text:span><text:span text:style-name="T5"><text:line-break/>z-index</text:span><text:span text:style-name="T1">:</text:span><text:span text:style-name="T9"> -1</text:span><text:span text:style-name="T1">;</text:span><text:span text:style-name="T5"><text:line-break/></text:span><text:span text:style-name="T1">}</text:span></text:p>
      <text:p text:style-name="P60">Overflow</text:p>
      <text:p text:style-name="P63">div <text:span text:style-name="T1">{</text:span><text:span text:style-name="T5">overflow</text:span><text:span text:style-name="T1">:</text:span><text:span text:style-name="T9"> visible</text:span><text:span text:style-name="T1">;}</text:span></text:p>
      <text:p text:style-name="P51"><text:span text:style-name="T16">div </text:span><text:span text:style-name="T1">{</text:span><text:span text:style-name="T5">overflow</text:span><text:span text:style-name="T1">:</text:span><text:span text:style-name="T9"> hidden</text:span><text:span text:style-name="T1">;}</text:span></text:p>
      <text:p text:style-name="P51"><text:span text:style-name="T16">div </text:span><text:span text:style-name="T1">{</text:span><text:span text:style-name="T5">overflow</text:span><text:span text:style-name="T1">:</text:span><text:span text:style-name="T9"> scroll</text:span><text:span text:style-name="T1">;}</text:span></text:p>
      <text:p text:style-name="P51"><text:span text:style-name="T16">div </text:span><text:span text:style-name="T1">{</text:span><text:span text:style-name="T5">overflow</text:span><text:span text:style-name="T1">:</text:span><text:span text:style-name="T9"> auto</text:span><text:span text:style-name="T1">;}</text:span></text:p>
      <text:p text:style-name="P51"><text:span text:style-name="T16">div </text:span><text:span text:style-name="T1">{</text:span><text:span text:style-name="T5"><text:line-break/> <text:s/>overflow-x</text:span><text:span text:style-name="T1">:</text:span><text:span text:style-name="T9"> hidden</text:span><text:span text:style-name="T1">;</text:span><text:span text:style-name="T5"> </text:span><text:span text:style-name="T19">/* Hide horizontal scrollbar */</text:span><text:span text:style-name="T5"><text:line-break/> <text:s/>overflow-y</text:span><text:span text:style-name="T1">:</text:span><text:span text:style-name="T9"> scroll</text:span><text:span text:style-name="T1">;</text:span><text:span text:style-name="T5"> </text:span><text:span text:style-name="T19">/* Add vertical scrollbar */</text:span><text:span text:style-name="T5"><text:line-break/></text:span><text:span text:style-name="T1">}</text:span></text:p>
      <text:p text:style-name="P60">Float</text:p>
      <text:p text:style-name="P63">img <text:span text:style-name="T1">{</text:span><text:span text:style-name="T5">float</text:span><text:span text:style-name="T1">:</text:span><text:span text:style-name="T9"> right</text:span><text:span text:style-name="T1">;}</text:span></text:p>
      <text:p text:style-name="P63">img <text:span text:style-name="T1">{</text:span><text:span text:style-name="T5">float</text:span><text:span text:style-name="T1">:</text:span><text:span text:style-name="T9"> left</text:span><text:span text:style-name="T1">;}</text:span></text:p>
      <text:p text:style-name="P63">img <text:span text:style-name="T1">{</text:span><text:span text:style-name="T5">float</text:span><text:span text:style-name="T1">:</text:span><text:span text:style-name="T9"> none</text:span><text:span text:style-name="T1">;}</text:span></text:p>
      <text:p text:style-name="P51"><text:span text:style-name="T16">div </text:span><text:span text:style-name="T1">{</text:span><text:span text:style-name="T5">clear</text:span><text:span text:style-name="T1">:</text:span><text:span text:style-name="T9"> left</text:span><text:span text:style-name="T1">;}</text:span></text:p>
      <text:p text:style-name="P51"><text:span text:style-name="T16">.clearfix::after </text:span><text:span text:style-name="T1">{</text:span><text:span text:style-name="T5"><text:line-break/> <text:s/>content</text:span><text:span text:style-name="T1">:</text:span><text:span text:style-name="T9"> ""</text:span><text:span text:style-name="T1">;</text:span><text:span text:style-name="T5"><text:line-break/> <text:s/>clear</text:span><text:span text:style-name="T1">:</text:span><text:span text:style-name="T9"> both</text:span><text:span text:style-name="T1">;</text:span><text:span text:style-name="T5"><text:line-break/> <text:s/>display</text:span><text:span text:style-name="T1">:</text:span><text:span text:style-name="T9"> table</text:span><text:span text:style-name="T1">;</text:span><text:span text:style-name="T5"><text:line-break/></text:span><text:span text:style-name="T1">}</text:span></text:p>
      <text:p text:style-name="P61">Inline-block</text:p>
      <text:p text:style-name="P63">span.a <text:span text:style-name="T1">{</text:span><text:span text:style-name="T5">display</text:span><text:span text:style-name="T1">:</text:span><text:span text:style-name="T9"> inline</text:span><text:span text:style-name="T1">;</text:span><text:span text:style-name="T5"> </text:span><text:span text:style-name="T19">/* the default for span */</text:span><text:span text:style-name="T1">}</text:span></text:p>
      <text:p text:style-name="P63">span.b <text:span text:style-name="T1">{</text:span><text:span text:style-name="T5"> <text:s/>display</text:span><text:span text:style-name="T1">:</text:span><text:span text:style-name="T9"> inline-block</text:span><text:span text:style-name="T1">;}</text:span></text:p>
      <text:p text:style-name="P63">span.c <text:span text:style-name="T1">{</text:span><text:span text:style-name="T5">display</text:span><text:span text:style-name="T1">:</text:span><text:span text:style-name="T9"> block</text:span><text:span text:style-name="T1">;}</text:span></text:p>
      <text:p text:style-name="P61">Align</text:p>
      <text:p text:style-name="P63">.center <text:span text:style-name="T1">{</text:span><text:span text:style-name="T5">margin</text:span><text:span text:style-name="T1">:</text:span><text:span text:style-name="T9"> auto</text:span><text:span text:style-name="T1">;}</text:span></text:p>
      <text:p text:style-name="P51"><text:span text:style-name="T16">.center </text:span><text:span text:style-name="T1">{</text:span><text:span text:style-name="T5">text-align</text:span><text:span text:style-name="T1">:</text:span><text:span text:style-name="T9"> center</text:span><text:span text:style-name="T1">;}</text:span></text:p>
      <text:p text:style-name="P51"><text:span text:style-name="T16">img </text:span><text:span text:style-name="T1">{</text:span><text:span text:style-name="T5"><text:line-break/> <text:s/>display</text:span><text:span text:style-name="T1">:</text:span><text:span text:style-name="T9"> block</text:span><text:span text:style-name="T1">;</text:span><text:span text:style-name="T5"><text:line-break/> <text:s/>margin-left</text:span><text:span text:style-name="T1">:</text:span><text:span text:style-name="T9"> auto</text:span><text:span text:style-name="T1">;</text:span><text:span text:style-name="T5"><text:line-break/> <text:s/>margin-right</text:span><text:span text:style-name="T1">:</text:span><text:span text:style-name="T9"> auto</text:span><text:span text:style-name="T1">;</text:span><text:span text:style-name="T5"><text:line-break/></text:span><text:span text:style-name="T1">}</text:span></text:p>
      <text:p text:style-name="P51"/>
      <text:p text:style-name="P63">right <text:span text:style-name="T1">{</text:span><text:span text:style-name="T5"><text:line-break/> <text:s/>position</text:span><text:span text:style-name="T1">:</text:span><text:span text:style-name="T9"> absolute</text:span><text:span text:style-name="T1">;</text:span><text:span text:style-name="T5"><text:line-break/> <text:s/>right</text:span><text:span text:style-name="T1">:</text:span><text:span text:style-name="T9"> 0px</text:span><text:span text:style-name="T1">;</text:span><text:span text:style-name="T5"><text:line-break/></text:span><text:span text:style-name="T1">}</text:span></text:p>
      <text:p text:style-name="P51"><text:span text:style-name="T16">.right </text:span><text:span text:style-name="T1">{</text:span><text:span text:style-name="T5"><text:line-break/> <text:s/>float</text:span><text:span text:style-name="T1">:</text:span><text:span text:style-name="T9"> right</text:span><text:span text:style-name="T1">;</text:span><text:span text:style-name="T5"><text:line-break/></text:span><text:span text:style-name="T1">}</text:span></text:p>
      <text:p text:style-name="P51"/>
      <text:p text:style-name="P63">.clearfix::after <text:span text:style-name="T1">{</text:span><text:span text:style-name="T5"><text:line-break/> <text:s/>content</text:span><text:span text:style-name="T1">:</text:span><text:span text:style-name="T9"> ""</text:span><text:span text:style-name="T1">;</text:span><text:span text:style-name="T5"><text:line-break/> <text:s/>clear</text:span><text:span text:style-name="T1">:</text:span><text:span text:style-name="T9"> both</text:span><text:span text:style-name="T1">;</text:span><text:span text:style-name="T5"><text:line-break/> <text:s/>display</text:span><text:span text:style-name="T1">:</text:span><text:span text:style-name="T9"> table</text:span><text:span text:style-name="T1">;</text:span><text:span text:style-name="T5"><text:line-break/></text:span><text:span text:style-name="T1">}</text:span></text:p>
      <text:p text:style-name="P51"/>
      <text:p text:style-name="P51"><text:span text:style-name="T16">.center </text:span><text:span text:style-name="T1">{</text:span><text:span text:style-name="T5"><text:line-break/>text-align</text:span><text:span text:style-name="T1">:</text:span><text:span text:style-name="T9"> center</text:span><text:span text:style-name="T1">;</text:span><text:span text:style-name="T5"><text:line-break/></text:span><text:span text:style-name="T1">}</text:span></text:p>
      <text:p text:style-name="P51"><text:span text:style-name="T16">.center </text:span><text:span text:style-name="T1">{</text:span><text:span text:style-name="T5"><text:line-break/> <text:s/>text-align</text:span><text:span text:style-name="T1">:</text:span><text:span text:style-name="T9"> center</text:span><text:span text:style-name="T1">;</text:span><text:span text:style-name="T5"><text:line-break/></text:span><text:span text:style-name="T1">}</text:span></text:p>
      <text:p text:style-name="P51"/>
      <text:p text:style-name="P51"><text:span text:style-name="T19">/* If the text has multiple lines, add the following: */</text:span><text:span text:style-name="T16"><text:line-break/>.center p </text:span><text:span text:style-name="T1">{</text:span><text:span text:style-name="T5"><text:line-break/> <text:s/>display</text:span><text:span text:style-name="T1">:</text:span><text:span text:style-name="T9"> inline-block</text:span><text:span text:style-name="T1">;</text:span><text:span text:style-name="T5"><text:line-break/> <text:s/>vertical-align</text:span><text:span text:style-name="T1">:</text:span><text:span text:style-name="T9"> middle</text:span><text:span text:style-name="T1">;</text:span><text:span text:style-name="T5"><text:line-break/></text:span><text:span text:style-name="T1">}</text:span></text:p>
      <text:p text:style-name="P51"/>
      <text:p text:style-name="P63">.center p <text:span text:style-name="T1">{</text:span><text:span text:style-name="T5"><text:line-break/> <text:s/>position</text:span><text:span text:style-name="T1">:</text:span><text:span text:style-name="T9"> absolute</text:span><text:span text:style-name="T1">;</text:span><text:span text:style-name="T5"><text:line-break/> <text:s/>top</text:span><text:span text:style-name="T1">:</text:span><text:span text:style-name="T9"> 50%</text:span><text:span text:style-name="T1">;</text:span><text:span text:style-name="T5"><text:line-break/> <text:s/>left</text:span><text:span text:style-name="T1">:</text:span><text:span text:style-name="T9"> 50%</text:span><text:span text:style-name="T1">;</text:span><text:span text:style-name="T5"><text:line-break/> <text:s/>transform</text:span><text:span text:style-name="T1">:</text:span><text:span text:style-name="T9"> translate(-50%, -50%)</text:span><text:span text:style-name="T1">;</text:span><text:span text:style-name="T5"><text:line-break/></text:span><text:span text:style-name="T1">}</text:span></text:p>
      <text:p text:style-name="P51"/>
      <text:p text:style-name="P63">.center <text:span text:style-name="T1">{</text:span><text:span text:style-name="T5"><text:line-break/> <text:s/>display</text:span><text:span text:style-name="T1">:</text:span><text:span text:style-name="T9"> flex</text:span><text:span text:style-name="T1">;</text:span><text:span text:style-name="T5"><text:line-break/> <text:s/>justify-content</text:span><text:span text:style-name="T1">:</text:span><text:span text:style-name="T9"> center</text:span><text:span text:style-name="T1">;</text:span><text:span text:style-name="T5"><text:line-break/> <text:s/>align-items</text:span><text:span text:style-name="T1">:</text:span><text:span text:style-name="T9"> center</text:span><text:span text:style-name="T1">;</text:span><text:span text:style-name="T5"><text:line-break/> <text:s/>height</text:span><text:span text:style-name="T1">:</text:span><text:span text:style-name="T9"> 200px</text:span><text:span text:style-name="T1">;</text:span><text:span text:style-name="T5"><text:line-break/> <text:s/>border</text:span><text:span text:style-name="T1">:</text:span><text:span text:style-name="T9"> 3px solid green</text:span><text:span text:style-name="T1">;</text:span><text:span text:style-name="T5"> <text:line-break/></text:span><text:span text:style-name="T1">}</text:span></text:p>
      <text:p text:style-name="P64">p:first-child <text:span text:style-name="T1">{</text:span><text:span text:style-name="T5"><text:line-break/> <text:s/>color</text:span><text:span text:style-name="T1">:</text:span><text:span text:style-name="T9"> blue</text:span><text:span text:style-name="T1">;</text:span><text:span text:style-name="T5"><text:line-break/></text:span><text:span text:style-name="T1">}</text:span></text:p>
      <text:p text:style-name="P53"/>
      <text:p text:style-name="P64">p i:first-child <text:span text:style-name="T1">{</text:span><text:span text:style-name="T5"><text:line-break/> <text:s/>color</text:span><text:span text:style-name="T1">:</text:span><text:span text:style-name="T9"> blue</text:span><text:span text:style-name="T1">;</text:span><text:span text:style-name="T5"><text:line-break/></text:span><text:span text:style-name="T1">}</text:span></text:p>
      <text:p text:style-name="P53"/>
      <text:p text:style-name="P64">p:first-child i <text:span text:style-name="T1">{</text:span><text:span text:style-name="T5"><text:line-break/> <text:s/>color</text:span><text:span text:style-name="T1">:</text:span><text:span text:style-name="T9"> blue</text:span><text:span text:style-name="T1">;</text:span><text:span text:style-name="T5"><text:line-break/></text:span><text:span text:style-name="T1">}</text:span></text:p>
      <text:p text:style-name="P53"/>
      <text:p text:style-name="P53"><text:span text:style-name="T9">&lt;</text:span><text:span text:style-name="T16">html</text:span><text:span text:style-name="T9">&gt;</text:span><text:line-break/><text:span text:style-name="T9">&lt;</text:span><text:span text:style-name="T16">head</text:span><text:span text:style-name="T9">&gt;</text:span><text:line-break/><text:span text:style-name="T9">&lt;</text:span><text:span text:style-name="T16">style</text:span><text:span text:style-name="T9">&gt;</text:span><text:span text:style-name="T16"><text:line-break/>q:lang(no) </text:span><text:span text:style-name="T1">{</text:span><text:span text:style-name="T5"><text:line-break/> <text:s/>quotes</text:span><text:span text:style-name="T1">:</text:span><text:span text:style-name="T9"> "~" "~"</text:span><text:span text:style-name="T1">;</text:span><text:span text:style-name="T5"><text:line-break/></text:span><text:span text:style-name="T1">}</text:span><text:span text:style-name="T16"><text:line-break/></text:span><text:span text:style-name="T9">&lt;</text:span><text:span text:style-name="T16">/style</text:span><text:span text:style-name="T9">&gt;</text:span><text:line-break/><text:span text:style-name="T9">&lt;</text:span><text:span text:style-name="T16">/head</text:span><text:span text:style-name="T9">&gt;</text:span><text:line-break/><text:span text:style-name="T9">&lt;</text:span><text:span text:style-name="T16">body</text:span><text:span text:style-name="T9">&gt;</text:span><text:line-break/><text:line-break/><text:span text:style-name="T9">&lt;</text:span><text:span text:style-name="T16">p</text:span><text:span text:style-name="T9">&gt;</text:span>Some text <text:span text:style-name="T9">&lt;</text:span><text:span text:style-name="T16">q</text:span><text:span text:style-name="T5"> lang</text:span><text:span text:style-name="T9">="no"&gt;</text:span>A quote in a paragraph<text:span text:style-name="T9">&lt;</text:span><text:span text:style-name="T16">/q</text:span><text:span text:style-name="T9">&gt;</text:span> Some text.<text:span text:style-name="T9">&lt;</text:span><text:span text:style-name="T16">/p</text:span><text:span text:style-name="T9">&gt;</text:span><text:line-break/><text:line-break/><text:span text:style-name="T9">&lt;</text:span><text:span text:style-name="T16">/body</text:span><text:span text:style-name="T9">&gt;</text:span><text:line-break/><text:span text:style-name="T9">&lt;</text:span><text:span text:style-name="T16">/html</text:span><text:span text:style-name="T9">&gt;</text:span> </text:p>
      <text:p text:style-name="P45">Pseudo-elements</text:p>
      <text:p text:style-name="P64">selector::pseudo-element <text:span text:style-name="T1">{</text:span><text:span text:style-name="T5"><text:line-break/> <text:s/>property</text:span><text:span text:style-name="T1">:</text:span><text:span text:style-name="T9"> value</text:span><text:span text:style-name="T1">;</text:span><text:span text:style-name="T5"><text:line-break/></text:span><text:soft-page-break/><text:span text:style-name="T1">}</text:span></text:p>
      <text:p text:style-name="P53"/>
      <text:p text:style-name="P64">p::first-line <text:span text:style-name="T1">{</text:span><text:span text:style-name="T5"><text:line-break/> <text:s/>color</text:span><text:span text:style-name="T1">:</text:span><text:span text:style-name="T9"> #ff0000</text:span><text:span text:style-name="T1">;</text:span><text:span text:style-name="T5"><text:line-break/> <text:s/>font-variant</text:span><text:span text:style-name="T1">:</text:span><text:span text:style-name="T9"> small-caps</text:span><text:span text:style-name="T1">;</text:span><text:span text:style-name="T5"><text:line-break/></text:span><text:span text:style-name="T1">}</text:span></text:p>
      <text:p text:style-name="P53"/>
      <text:p text:style-name="P64">p::first-letter <text:span text:style-name="T1">{</text:span><text:span text:style-name="T5"><text:line-break/> <text:s/>color</text:span><text:span text:style-name="T1">:</text:span><text:span text:style-name="T9"> #ff0000</text:span><text:span text:style-name="T1">;</text:span><text:span text:style-name="T5"><text:line-break/> <text:s/>font-size</text:span><text:span text:style-name="T1">:</text:span><text:span text:style-name="T9"> xx-large</text:span><text:span text:style-name="T1">;</text:span><text:span text:style-name="T5"><text:line-break/></text:span><text:span text:style-name="T1">}</text:span></text:p>
      <text:p text:style-name="P53"/>
      <text:p text:style-name="P64">p.intro::first-letter <text:span text:style-name="T1">{</text:span><text:span text:style-name="T5"><text:line-break/> <text:s/>color</text:span><text:span text:style-name="T1">:</text:span><text:span text:style-name="T9"> #ff0000</text:span><text:span text:style-name="T1">;</text:span><text:span text:style-name="T5"><text:line-break/> <text:s/>font-size</text:span><text:span text:style-name="T1">:</text:span><text:span text:style-name="T9"> 200%</text:span><text:span text:style-name="T1">;</text:span><text:span text:style-name="T5"><text:line-break/></text:span><text:span text:style-name="T1">}</text:span></text:p>
      <text:p text:style-name="P53"/>
      <text:p text:style-name="P64">p::first-letter <text:span text:style-name="T1">{</text:span><text:span text:style-name="T5"><text:line-break/> <text:s/>color</text:span><text:span text:style-name="T1">:</text:span><text:span text:style-name="T9"> #ff0000</text:span><text:span text:style-name="T1">;</text:span><text:span text:style-name="T5"><text:line-break/> <text:s/>font-size</text:span><text:span text:style-name="T1">:</text:span><text:span text:style-name="T9"> xx-large</text:span><text:span text:style-name="T1">;</text:span><text:span text:style-name="T5"><text:line-break/></text:span><text:span text:style-name="T1">}</text:span><text:line-break/><text:line-break/>p::first-line <text:span text:style-name="T1">{</text:span><text:span text:style-name="T5"><text:line-break/> <text:s/>color</text:span><text:span text:style-name="T1">:</text:span><text:span text:style-name="T9"> #0000ff</text:span><text:span text:style-name="T1">;</text:span><text:span text:style-name="T5"><text:line-break/> <text:s/>font-variant</text:span><text:span text:style-name="T1">:</text:span><text:span text:style-name="T9"> small-caps</text:span><text:span text:style-name="T1">;</text:span><text:span text:style-name="T5"><text:line-break/></text:span><text:span text:style-name="T1">}</text:span></text:p>
      <text:p text:style-name="P53"/>
      <text:p text:style-name="P64">h1::before <text:span text:style-name="T1">{</text:span><text:span text:style-name="T5"><text:line-break/> <text:s/>content</text:span><text:span text:style-name="T1">:</text:span><text:span text:style-name="T9"> url(smiley.gif)</text:span><text:span text:style-name="T1">;</text:span><text:span text:style-name="T5"><text:line-break/></text:span><text:span text:style-name="T1">}</text:span></text:p>
      <text:p text:style-name="P53"/>
      <text:p text:style-name="P64">h1::after <text:span text:style-name="T1">{</text:span><text:span text:style-name="T5"><text:line-break/> <text:s/>content</text:span><text:span text:style-name="T1">:</text:span><text:span text:style-name="T9"> url(smiley.gif)</text:span><text:span text:style-name="T1">;</text:span><text:span text:style-name="T5"><text:line-break/></text:span><text:span text:style-name="T1">}</text:span></text:p>
      <text:p text:style-name="P53"/>
      <text:p text:style-name="P64">::marker <text:span text:style-name="T1">{</text:span><text:span text:style-name="T5"> <text:line-break/> <text:s/>color</text:span><text:span text:style-name="T1">:</text:span><text:span text:style-name="T9"> red</text:span><text:span text:style-name="T1">;</text:span><text:span text:style-name="T5"><text:line-break/> <text:s/>font-size</text:span><text:span text:style-name="T1">:</text:span><text:span text:style-name="T9"> 23px</text:span><text:span text:style-name="T1">;</text:span><text:span text:style-name="T5"><text:line-break/></text:span><text:span text:style-name="T1">}</text:span></text:p>
      <text:p text:style-name="P53"/>
      <text:p text:style-name="P64">::selection <text:span text:style-name="T1">{</text:span><text:span text:style-name="T5"><text:line-break/> <text:s/>color</text:span><text:span text:style-name="T1">:</text:span><text:span text:style-name="T9"> red</text:span><text:span text:style-name="T1">;</text:span><text:span text:style-name="T5"> <text:line-break/> <text:s/>background</text:span><text:span text:style-name="T1">:</text:span><text:span text:style-name="T9"> yellow</text:span><text:span text:style-name="T1">;</text:span><text:span text:style-name="T5"><text:line-break/></text:span><text:span text:style-name="T1">}</text:span></text:p>
      <text:p text:style-name="P64">div <text:span text:style-name="T1">{</text:span><text:span text:style-name="T5"><text:line-break/> <text:s/>background</text:span><text:span text:style-name="T1">:</text:span><text:span text:style-name="T9"> rgba(76, 175, 80, 0.3) </text:span><text:span text:style-name="T19">/* Green background with 30% opacity */</text:span><text:span text:style-name="T9"><text:line-break/></text:span><text:span text:style-name="T1">}</text:span></text:p>
      <text:p text:style-name="P53"/>
      <text:p text:style-name="P53"><text:span text:style-name="T9">&lt;</text:span><text:span text:style-name="T16">html</text:span><text:span text:style-name="T9">&gt;</text:span><text:line-break/><text:span text:style-name="T9">&lt;</text:span><text:span text:style-name="T16">head</text:span><text:span text:style-name="T9">&gt;</text:span><text:line-break/><text:span text:style-name="T9">&lt;</text:span><text:span text:style-name="T16">style</text:span><text:span text:style-name="T9">&gt;</text:span><text:span text:style-name="T16"><text:line-break/>div.background </text:span><text:span text:style-name="T1">{</text:span><text:span text:style-name="T5"><text:line-break/> <text:s/>background</text:span><text:span text:style-name="T1">:</text:span><text:span text:style-name="T9"> url(klematis.jpg) repeat</text:span><text:span text:style-name="T1">;</text:span><text:span text:style-name="T5"><text:line-break/> <text:s/>border</text:span><text:span text:style-name="T1">:</text:span><text:span text:style-name="T9"> 2px solid black</text:span><text:span text:style-name="T1">;</text:span><text:span text:style-name="T5"><text:line-break/></text:span><text:span text:style-name="T1">}</text:span><text:span text:style-name="T16"><text:line-break/><text:line-break/>div.transbox </text:span><text:span text:style-name="T1">{</text:span><text:span text:style-name="T5"><text:line-break/> <text:s/>margin</text:span><text:span text:style-name="T1">:</text:span><text:span text:style-name="T9"> 30px</text:span><text:span text:style-name="T1">;</text:span><text:span text:style-name="T5"><text:line-break/> <text:s/>background-color</text:span><text:span text:style-name="T1">:</text:span><text:span text:style-name="T9"> #ffffff</text:span><text:span text:style-name="T1">;</text:span><text:span text:style-name="T5"><text:line-break/> <text:s/>border</text:span><text:span text:style-name="T1">:</text:span><text:span text:style-name="T9"> 1px solid black</text:span><text:span text:style-name="T1">;</text:span><text:span text:style-name="T5"><text:line-break/> <text:s/>opacity</text:span><text:span text:style-name="T1">:</text:span><text:span text:style-name="T9"> 0.6</text:span><text:span text:style-name="T1">;</text:span><text:span text:style-name="T5"><text:line-break/></text:span><text:span text:style-name="T1">}</text:span><text:span text:style-name="T16"><text:line-break/><text:line-break/>div.transbox p </text:span><text:span text:style-name="T1">{</text:span><text:span text:style-name="T5"><text:line-break/> <text:s/>margin</text:span><text:span text:style-name="T1">:</text:span><text:span text:style-name="T9"> 5%</text:span><text:span text:style-name="T1">;</text:span><text:span text:style-name="T5"><text:line-break/> <text:s/>font-weight</text:span><text:span text:style-name="T1">:</text:span><text:span text:style-name="T9"> bold</text:span><text:span text:style-name="T1">;</text:span><text:span text:style-name="T5"><text:line-break/> <text:s/>color</text:span><text:span text:style-name="T1">:</text:span><text:span text:style-name="T9"> #000000</text:span><text:span text:style-name="T1">;</text:span><text:span text:style-name="T5"><text:line-break/></text:span><text:span text:style-name="T1">}</text:span><text:span text:style-name="T16"><text:line-break/></text:span><text:span text:style-name="T9">&lt;</text:span><text:span text:style-name="T16">/style</text:span><text:span text:style-name="T9">&gt;</text:span><text:line-break/><text:span text:style-name="T9">&lt;</text:span><text:span text:style-name="T16">/head</text:span><text:span text:style-name="T9">&gt;</text:span><text:line-break/><text:span text:style-name="T9">&lt;</text:span><text:span text:style-name="T16">body</text:span><text:span text:style-name="T9">&gt;</text:span><text:line-break/><text:line-break/><text:span text:style-name="T9">&lt;</text:span><text:span text:style-name="T16">div</text:span><text:span text:style-name="T5"> class</text:span><text:span text:style-name="T9">="background"&gt;</text:span><text:line-break/> <text:s/><text:span text:style-name="T9">&lt;</text:span><text:span text:style-name="T16">div</text:span><text:span text:style-name="T5"> class</text:span><text:span text:style-name="T9">="transbox"&gt;</text:span><text:line-break/> <text:s text:c="3"/><text:span text:style-name="T9">&lt;</text:span><text:span text:style-name="T16">p</text:span><text:span text:style-name="T9">&gt;</text:span>This is some text that is placed in the transparent box.<text:span text:style-name="T9">&lt;</text:span><text:span text:style-name="T16">/p</text:span><text:span text:style-name="T9">&gt;</text:span><text:line-break/> <text:s/><text:span text:style-name="T9">&lt;</text:span><text:span text:style-name="T16">/div</text:span><text:span text:style-name="T9">&gt;</text:span><text:line-break/><text:span text:style-name="T9">&lt;</text:span><text:span text:style-name="T16">/div</text:span><text:span text:style-name="T9">&gt;</text:span><text:line-break/><text:line-break/><text:span text:style-name="T9">&lt;</text:span><text:span text:style-name="T16">/body</text:span><text:span text:style-name="T9">&gt;</text:span><text:line-break/><text:span text:style-name="T9">&lt;</text:span><text:span text:style-name="T16">/html</text:span><text:span text:style-name="T9">&gt;</text:span> </text:p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 style:font-family-generic="modern" style:font-pitch="fixed"/>
    <style:font-face style:name="Droid Sans1" svg:font-family="'Droid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Droid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0pt" fo:language="en" fo:country="US" style:letter-kerning="true" style:font-name-asian="Droid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cm">
          <style:column-sep style:width="0.009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23:12:25.918337334</meta:creation-date>
    <dc:date>2024-04-29T18:36:55.380386692</dc:date>
    <meta:editing-duration>P1DT8H46M45S</meta:editing-duration>
    <meta:editing-cycles>48</meta:editing-cycles>
    <meta:generator>LibreOffice/7.3.7.2$Linux_X86_64 LibreOffice_project/30$Build-2</meta:generator>
    <meta:document-statistic meta:table-count="1" meta:image-count="0" meta:object-count="0" meta:page-count="14" meta:paragraph-count="459" meta:word-count="4369" meta:character-count="35292" meta:non-whitespace-character-count="29640"/>
  </office:meta>
</office:document-meta>
</file>